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orphans="2" fo:widows="2"/>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New Roman1" fo:font-style="normal" style:font-name-asian="Lucida Sans Unicode" style:font-style-asian="normal" style:font-name-complex="Tahoma" style:font-style-complex="normal"/>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paragraph-properties fo:break-before="page"/>
    </style:style>
    <style:style style:name="P1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style:tab-stops>
          <style:tab-stop style:position="0.4791in"/>
          <style:tab-stop style:position="1.9819in"/>
        </style:tab-stops>
      </style:paragraph-properties>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25in" fo:margin-right="0in" fo:text-indent="0in" style:auto-text-indent="false"/>
    </style:style>
    <style:style style:name="P25" style:family="paragraph" style:parent-style-name="Subtitle">
      <style:text-properties fo:font-style="normal" style:font-style-asian="normal" style:font-style-complex="normal"/>
    </style:style>
    <style:style style:name="P26" style:family="paragraph" style:parent-style-name="Code">
      <style:text-properties fo:font-style="normal" fo:font-weight="normal" style:font-style-asian="normal" style:font-weight-asian="normal" style:font-style-complex="normal" style:font-weight-complex="normal"/>
    </style:style>
    <style:style style:name="P27" style:family="paragraph" style:parent-style-name="Code">
      <style:paragraph-properties fo:margin-top="0in" fo:margin-bottom="0in"/>
      <style:text-properties style:font-name="Courier" fo:font-size="10pt" style:font-size-asian="10pt" style:font-size-complex="10pt"/>
    </style:style>
    <style:style style:name="P28" style:family="paragraph" style:parent-style-name="Text_20_body" style:master-page-name="">
      <style:paragraph-properties fo:orphans="2" fo:widows="2" style:page-number="auto"/>
    </style:style>
    <style:style style:name="P29" style:family="paragraph" style:parent-style-name="Text_20_body" style:master-page-name="">
      <style:paragraph-properties fo:orphans="2" fo:widows="2" style:page-number="auto"/>
      <style:text-properties fo:font-style="normal" style:font-style-asian="normal" style:font-style-complex="normal"/>
    </style:style>
    <style:style style:name="P30" style:family="paragraph" style:parent-style-name="Definitions" style:master-page-name="">
      <style:paragraph-properties fo:orphans="2" fo:widows="2" style:page-number="auto"/>
    </style:style>
    <style:style style:name="P31" style:family="paragraph" style:parent-style-name="Definitions" style:master-page-name="">
      <style:paragraph-properties fo:orphans="2" fo:widows="2" style:page-number="auto"/>
      <style:text-properties fo:font-style="italic" style:font-style-asian="italic" style:font-style-complex="italic"/>
    </style:style>
    <style:style style:name="P32" style:family="paragraph" style:parent-style-name="Text_20_body" style:master-page-name="">
      <style:paragraph-properties fo:margin-left="0.25in" fo:margin-right="0in" fo:text-indent="-0.25in" style:auto-text-indent="false" style:page-number="auto" fo:keep-with-next="always"/>
    </style:style>
    <style:style style:name="P33" style:family="paragraph" style:parent-style-name="Table_20_Contents">
      <style:text-properties fo:color="#ffffff" style:font-name="Times New Roman1" fo:font-size="12pt"/>
    </style:style>
    <style:style style:name="P34" style:family="paragraph" style:parent-style-name="Table_20_Contents">
      <style:paragraph-properties fo:text-align="center" style:justify-single-word="false"/>
      <style:text-properties fo:color="#ffffff" style:font-name="Times New Roman1" fo:font-size="12pt"/>
    </style:style>
    <style:style style:name="P35" style:family="paragraph" style:parent-style-name="Table_20_Contents">
      <style:text-properties style:font-name="Times New Roman1" fo:font-size="12pt"/>
    </style:style>
    <style:style style:name="P36" style:family="paragraph" style:parent-style-name="Table_20_Contents">
      <style:paragraph-properties fo:text-align="center" style:justify-single-word="false"/>
      <style:text-properties style:font-name="Times New Roman1" fo:font-size="12pt"/>
    </style:style>
    <style:style style:name="P37" style:family="paragraph" style:parent-style-name="Table_20_Contents">
      <style:paragraph-properties fo:text-align="start" style:justify-single-word="false"/>
      <style:text-properties style:font-name="Times New Roman1" fo:font-size="12pt"/>
    </style:style>
    <style:style style:name="P38" style:family="paragraph" style:parent-style-name="Table_20_Contents">
      <style:text-properties style:font-name="Times New Roman1" fo:font-size="12pt" fo:font-weight="bold" style:font-weight-asian="bold" style:font-weight-complex="bold"/>
    </style:style>
    <style:style style:name="P39"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40"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1"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2"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3" style:family="paragraph" style:parent-style-name="Table_20_Contents">
      <style:text-properties style:font-name="Courier" fo:font-size="12pt"/>
    </style:style>
    <style:style style:name="P44" style:family="paragraph" style:parent-style-name="Pseudocode">
      <style:text-properties fo:font-style="normal" style:font-style-asian="normal" style:font-style-complex="normal"/>
    </style:style>
    <style:style style:name="P45" style:family="paragraph" style:parent-style-name="Pseudocode">
      <style:paragraph-properties fo:margin-left="0.5in" fo:margin-right="0in" fo:text-indent="0in" style:auto-text-indent="false"/>
      <style:text-properties fo:font-style="normal" style:font-style-asian="normal" style:font-style-complex="normal"/>
    </style:style>
    <style:style style:name="P46" style:family="paragraph" style:parent-style-name="Pseudocode">
      <style:paragraph-properties fo:margin-left="0.75in" fo:margin-right="0in" fo:text-indent="0in" style:auto-text-indent="false"/>
      <style:text-properties fo:font-style="normal" style:font-style-asian="normal" style:font-style-complex="normal"/>
    </style:style>
    <style:style style:name="P47" style:family="paragraph" style:parent-style-name="Pseudocode">
      <style:paragraph-properties fo:margin-left="1in" fo:margin-right="0in" fo:text-indent="0in" style:auto-text-indent="false"/>
      <style:text-properties fo:font-style="normal" style:font-style-asian="normal" style:font-style-complex="normal"/>
    </style:style>
    <style:style style:name="P48" style:family="paragraph" style:parent-style-name="Table_20_Heading">
      <style:text-properties fo:color="#ffffff" style:font-name="Times New Roman1" fo:font-size="12pt"/>
    </style:style>
    <style:style style:name="P49" style:family="paragraph" style:parent-style-name="Table_20_Heading">
      <style:paragraph-properties fo:text-align="center" style:justify-single-word="false"/>
      <style:text-properties fo:color="#ffffff" style:font-name="Times New Roman1" fo:font-size="12pt"/>
    </style:style>
    <style:style style:name="P50" style:family="paragraph" style:parent-style-name="Definitions">
      <style:text-properties fo:font-style="normal" style:font-style-asian="normal" style:font-style-complex="normal"/>
    </style:style>
    <style:style style:name="P51" style:family="paragraph" style:parent-style-name="Definitions">
      <style:text-properties fo:font-style="normal" fo:font-weight="normal" style:font-style-asian="normal" style:font-weight-asian="normal" style:font-style-complex="normal" style:font-weight-complex="normal"/>
    </style:style>
    <style:style style:name="P52" style:family="paragraph" style:parent-style-name="Definitions">
      <style:text-properties fo:font-weight="bold" style:font-weight-asian="bold" style:font-weight-complex="bold"/>
    </style:style>
    <style:style style:name="P53" style:family="paragraph" style:parent-style-name="Definitions">
      <style:text-properties fo:font-style="italic" style:font-style-asian="italic" style:font-style-complex="italic"/>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Text_20_body">
      <style:text-properties fo:font-weight="normal" style:font-weight-asian="normal" style:font-weight-complex="normal"/>
    </style:style>
    <style:style style:name="P60" style:family="paragraph" style:parent-style-name="Text_20_body" style:list-style-name="L2">
      <style:text-properties fo:font-weight="normal" style:font-weight-asian="normal" style:font-weight-complex="normal"/>
    </style:style>
    <style:style style:name="P61" style:family="paragraph" style:parent-style-name="Text_20_body" style:list-style-name="L4">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text-properties fo:font-style="normal" fo:font-weight="normal" style:font-style-asian="normal" style:font-weight-asian="normal" style:font-style-complex="normal" style:font-weight-complex="normal"/>
    </style:style>
    <style:style style:name="P67" style:family="paragraph" style:parent-style-name="Text_20_body" style:list-style-name="L13">
      <style:text-properties fo:font-style="normal" fo:font-weight="normal" style:font-style-asian="normal" style:font-weight-asian="normal" style:font-style-complex="normal" style:font-weight-complex="normal"/>
    </style:style>
    <style:style style:name="P68" style:family="paragraph" style:parent-style-name="Text_20_body" style:list-style-name="L14">
      <style:text-properties fo:font-style="normal" fo:font-weight="normal" style:font-style-asian="normal" style:font-weight-asian="normal" style:font-style-complex="normal" style:font-weight-complex="normal"/>
    </style:style>
    <style:style style:name="P69" style:family="paragraph" style:parent-style-name="Text_20_body" style:list-style-name="L8">
      <style:text-properties fo:font-style="normal" style:font-style-asian="normal" style:font-style-complex="normal"/>
    </style:style>
    <style:style style:name="P70" style:family="paragraph" style:parent-style-name="Text_20_body" style:list-style-name="L9">
      <style:text-properties fo:font-style="normal" style:font-style-asian="normal" style:font-style-complex="normal"/>
    </style:style>
    <style:style style:name="P71" style:family="paragraph" style:parent-style-name="Text_20_body" style:list-style-name="L12">
      <style:text-properties fo:font-style="normal" style:font-style-asian="normal" style:font-style-complex="normal"/>
    </style:style>
    <style:style style:name="P72" style:family="paragraph" style:parent-style-name="Text_20_body" style:list-style-name="L18">
      <style:text-properties fo:font-style="normal" style:font-style-asian="normal" style:font-style-complex="normal"/>
    </style:style>
    <style:style style:name="P73" style:family="paragraph" style:parent-style-name="Text_20_body" style:list-style-name="L27">
      <style:text-properties fo:font-style="normal" style:font-style-asian="normal" style:font-style-complex="normal"/>
    </style:style>
    <style:style style:name="P74" style:family="paragraph" style:parent-style-name="Text_20_body" style:list-style-name="L9">
      <style:text-properties fo:font-style="normal" fo:font-weight="bold" style:font-style-asian="normal" style:font-weight-asian="bold" style:font-style-complex="normal" style:font-weight-complex="bold"/>
    </style:style>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7"/>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29">
      <style:text-properties style:font-name="Courier"/>
    </style:style>
    <style:style style:name="P92" style:family="paragraph" style:parent-style-name="Text_20_body" style:list-style-name="L30">
      <style:text-properties style:font-name="Courier"/>
    </style:style>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9">
      <style:paragraph-properties fo:margin-left="0.75in" fo:margin-right="0in" fo:text-indent="-0.25in" style:auto-text-indent="false"/>
      <style:text-properties fo:font-style="normal" style:font-style-asian="normal" style:font-style-complex="normal"/>
    </style:style>
    <style:style style:name="P96" style:family="paragraph" style:parent-style-name="Text_20_body" style:list-style-name="L25">
      <style:paragraph-properties fo:margin-left="0.75in" fo:margin-right="0in" fo:text-indent="-0.25in" style:auto-text-indent="false"/>
      <style:text-properties fo:font-style="normal" style:font-style-asian="normal" style:font-style-complex="normal"/>
    </style:style>
    <style:style style:name="P97" style:family="paragraph" style:parent-style-name="Text_20_body" style:list-style-name="L15">
      <style:paragraph-properties fo:margin-left="0.75in" fo:margin-right="0in" fo:text-indent="-0.25in" style:auto-text-indent="false"/>
    </style:style>
    <style:style style:name="P98" style:family="paragraph" style:parent-style-name="Text_20_body" style:list-style-name="L9">
      <style:paragraph-properties fo:margin-left="0.5in" fo:margin-right="0in" fo:text-indent="-0.25in" style:auto-text-indent="false"/>
      <style:text-properties fo:font-style="normal" style:font-style-asian="normal" style:font-style-complex="normal"/>
    </style:style>
    <style:style style:name="P99" style:family="paragraph" style:parent-style-name="Text_20_body" style:list-style-name="L25">
      <style:paragraph-properties fo:margin-left="0.5in" fo:margin-right="0in" fo:text-indent="-0.25in" style:auto-text-indent="false"/>
      <style:text-properties fo:font-style="normal" style:font-style-asian="normal" style:font-style-complex="normal"/>
    </style:style>
    <style:style style:name="P100" style:family="paragraph" style:parent-style-name="Text_20_body" style:list-style-name="L9">
      <style:paragraph-properties fo:margin-left="0.5in" fo:margin-right="0in" fo:text-indent="-0.25in" style:auto-text-indent="false"/>
    </style:style>
    <style:style style:name="P101" style:family="paragraph" style:parent-style-name="Text_20_body" style:list-style-name="L15">
      <style:paragraph-properties fo:margin-left="0.5in" fo:margin-right="0in" fo:text-indent="-0.25in" style:auto-text-indent="false"/>
    </style:style>
    <style:style style:name="P102" style:family="paragraph" style:parent-style-name="Text_20_body" style:list-style-name="L9">
      <style:paragraph-properties fo:margin-left="0in" fo:margin-right="0in" fo:text-indent="0in" style:auto-text-indent="false"/>
    </style:style>
    <style:style style:name="P103" style:family="paragraph" style:parent-style-name="Text_20_body" style:list-style-name="L10" style:master-page-name="">
      <style:paragraph-properties fo:orphans="2" fo:widows="2" style:page-number="auto"/>
    </style:style>
    <style:style style:name="P104" style:family="paragraph" style:parent-style-name="Text_20_body" style:list-style-name="L26" style:master-page-name="">
      <style:paragraph-properties fo:orphans="2" fo:widows="2" style:page-number="auto"/>
    </style:style>
    <style:style style:name="P105" style:family="paragraph" style:parent-style-name="Text_20_body" style:list-style-name="L15">
      <style:paragraph-properties fo:margin-left="0.4925in" fo:margin-right="0in" fo:text-indent="-0.25in" style:auto-text-indent="false"/>
    </style:style>
    <style:style style:name="P106" style:family="paragraph" style:parent-style-name="Text_20_body" style:list-style-name="L15">
      <style:paragraph-properties fo:margin-left="0.4925in" fo:margin-right="0in" fo:text-indent="-0.25in" style:auto-text-indent="false"/>
      <style:text-properties fo:font-style="normal" style:font-style-asian="normal" style:font-style-complex="normal"/>
    </style:style>
    <style:style style:name="P107" style:family="paragraph" style:parent-style-name="Text_20_body" style:list-style-name="L15">
      <style:paragraph-properties fo:margin-left="0.9846in" fo:margin-right="0in" fo:text-indent="-0.25in" style:auto-text-indent="false"/>
    </style:style>
    <style:style style:name="P108" style:family="paragraph" style:parent-style-name="Text_20_body" style:list-style-name="L15">
      <style:paragraph-properties fo:margin-left="0.9846in" fo:margin-right="0in" fo:text-indent="-0.25in" style:auto-text-indent="false"/>
      <style:text-properties fo:font-style="normal" style:font-style-asian="normal" style:font-style-complex="normal"/>
    </style:style>
    <style:style style:name="P109" style:family="paragraph" style:parent-style-name="Text_20_body" style:list-style-name="L15">
      <style:paragraph-properties fo:margin-left="1.4772in" fo:margin-right="0in" fo:text-indent="-0.25in" style:auto-text-indent="false"/>
    </style:style>
    <style:style style:name="P110" style:family="paragraph" style:parent-style-name="Text_20_body" style:list-style-name="L15">
      <style:paragraph-properties fo:margin-left="1in" fo:margin-right="0in" fo:text-indent="-0.25in" style:auto-text-indent="false"/>
    </style:style>
    <style:style style:name="P111" style:family="paragraph" style:parent-style-name="Heading_20_1">
      <style:text-properties fo:font-style="normal" style:font-style-asian="normal" style:font-style-complex="normal"/>
    </style:style>
    <style:style style:name="P112" style:family="paragraph" style:parent-style-name="Heading_20_1" style:master-page-name="">
      <style:paragraph-properties style:page-number="auto"/>
      <style:text-properties fo:font-style="normal" style:font-style-asian="normal" style:font-style-complex="normal"/>
    </style:style>
    <style:style style:name="P113" style:family="paragraph" style:parent-style-name="Heading_20_2">
      <style:text-properties fo:font-style="normal" style:font-style-asian="normal" style:font-style-complex="normal"/>
    </style:style>
    <style:style style:name="P114" style:family="paragraph" style:parent-style-name="Heading_20_2">
      <style:text-properties fo:font-style="normal" fo:font-weight="bold" style:font-style-asian="normal" style:font-weight-asian="bold" style:font-style-complex="normal" style:font-weight-complex="bold"/>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style:font-name="Arial" fo:font-weight="bold" style:font-weight-asian="bold" style:font-weight-complex="bold"/>
    </style:style>
    <style:style style:name="P117"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8" style:family="paragraph" style:parent-style-name="Heading_20_3">
      <style:text-properties fo:font-style="normal" style:font-style-asian="normal" style:font-style-complex="normal"/>
    </style:style>
    <style:style style:name="P119" style:family="paragraph" style:parent-style-name="Heading_20_3">
      <style:text-properties fo:font-style="normal" fo:font-weight="bold" style:font-style-asian="normal" style:font-weight-asian="bold" style:font-style-complex="normal" style:font-weight-complex="bold"/>
    </style:style>
    <style:style style:name="P120" style:family="paragraph" style:parent-style-name="Footnote" style:list-style-name="L16"/>
    <style:style style:name="P12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5"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3</text:p>
      <text:p text:style-name="P25">Octo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1375791567" text:style-name="L1">
        <text:list-header>
          <text:p text:style-name="P58">© 2008-2010. California Institute of Technology. ALL RIGHTS RESERVED. </text:p>
          <text:p text:style-name="P58">U.S. Government sponsorship acknowledged. Any commercial use must be negotiated with </text:p>
        </text:list-header>
      </text:list>
      <text:p text:style-name="P23">the Office of Technology Transfer at the California Institute of Technology.</text:p>
      <text:p text:style-name="P23"/>
      <text:p text:style-name="P23">The technical data in this document may be controlled under the </text:p>
      <text:p text:style-name="P23">U.S. Export Regulations, release to <text:span text:style-name="T39">foreign persons</text:span> may require an export authorization. <text:s/></text:p>
      <text:p text:style-name="P23">This document has NOT been reviewed for export sensitive content.</text:p>
      <text:p text:style-name="P2"><text:soft-page-brea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s/>1. <text:s/>Introduction<text:tab/>5</text:p>
          <text:p text:style-name="P54"><text:s/>1.1 Athena Spirals<text:tab/>5</text:p>
          <text:p text:style-name="P54"><text:s/>1.2 Overview<text:tab/>5</text:p>
          <text:p text:style-name="P54"><text:s/>1.3 Other Documents<text:tab/>5</text:p>
          <text:p text:style-name="P54"><text:s/>1.4 Changes for Athena 2.1<text:tab/>6</text:p>
          <text:p text:style-name="P57"><text:s/>2. <text:s/>Athena Concepts<text:tab/>8</text:p>
          <text:p text:style-name="P54"><text:s/>2.1 The Athena Playbox<text:tab/>8</text:p>
          <text:p text:style-name="P55"><text:s/>2.1.1 Local vs. Non-Local Neighborhoods<text:tab/>9</text:p>
          <text:p text:style-name="P54"><text:s/>2.2 Groups<text:tab/>9</text:p>
          <text:p text:style-name="P55"><text:s/>2.2.1 Civilian Groups<text:tab/>9</text:p>
          <text:p text:style-name="P55"><text:s/>2.2.2 Force Groups<text:tab/>10</text:p>
          <text:p text:style-name="P55"><text:s/>2.2.3 Organization Groups<text:tab/>10</text:p>
          <text:p text:style-name="P55"><text:s/>2.2.4 Group Force and Neighborhood Security<text:tab/>11</text:p>
          <text:p text:style-name="P54"><text:s/>2.3 Modeling Areas<text:tab/>11</text:p>
          <text:p text:style-name="P55"><text:s/>2.3.1 Ground<text:tab/>11</text:p>
          <text:p text:style-name="P55"><text:s/>2.3.2 Demographics<text:tab/>11</text:p>
          <text:p text:style-name="P55"><text:s/>2.3.3 Attitudes<text:tab/>12</text:p>
          <text:p text:style-name="P55"><text:s/>2.3.4 Economics<text:tab/>12</text:p>
          <text:p text:style-name="P54"><text:s/>2.4 Simulated Time<text:tab/>12</text:p>
          <text:p text:style-name="P54"><text:s/>2.5 Simulation States and the Advancement of Time<text:tab/>13</text:p>
          <text:p text:style-name="P57"><text:s/>3. <text:s/>Force Analysis<text:tab/>15</text:p>
          <text:p text:style-name="P54"><text:s/>3.1 Measuring Force<text:tab/>15</text:p>
          <text:p text:style-name="P54"><text:s/>3.2 Volatility<text:tab/>19</text:p>
          <text:p text:style-name="P54"><text:s/>3.3 Security<text:tab/>19</text:p>
          <text:p text:style-name="P57"><text:s/>4. <text:s/>Activity Scheduling and Staffing<text:tab/>21</text:p>
          <text:p text:style-name="P54"><text:s/>4.1 Assigned vs. Coincidental Activities<text:tab/>21</text:p>
          <text:p text:style-name="P54"><text:s/>4.2 Staffing Pools<text:tab/>21</text:p>
          <text:p text:style-name="P54"><text:s/>4.3 Scheduling and Staffing Activities<text:tab/>21</text:p>
          <text:p text:style-name="P54"><text:s/>4.4 Scheduling Activities<text:tab/>22</text:p>
          <text:p text:style-name="P54"><text:s/>4.5 Staffing Activities<text:tab/>23</text:p>
          <text:p text:style-name="P54"><text:s/>4.6 Activities and Units<text:tab/>23</text:p>
          <text:p text:style-name="P57"><text:s/>5. <text:s/>Effect of Unit Activities<text:tab/>25</text:p>
          <text:p text:style-name="P54"><text:s/>5.1 Force Presence and Activities<text:tab/>25</text:p>
          <text:p text:style-name="P54"><text:s/>5.2 Organization Activities<text:tab/>28</text:p>
          <text:p text:style-name="P54"><text:s/>5.3 Civilian Activities<text:tab/>29</text:p>
          <text:p text:style-name="P54"><text:s/>5.4 Activity Situations<text:tab/>29</text:p>
          <text:p text:style-name="P57"><text:s/>6. <text:s/>Environmental Situations<text:tab/>30</text:p>
          <text:p text:style-name="P57"><text:s/>7. <text:s/>Athena Attrition Model (AAM)<text:tab/>31</text:p>
          <text:p text:style-name="P54"><text:s/>7.1 Overview<text:tab/>31</text:p>
          <text:p text:style-name="P55"><text:s/>7.1.1 Attrition in the Real World<text:tab/>31</text:p>
          <text:p text:style-name="P55"><text:soft-page-break/><text:s/>7.1.2 Requirements for This Spiral<text:tab/>32</text:p>
          <text:p text:style-name="P55"><text:s/>7.1.3 Requirements for Later Spirals<text:tab/>33</text:p>
          <text:p text:style-name="P55"><text:s/>7.1.4 Simplifying Assumptions<text:tab/>34</text:p>
          <text:p text:style-name="P54"><text:s/>7.2 Uniformed vs. Non-Uniformed Forces<text:tab/>35</text:p>
          <text:p text:style-name="P54"><text:s/>7.3 Units and Unit Activities<text:tab/>35</text:p>
          <text:p text:style-name="P54"><text:s/>7.4 Unit Number and Unit Size<text:tab/>35</text:p>
          <text:p text:style-name="P54"><text:s/>7.5 Attrition and Staffing Pools<text:tab/>36</text:p>
          <text:p text:style-name="P54"><text:s/>7.6 Magic Attrition<text:tab/>36</text:p>
          <text:p text:style-name="P55"><text:s/>7.6.1 Magic Attrition to Units<text:tab/>36</text:p>
          <text:p text:style-name="P55"><text:s/>7.6.2 Magic Attrition to Groups<text:tab/>36</text:p>
          <text:p text:style-name="P55"><text:s/>7.6.3 Magic Attrition to Neighborhoods<text:tab/>36</text:p>
          <text:p text:style-name="P54"><text:s/>7.7 Antagonists and ROEs<text:tab/>36</text:p>
          <text:p text:style-name="P55"><text:s/>7.7.1 Civilian Antagonists<text:tab/>36</text:p>
          <text:p text:style-name="P55"><text:s/>7.7.2 Attacking ROEs: UF<text:tab/>37</text:p>
          <text:p text:style-name="P55"><text:s/>7.7.3 Attacking ROEs: NF<text:tab/>37</text:p>
          <text:p text:style-name="P55"><text:s/>7.7.4 Defending ROEs<text:tab/>38</text:p>
          <text:p text:style-name="P54"><text:s/>7.8 The Attrition Cycle<text:tab/>39</text:p>
          <text:p text:style-name="P54"><text:s/>7.9 Computing Attrition<text:tab/>39</text:p>
          <text:p text:style-name="P55"><text:s/>7.9.1 Uniformed vs. Non-uniformed<text:tab/>39</text:p>
          <text:p text:style-name="P55"><text:s/>7.9.2 Non-uniformed vs. Uniformed<text:tab/>42</text:p>
          <text:p text:style-name="P56"><text:s/>7.9.2.1 Loss Exchange Ratio<text:tab/>43</text:p>
          <text:p text:style-name="P56"><text:s/>7.9.2.2 NF and UF Casualties<text:tab/>44</text:p>
          <text:p text:style-name="P56"><text:s/>7.9.2.3 Civilian Collateral Damage<text:tab/>45</text:p>
          <text:p text:style-name="P54"><text:s/>7.10 Applying Attrition<text:tab/>46</text:p>
          <text:p text:style-name="P54"><text:s/>7.11 Assessing the Attitude Implications<text:tab/>47</text:p>
          <text:p text:style-name="P55"><text:s/>7.11.1 Contrasted with JNEM<text:tab/>47</text:p>
          <text:p text:style-name="P55"><text:s/>7.11.2 Satisfaction Effects of Attrition<text:tab/>47</text:p>
          <text:p text:style-name="P55"><text:s/>7.11.3 Cooperation Effects of Attrition<text:tab/>48</text:p>
          <text:p text:style-name="P57"><text:s/>8. <text:s/>Demographics<text:tab/>50</text:p>
          <text:p text:style-name="P54"><text:s/>8.1 Requirements for Spiral 2A<text:tab/>50</text:p>
          <text:p text:style-name="P54"><text:s/>8.2 Simplifying Assumptions<text:tab/>51</text:p>
          <text:p text:style-name="P54"><text:s/>8.3 Population and Units<text:tab/>51</text:p>
          <text:p text:style-name="P54"><text:s/>8.4 Neighborhood Group Population<text:tab/>52</text:p>
          <text:p text:style-name="P55"><text:s/>8.4.1 Civilian Attrition<text:tab/>52</text:p>
          <text:p text:style-name="P55"><text:s/>8.4.2 Subsistence Population<text:tab/>52</text:p>
          <text:p text:style-name="P55"><text:s/>8.4.3 Consumer Population<text:tab/>53</text:p>
          <text:p text:style-name="P55"><text:s/>8.4.4 Labor Force<text:tab/>53</text:p>
          <text:p text:style-name="P54"><text:s/>8.5 Neighborhood Population<text:tab/>54</text:p>
          <text:p text:style-name="P55"><text:s/>8.5.1 Displaced Personnel<text:tab/>54</text:p>
          <text:p text:style-name="P55"><text:s/>8.5.2 Displaced Consumers<text:tab/>54</text:p>
          <text:p text:style-name="P55"><text:s/>8.5.3 Displaced Labor Force<text:tab/>55</text:p>
          <text:p text:style-name="P55"><text:s/>8.5.4 Neighborhood totals<text:tab/>55</text:p>
          <text:p text:style-name="P54"><text:s/>8.6 Regional Population<text:tab/>55</text:p>
          <text:p text:style-name="P54"><text:s/>8.7 Unemployment<text:tab/>55</text:p>
          <text:p text:style-name="P55"><text:s/>8.7.1 Disaggregation to Neighborhoods<text:tab/>55</text:p>
          <text:p text:style-name="P55"><text:soft-page-break/><text:s/>8.7.2 Disaggregation to Neighborhood Groups<text:tab/>56</text:p>
          <text:p text:style-name="P55"><text:s/>8.7.3 Unemployment Situations<text:tab/>56</text:p>
          <text:p text:style-name="P57"><text:s/>9. <text:s/>Economics<text:tab/>59</text:p>
          <text:p text:style-name="P54"><text:s/>9.1 Sectors<text:tab/>59</text:p>
          <text:p text:style-name="P54"><text:s/>9.2 The Economic Tableau<text:tab/>59</text:p>
          <text:p text:style-name="P54"><text:s/>9.3 Text Notation<text:tab/>60</text:p>
          <text:p text:style-name="P54"><text:s/>9.4 Shape vs. Size<text:tab/>60</text:p>
          <text:p text:style-name="P54"><text:s/>9.5 Production Functions<text:tab/>61</text:p>
          <text:p text:style-name="P54"><text:s/>9.6 Calibrating the CGE<text:tab/>61</text:p>
          <text:p text:style-name="P55"><text:s/>9.6.1 Fill in the Social Accounting Matrix<text:tab/>62</text:p>
          <text:p text:style-name="P55"><text:s/>9.6.2 Compute the Cobb-Douglas Parameters<text:tab/>62</text:p>
          <text:p text:style-name="P55"><text:s/>9.6.3 Set the Base Wage and Consumption<text:tab/>63</text:p>
          <text:p text:style-name="P54"><text:s/>9.7 Scenario Inputs<text:tab/>63</text:p>
          <text:p text:style-name="P54"><text:s/>9.8 Run-time Inputs<text:tab/>63</text:p>
          <text:p text:style-name="P54"><text:s/>9.9 Outputs<text:tab/>64</text:p>
          <text:p text:style-name="P54"><text:s/>9.10 Ways to Affect the Economy<text:tab/>65</text:p>
          <text:p text:style-name="P54"><text:s/>9.11 Ways the Economy Affects Athena<text:tab/>65</text:p>
          <text:p text:style-name="P54"><text:s/>9.12 CGE Architecture<text:tab/>65</text:p>
          <text:p text:style-name="P54"><text:s/>9.13 CGE Content<text:tab/>66</text:p>
          <text:p text:style-name="P57"><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neither the derivations nor the the implementation itself are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intended and unintended consequences of various courses of action that might be taken during Stability &amp; Recovery Operations. <text:s/>Athena is a descendant of the Joint Non-kinetic Effects Model (JNEM), but includes many new models. <text:s/>In addition, where JNEM is a federated simulation, Athena is a stand-alone single-user application.</text:p>
      <text:h text:style-name="Heading_20_2" text:outline-level="2"><text:bookmark-start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8">Athena Rules</text:p>
      <text:p text:style-name="P24">This document describes the events and situations (drivers) that affect group attitudes, and the Driver Assessment Model (DAM) rule sets that assess attitude change. </text:p>
      <text:p text:style-name="P19">Mars Analyst's Guide</text:p>
      <text:p text:style-name="P24"><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8">Software Manual Pages</text:p>
      <text:p text:style-name="P24">Extensive documentation of the Athena software tools and libraries is included in the software <text:soft-page-break/>installation set in the form of software “man pages”. </text:p>
      <text:h text:style-name="Heading_20_2" text:outline-level="2">Changes for Athena 3.1</text:h>
      <text:p text:style-name="Text_20_body">TBD.</text:p>
      <text:p text:style-name="P14"/>
      <text:h text:style-name="P111"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13"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or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21" svg:width="2.1193in" svg:height="1.6661in" svg:x="0in" svg:y="0in" svg:viewBox="0 0 5384 4233" draw:points="992,370 2183,0 3664,238 5040,1111 5384,3029 1944,4233 0,2645 159,926 1018,370 1018,357"><text:p/></draw:polygon><draw:polygon draw:style-name="gr3" draw:text-style-name="P121" svg:width="0.7028in" svg:height="0.8173in" svg:x="0.328in" svg:y="0.5in" svg:viewBox="0 0 1786 2077" draw:points="503,119 1786,0 1733,1706 926,2077 265,1627 820,926 0,727 543,105 582,105"><text:p/></draw:polygon><draw:polygon draw:style-name="gr3" draw:text-style-name="P121" svg:width="0.7965in" svg:height="0.6713in" svg:x="1.0102in" svg:y="0.5in" svg:viewBox="0 0 2024 1706" draw:points="1601,158 1270,145 53,0 0,1706 953,1481 953,1164 1786,1455 2024,555 1614,158"><text:p/></draw:polygon><draw:polygon draw:style-name="gr4" draw:text-style-name="P121" svg:width="0.3906in" svg:height="0.3382in" svg:x="0.8539in" svg:y="0.6925in" svg:viewBox="0 0 993 860" draw:points="40,238 860,0 993,622 0,847 0,860"><text:p/></draw:polygon><draw:line draw:style-name="gr5" draw:text-style-name="P121" svg:x1="0.7654in" svg:y1="1.6661in" svg:x2="0.7031in" svg:y2="2.0307in"><text:p/></draw:line><draw:line draw:style-name="gr5" draw:text-style-name="P122" svg:x1="2.1197in" svg:y1="1.1925in" svg:x2="2.5417in" svg:y2="1.5051in"><text:p/></draw:line><draw:frame draw:style-name="gr6" draw:text-style-name="P124" svg:width="0.3449in" svg:height="0.4331in" svg:x="0.8543in" svg:y="0.639in"><draw:text-box><text:p text:style-name="P123"><text:span text:style-name="T40">A</text:span></text:p></draw:text-box></draw:frame><draw:frame draw:style-name="gr6" draw:text-style-name="P124" svg:width="0.3449in" svg:height="0.4331in" svg:x="0.552in" svg:y="0.8575in"><draw:text-box><text:p text:style-name="P123"><text:span text:style-name="T40">B</text:span></text:p></draw:text-box></draw:frame><draw:frame draw:style-name="gr6" draw:text-style-name="P124" svg:width="0.3551in" svg:height="0.4331in" svg:x="1.3543in" svg:y="0.552in"><draw:text-box><text:p text:style-name="P123"><text:span text:style-name="T40">C</text:span></text:p></draw:text-box></draw:frame><draw:frame draw:style-name="gr6" draw:text-style-name="P124" svg:width="0.3551in" svg:height="0.4331in" svg:x="0.7811in" svg:y="0in"><draw:text-box><text:p text:style-name="P123"><text:span text:style-name="T40">D</text:span></text:p></draw:text-box></draw:frame><draw:frame draw:style-name="gr6" draw:text-style-name="P124" svg:width="0.3449in" svg:height="0.4331in" svg:x="1.6043in" svg:y="1.4063in"><draw:text-box><text:p text:style-name="P123"><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10"><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8"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13"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18"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1083256446" text:style-name="L5">
        <text:list-item>
          <text:p text:style-name="P63">Regular military, e.g., the U.S. Army</text:p>
        </text:list-item>
        <text:list-item>
          <text:p text:style-name="P63">Paramilitary, e.g., SWAT teams and other combat-trained police units</text:p>
        </text:list-item>
        <text:list-item>
          <text:p text:style-name="P63">Police, e.g., normal civilian police</text:p>
        </text:list-item>
        <text:list-item>
          <text:p text:style-name="P63">Irregular military, e.g., militias</text:p>
        </text:list-item>
        <text:list-item>
          <text:p text:style-name="P63">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8"/>
      <text:h text:style-name="Heading_20_3" text:outline-level="3"><text:soft-page-break/>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1684788500" text:style-name="L6">
        <text:list-item>
          <text:p text:style-name="P64">Force security</text:p>
        </text:list-item>
        <text:list-item>
          <text:p text:style-name="P64">Group activity scheduling, staffing, and analysis, including Activity Situations (actsits).</text:p>
        </text:list-item>
        <text:list-item>
          <text:p text:style-name="P64">The Athena Attrition Model (AAM)</text:p>
        </text:list-item>
        <text:list-item>
          <text:p text:style-name="P64">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start text:name="__RefHeading__35345922"/>Attitudes<text:bookmark-end text:name="__RefHeading__35345922"/></text:h>
      <text:p text:style-name="Text_20_body">The Attitudes model is responsible for tracking the effects of events and situations (collectively known <text:soft-page-break/>as <text:span text:style-name="T10">drivers</text:span><text:span text:style-name="T15">) on the attitudes of neighborhood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18"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13"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ese trigger points are called </text:span><text:span text:style-name="T10">tocks</text:span><text:span text:style-name="T15">. <text:s/>For example, economics and attrition are assessed every seven ticks (by default); thus, we say that the economics tock and the attrition tock are each seven ticks.</text:span></text:p>
      <text:p text:style-name="P28"><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588875690" text:style-name="L7">
        <text:list-item>
          <text:p text:style-name="P66">Initializes GRAM.</text:p>
        </text:list-item>
        <text:list-item>
          <text:p text:style-name="P66">Staffs activities based on the initial activity schedule.</text:p>
        </text:list-item>
        <text:list-item>
          <text:p text:style-name="P66">Computes demographics and force security. <text:s/></text:p>
        </text:list-item>
        <text:list-item>
          <text:p text:style-name="P66">Calibrates the economics model.</text:p>
        </text:list-item>
        <text:list-item>
          <text:p text:style-name="P66">Executes any simulation orders scheduled to be executed at time 0.</text:p>
        </text:list-item>
        <text:list-item>
          <text:p text:style-name="P65"><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1547679545" text:style-name="L8">
        <text:list-item>
          <text:p text:style-name="P69">Updates the demographics and activity statistics.</text:p>
        </text:list-item>
        <text:list-item>
          <text:p text:style-name="P69">Assesses attrition and the economy (if it is the correct tock)</text:p>
        </text:list-item>
        <text:list-item>
          <text:p text:style-name="P69">Assesses environment, activity, and demographic situations.</text:p>
        </text:list-item>
        <text:list-item>
          <text:p text:style-name="P69">Advances GRAM.</text:p>
        </text:list-item>
        <text:list-item>
          <text:p text:style-name="P69">Saves a variety of historical data, for later plotting.</text:p>
        </text:list-item>
      </text:list>
      <text:list xml:id="list268508633" text:style-name="L9">
        <text:list-item>
          <text:p text:style-name="P74">Updates the simulation time by one tick.</text:p>
        </text:list-item>
        <text:list-item>
          <text:p text:style-name="P70">Executes any scheduled events:</text:p>
        </text:list-item>
        <text:list-item>
          <text:p text:style-name="P95">Spawning or resolving of environment situations</text:p>
        </text:list-item>
        <text:list-item>
          <text:p text:style-name="P95">Scheduled orders</text:p>
        </text:list-item>
        <text:list-item>
          <text:p text:style-name="P98">Staffs activities.</text:p>
        </text:list-item>
        <text:list-item>
          <text:p text:style-name="P100"><text:soft-page-break/><text:span text:style-name="T15">Returns to the </text:span><text:span text:style-name="T18">PAUSED</text:span><text:span text:style-name="T12"> </text:span><text:span text:style-name="T16">state if the stopping time has been reached, allowing the analyst to make changes.</text:span></text:p>
          <text:p text:style-name="P102">It is useful to think of these various computations as being performed at different times of day:</text:p>
        </text:list-item>
        <text:list-item>
          <text:p text:style-name="P75">Midnight: the simulation time is advanced by one tick.</text:p>
        </text:list-item>
        <text:list-item>
          <text:p text:style-name="P75">Morning: activities are staffed and scheduled orders are executed.</text:p>
        </text:list-item>
        <text:list-item>
          <text:p text:style-name="P75">Noon: if <text:span text:style-name="T31">PAUSED</text:span><text:span text:style-name="T14">, the</text:span> analyst can make changes interactively.</text:p>
        </text:list-item>
        <text:list-item>
          <text:p text:style-name="P75">Evening: the activities and events of the day are assessed for their attitude implications, and GRAM is advanced.</text:p>
        </text:list-item>
        <text:list-item>
          <text:p text:style-name="P75">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63"><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12"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13" text:outline-level="2">Measuring Force</text:h>
      <text:p text:style-name="P3">In general:</text:p>
      <text:list xml:id="list1579172522" text:style-name="L10">
        <text:list-item>
          <text:p text:style-name="P76"><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6"><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6"><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164"><draw:object xlink:href="./Object 2" xlink:type="simple" xlink:show="embed" xlink:actuate="onLoad"/><draw:image xlink:href="./ObjectReplacements/Object 2" xlink:type="simple" xlink:show="embed" xlink:actuate="onLoad"/></draw:frame></text:span><text:span text:style-name="T15">) can increase a civilian group's force multiplier.</text:span></text:p>
        </text:list-item>
        <text:list-item>
          <text:p text:style-name="P76"><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6"><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103"><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2752in" svg:height="0.2091in" draw:z-index="165"><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5"><draw:frame draw:style-name="fr1" draw:name="Object3" text:anchor-type="as-char" svg:width="0.2201in" svg:height="0.2083in" draw:z-index="166"><draw:object xlink:href="./Object 4" xlink:type="simple" xlink:show="embed" xlink:actuate="onLoad"/><draw:image xlink:href="./ObjectReplacements/Object 4" xlink:type="simple" xlink:show="embed" xlink:actuate="onLoad"/></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167"><draw:object xlink:href="./Object 5" xlink:type="simple" xlink:show="embed" xlink:actuate="onLoad"/><draw:image xlink:href="./ObjectReplacements/Object 5" xlink:type="simple" xlink:show="embed" xlink:actuate="onLoad"/></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50"/>
      <text:p text:style-name="P1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168"><draw:object xlink:href="./Object 6" xlink:type="simple" xlink:show="embed" xlink:actuate="onLoad"/><draw:image xlink:href="./ObjectReplacements/Object 6" xlink:type="simple" xlink:show="embed" xlink:actuate="onLoad"/></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169"><draw:object xlink:href="./Object 7" xlink:type="simple" xlink:show="embed" xlink:actuate="onLoad"/><draw:image xlink:href="./ObjectReplacements/Object 7" xlink:type="simple" xlink:show="embed" xlink:actuate="onLoad"/></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170"><draw:object xlink:href="./Object 8" xlink:type="simple" xlink:show="embed" xlink:actuate="onLoad"/><draw:image xlink:href="./ObjectReplacements/Object 8" xlink:type="simple" xlink:show="embed" xlink:actuate="onLoad"/></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71"><draw:object xlink:href="./Object 9" xlink:type="simple" xlink:show="embed" xlink:actuate="onLoad"/><draw:image xlink:href="./ObjectReplacements/Object 9" xlink:type="simple" xlink:show="embed" xlink:actuate="onLoad"/></draw:frame></text:span><text:span text:style-name="T15"> is a multiplier based on the mood </text:span><text:span text:style-name="T15"><draw:frame draw:style-name="fr1" draw:name="Object65" text:anchor-type="as-char" svg:width="0.202in" svg:height="0.2772in" draw:z-index="172"><draw:object xlink:href="./Object 10" xlink:type="simple" xlink:show="embed" xlink:actuate="onLoad"/><draw:image xlink:href="./ObjectReplacements/Object 10" xlink:type="simple" xlink:show="embed" xlink:actuate="onLoad"/></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73"><draw:object xlink:href="./Object 11" xlink:type="simple" xlink:show="embed" xlink:actuate="onLoad"/><draw:image xlink:href="./ObjectReplacements/Object 11" xlink:type="simple" xlink:show="embed" xlink:actuate="onLoad"/></draw:frame></text:span></text:p>
      <text:p text:style-name="Text_20_body"><text:span text:style-name="T15"><text:tab/></text:span><text:span text:style-name="T15"><draw:frame draw:style-name="fr1" draw:name="Object67" text:anchor-type="as-char" svg:width="1.3492in" svg:height="0.5839in" draw:z-index="174"><draw:object xlink:href="./Object 12" xlink:type="simple" xlink:show="embed" xlink:actuate="onLoad"/><draw:image xlink:href="./ObjectReplacements/Object 12" xlink:type="simple" xlink:show="embed" xlink:actuate="onLoad"/></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75"><draw:object xlink:href="./Object 13" xlink:type="simple" xlink:show="embed" xlink:actuate="onLoad"/><draw:image xlink:href="./ObjectReplacements/Object 13" xlink:type="simple" xlink:show="embed" xlink:actuate="onLoad"/></draw:frame></text:span><text:span text:style-name="T16">is intended to account for the effectiveness and demeanor of the unit's personnel:</text:span></text:p>
      <text:p text:style-name="P11"><text:span text:style-name="T16"><text:tab/></text:span><text:span text:style-name="T16"><draw:frame draw:style-name="fr1" draw:name="Object97" text:anchor-type="as-char" svg:width="1.0902in" svg:height="0.278in" draw:z-index="176"><draw:object xlink:href="./Object 14" xlink:type="simple" xlink:show="embed" xlink:actuate="onLoad"/><draw:image xlink:href="./ObjectReplacements/Object 14" xlink:type="simple" xlink:show="embed" xlink:actuate="onLoad"/></draw:frame></text:span></text:p>
      <text:p text:style-name="P11"><draw:frame draw:style-name="fr1" draw:name="Object98" text:anchor-type="as-char" svg:width="0.239in" svg:height="0.2772in" draw:z-index="177"><draw:object xlink:href="./Object 15" xlink:type="simple" xlink:show="embed" xlink:actuate="onLoad"/><draw:image xlink:href="./ObjectReplacements/Object 15" xlink:type="simple" xlink:show="embed" xlink:actuate="onLoad"/></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78"><draw:object xlink:href="./Object 16" xlink:type="simple" xlink:show="embed" xlink:actuate="onLoad"/><draw:image xlink:href="./ObjectReplacements/Object 16" xlink:type="simple" xlink:show="embed" xlink:actuate="onLoad"/></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81"><draw:object xlink:href="./Object 17" xlink:type="simple" xlink:show="embed" xlink:actuate="onLoad"/><draw:image xlink:href="./ObjectReplacements/Object 17" xlink:type="simple" xlink:show="embed" xlink:actuate="onLoad"/></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4">Characteristics of Unit <text:span text:style-name="T10">i</text:span></text:p>
          </table:table-cell>
          <table:covered-table-cell/>
          <table:covered-table-cell/>
          <table:table-cell table:style-name="Table1.D1" office:value-type="string">
            <text:p text:style-name="P34"><draw:frame draw:style-name="fr1" draw:name="Object101" text:anchor-type="as-char" svg:width="0.178in" svg:height="0.278in" draw:z-index="182"><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5">Unit's group type is Organization (ORG)</text:p>
          </table:table-cell>
          <table:table-cell table:style-name="Table1.A2" table:number-rows-spanned="3" office:value-type="string">
            <text:p text:style-name="P35">Group's ORG type is:</text:p>
          </table:table-cell>
          <table:table-cell table:style-name="Table1.A2" office:value-type="string">
            <text:p text:style-name="P35">N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IGO</text:p>
          </table:table-cell>
          <table:table-cell table:style-name="Table1.D2" office:value-type="float" office:value="0">
            <text:p text:style-name="P36">0</text:p>
          </table:table-cell>
        </table:table-row>
        <table:table-row>
          <table:covered-table-cell/>
          <table:covered-table-cell/>
          <table:table-cell table:style-name="Table1.A2" office:value-type="string">
            <text:p text:style-name="P35">Contractor</text:p>
          </table:table-cell>
          <table:table-cell table:style-name="Table1.D2" office:value-type="float" office:value="2">
            <text:p text:style-name="P36">2</text:p>
          </table:table-cell>
        </table:table-row>
        <table:table-row>
          <table:table-cell table:style-name="Table1.A2" table:number-rows-spanned="5" office:value-type="string">
            <text:p text:style-name="P35">Unit's group type is Force (FRC)</text:p>
          </table:table-cell>
          <table:table-cell table:style-name="Table1.A2" table:number-rows-spanned="5" office:value-type="string">
            <text:p text:style-name="P35">Group's force type is:</text:p>
          </table:table-cell>
          <table:table-cell table:style-name="Table1.A2" office:value-type="string">
            <text:p text:style-name="P35">REGULAR</text:p>
          </table:table-cell>
          <table:table-cell table:style-name="Table1.D2" office:value-type="float" office:value="25">
            <text:p text:style-name="P36">25</text:p>
          </table:table-cell>
        </table:table-row>
        <table:table-row>
          <table:covered-table-cell/>
          <table:covered-table-cell/>
          <table:table-cell table:style-name="Table1.A2" office:value-type="string">
            <text:p text:style-name="P35">PARAMILITARY</text:p>
          </table:table-cell>
          <table:table-cell table:style-name="Table1.D2" office:value-type="float" office:value="15">
            <text:p text:style-name="P36">15</text:p>
          </table:table-cell>
        </table:table-row>
        <table:table-row>
          <table:covered-table-cell/>
          <table:covered-table-cell/>
          <table:table-cell table:style-name="Table1.A2" office:value-type="string">
            <text:p text:style-name="P35">POLICE</text:p>
          </table:table-cell>
          <table:table-cell table:style-name="Table1.D2" office:value-type="float" office:value="10">
            <text:p text:style-name="P36">10</text:p>
          </table:table-cell>
        </table:table-row>
        <table:table-row>
          <table:covered-table-cell/>
          <table:covered-table-cell/>
          <table:table-cell table:style-name="Table1.A2" office:value-type="string">
            <text:p text:style-name="P35">IRREGULAR</text:p>
          </table:table-cell>
          <table:table-cell table:style-name="Table1.D2" office:value-type="float" office:value="20">
            <text:p text:style-name="P36">20</text:p>
          </table:table-cell>
        </table:table-row>
        <table:table-row>
          <table:covered-table-cell/>
          <table:covered-table-cell/>
          <table:table-cell table:style-name="Table1.A2" office:value-type="string">
            <text:p text:style-name="P35">CRIMINAL</text:p>
          </table:table-cell>
          <table:table-cell table:style-name="Table1.D2" office:value-type="float" office:value="8">
            <text:p text:style-name="P36">8</text:p>
          </table:table-cell>
        </table:table-row>
      </table:table>
      <text:p text:style-name="P6"/>
      <text:p text:style-name="P1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1"><text:span text:style-name="T15">Effect of Group Relationships:</text:span><text:span text:style-name="T16"> Friends and enemies are determined by their Group Relationship, </text:span><text:span text:style-name="T16"><draw:frame draw:style-name="fr1" draw:name="Object102" text:anchor-type="as-char" svg:width="0.2484in" svg:height="0.2772in" draw:z-index="183"><draw:object xlink:href="./Object 19" xlink:type="simple" xlink:show="embed" xlink:actuate="onLoad"/><draw:image xlink:href="./ObjectReplacements/Object 19" xlink:type="simple" xlink:show="embed" xlink:actuate="onLoad"/></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1"><text:span text:style-name="T16"><text:tab/></text:span><text:span text:style-name="T16"><draw:frame draw:style-name="fr1" draw:name="Object103" text:anchor-type="as-char" svg:width="2.0902in" svg:height="1.198in" draw:z-index="184"><draw:object xlink:href="./Object 20" xlink:type="simple" xlink:show="embed" xlink:actuate="onLoad"/><draw:image xlink:href="./ObjectReplacements/Object 20" xlink:type="simple" xlink:show="embed" xlink:actuate="onLoad"/></draw:frame></text:span></text:p>
      <text:p text:style-name="P6"><text:soft-page-break/>Then,</text:p>
      <text:p text:style-name="P11"><text:span text:style-name="T16"><text:tab/></text:span><text:span text:style-name="T16"><draw:frame draw:style-name="fr1" draw:name="Object104" text:anchor-type="as-char" svg:width="2.1134in" svg:height="0.7937in" draw:z-index="185"><draw:object xlink:href="./Object 21" xlink:type="simple" xlink:show="embed" xlink:actuate="onLoad"/><draw:image xlink:href="./ObjectReplacements/Object 21" xlink:type="simple" xlink:show="embed" xlink:actuate="onLoad"/></draw:frame></text:span></text:p>
      <text:p text:style-name="P11"><text:span text:style-name="T16">Note that </text:span><text:span text:style-name="T16"><draw:frame draw:style-name="fr1" draw:name="Object105" text:anchor-type="as-char" svg:width="0.2484in" svg:height="0.2772in" draw:z-index="186"><draw:object xlink:href="./Object 22" xlink:type="simple" xlink:show="embed" xlink:actuate="onLoad"/><draw:image xlink:href="./ObjectReplacements/Object 22" xlink:type="simple" xlink:show="embed" xlink:actuate="onLoad"/></draw:frame></text:span><text:span text:style-name="T16"> need not be symmetric; if we were to replace </text:span><text:span text:style-name="T16"><draw:frame draw:style-name="fr1" draw:name="Object106" text:anchor-type="as-char" svg:width="0.2484in" svg:height="0.2772in" draw:z-index="187"><draw:object xlink:href="./Object 40" xlink:type="simple" xlink:show="embed" xlink:actuate="onLoad"/><draw:image xlink:href="./ObjectReplacements/Object 40" xlink:type="simple" xlink:show="embed" xlink:actuate="onLoad"/></draw:frame></text:span><text:span text:style-name="T16"> with </text:span><text:span text:style-name="T16"><draw:frame draw:style-name="fr1" draw:name="Object107" text:anchor-type="as-char" svg:width="0.2484in" svg:height="0.2772in" draw:z-index="188"><draw:object xlink:href="./Object 46" xlink:type="simple" xlink:show="embed" xlink:actuate="onLoad"/><draw:image xlink:href="./ObjectReplacements/Object 46" xlink:type="simple" xlink:show="embed" xlink:actuate="onLoad"/></draw:frame></text:span><text:span text:style-name="T16"> in </text:span><text:span text:style-name="T16"><draw:frame draw:style-name="fr1" draw:name="Object108" text:anchor-type="as-char" svg:width="1.0138in" svg:height="0.2772in" draw:z-index="189"><draw:object xlink:href="./Object 53" xlink:type="simple" xlink:show="embed" xlink:actuate="onLoad"/><draw:image xlink:href="./ObjectReplacements/Object 53" xlink:type="simple" xlink:show="embed" xlink:actuate="onLoad"/></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1"><text:span text:style-name="T16"><text:tab/></text:span><text:span text:style-name="T16"><draw:frame draw:style-name="fr1" draw:name="Object109" text:anchor-type="as-char" svg:width="3.8799in" svg:height="0.7799in" draw:z-index="190"><draw:object xlink:href="./Object 54" xlink:type="simple" xlink:show="embed" xlink:actuate="onLoad"/><draw:image xlink:href="./ObjectReplacements/Object 54" xlink:type="simple" xlink:show="embed" xlink:actuate="onLoad"/></draw:frame></text:span></text:p>
      <text:p text:style-name="P11"><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191"><draw:object xlink:href="./Object 55" xlink:type="simple" xlink:show="embed" xlink:actuate="onLoad"/><draw:image xlink:href="./ObjectReplacements/Object 55" xlink:type="simple" xlink:show="embed" xlink:actuate="onLoad"/></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484in" svg:height="0.2772in" draw:z-index="192"><draw:object xlink:href="./Object 57" xlink:type="simple" xlink:show="embed" xlink:actuate="onLoad"/><draw:image xlink:href="./ObjectReplacements/Object 57" xlink:type="simple" xlink:show="embed" xlink:actuate="onLoad"/></draw:frame></text:span><text:span text:style-name="T16">, </text:span><text:span text:style-name="T16"><draw:frame draw:style-name="fr1" draw:name="Object112" text:anchor-type="as-char" svg:width="0.7957in" svg:height="0.2772in" draw:z-index="196"><draw:object xlink:href="./Object 58" xlink:type="simple" xlink:show="embed" xlink:actuate="onLoad"/><draw:image xlink:href="./ObjectReplacements/Object 58" xlink:type="simple" xlink:show="embed" xlink:actuate="onLoad"/></draw:frame></text:span><text:span text:style-name="T16"> need not be symmetric.</text:span></text:p>
      <text:p text:style-name="P6">In order to create scores, we'll need to normalize these values by the total force in the neighborhood:</text:p>
      <text:p text:style-name="P11"><text:span text:style-name="T16"><text:tab/></text:span><text:span text:style-name="T16"><draw:frame draw:style-name="fr1" draw:name="Object113" text:anchor-type="as-char" svg:width="2.8957in" svg:height="0.3862in" draw:z-index="197"><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8"><text:tab/></text:span><text:span text:style-name="T18"><draw:frame draw:style-name="fr1" draw:name="Object114" text:anchor-type="as-char" svg:width="2.261in" svg:height="1.1665in" draw:z-index="198"><draw:object xlink:href="./Object 67" xlink:type="simple" xlink:show="embed" xlink:actuate="onLoad"/><draw:image xlink:href="./ObjectReplacements/Object 67" xlink:type="simple" xlink:show="embed" xlink:actuate="onLoad"/></draw:frame></text:span></text:p>
      <text:p text:style-name="P6"/>
      <text:h text:style-name="P114" text:outline-level="2"><text:soft-page-break/>Volatility</text:h>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to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199"><draw:object xlink:href="./Object 68" xlink:type="simple" xlink:show="embed" xlink:actuate="onLoad"/><draw:image xlink:href="./ObjectReplacements/Object 68" xlink:type="simple" xlink:show="embed" xlink:actuate="onLoad"/></draw:frame></text:span></text:p>
      <text:p text:style-name="Text_20_body"><text:span text:style-name="T16"><draw:frame draw:style-name="fr1" draw:name="Object116" text:anchor-type="as-char" svg:width="0.6598in" svg:height="0.2772in" draw:z-index="200"><draw:object xlink:href="./Object 69" xlink:type="simple" xlink:show="embed" xlink:actuate="onLoad"/><draw:image xlink:href="./ObjectReplacements/Object 69" xlink:type="simple" xlink:show="embed" xlink:actuate="onLoad"/></draw:frame></text:span><text:span text:style-name="T16"> ranges from 0 to </text:span><text:span text:style-name="T16"><draw:frame draw:style-name="fr1" draw:name="Object117" text:anchor-type="as-char" svg:width="0.8437in" svg:height="0.2327in" draw:z-index="201"><draw:object xlink:href="./Object 70" xlink:type="simple" xlink:show="embed" xlink:actuate="onLoad"/><draw:image xlink:href="./ObjectReplacements/Object 70" xlink:type="simple" xlink:show="embed" xlink:actuate="onLoad"/></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202"><draw:object xlink:href="./Object 76" xlink:type="simple" xlink:show="embed" xlink:actuate="onLoad"/><draw:image xlink:href="./ObjectReplacements/Object 76" xlink:type="simple" xlink:show="embed" xlink:actuate="onLoad"/></draw:frame></text:span></text:p>
      <text:h text:style-name="P114"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591546908" text:style-name="L11">
        <text:list-item>
          <text:p text:style-name="P77">The presence of friendly forces should increase group <text:span text:style-name="T9">g</text:span>’s security within neighborhood <text:span text:style-name="T9">n</text:span>.</text:p>
        </text:list-item>
        <text:list-item>
          <text:p text:style-name="P77">The presence of enemy forces should decrease group <text:span text:style-name="T9">g’s</text:span> security within neighborhood <text:span text:style-name="T9">n</text:span>.</text:p>
        </text:list-item>
        <text:list-item>
          <text:p text:style-name="P77"><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203"><draw:object xlink:href="./Object 94" xlink:type="simple" xlink:show="embed" xlink:actuate="onLoad"/><draw:image xlink:href="./ObjectReplacements/Object 94" xlink:type="simple" xlink:show="embed" xlink:actuate="onLoad"/></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204"><draw:object xlink:href="./Object 95" xlink:type="simple" xlink:show="embed" xlink:actuate="onLoad"/><draw:image xlink:href="./ObjectReplacements/Object 95" xlink:type="simple" xlink:show="embed" xlink:actuate="onLoad"/></draw:frame></text:span><text:span text:style-name="T15"> so that it ranges from -100 to +100.</text:span></text:p>
      <text:p text:style-name="P3"><text:soft-page-break/>For use in rules, <draw:frame draw:style-name="fr1" draw:name="Object221" text:anchor-type="as-char" svg:width="0.6902in" svg:height="0.2362in" draw:z-index="205"><draw:object xlink:href="./Object 221" xlink:type="simple" xlink:show="embed" xlink:actuate="onLoad"/><draw:image xlink:href="./ObjectReplacements/Object 221" xlink:type="simple" xlink:show="embed" xlink:actuate="onLoad"/></draw:frame>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9">Range</text:p>
          </table:table-cell>
          <table:table-cell table:style-name="Table4.B1" office:value-type="string">
            <text:p text:style-name="P49">Symbol</text:p>
          </table:table-cell>
        </table:table-row>
        <table:table-row>
          <table:table-cell table:style-name="Table4.A2" office:value-type="string">
            <text:p text:style-name="P36"><draw:frame draw:style-name="fr1" draw:name="Object121" text:anchor-type="as-char" svg:width="1.3583in" svg:height="0.2772in" draw:z-index="206"><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7">High</text:p>
          </table:table-cell>
        </table:table-row>
        <table:table-row>
          <table:table-cell table:style-name="Table4.A2" office:value-type="string">
            <text:p text:style-name="P36"><draw:frame draw:style-name="fr1" draw:name="Object122" text:anchor-type="as-char" svg:width="1.1953in" svg:height="0.2772in" draw:z-index="207"><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7">Medium</text:p>
          </table:table-cell>
        </table:table-row>
        <table:table-row>
          <table:table-cell table:style-name="Table4.A2" office:value-type="string">
            <text:p text:style-name="P36"><draw:frame draw:style-name="fr1" draw:name="Object123" text:anchor-type="as-char" svg:width="1.3256in" svg:height="0.2772in" draw:z-index="208"><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7">Low</text:p>
          </table:table-cell>
        </table:table-row>
        <table:table-row>
          <table:table-cell table:style-name="Table4.A2" office:value-type="string">
            <text:p text:style-name="P36"><draw:frame draw:style-name="fr1" draw:name="Object124" text:anchor-type="as-char" svg:width="1.0917in" svg:height="0.2772in" draw:z-index="209"><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7">None</text:p>
          </table:table-cell>
        </table:table-row>
      </table:table>
      <text:p text:style-name="P3"/>
      <text:h text:style-name="P111" text:outline-level="1"><text:bookmark-start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s on the local civilians are determined.</text:span></text:p>
      <text:h text:style-name="P113"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13"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13"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693922093" text:style-name="L12">
        <text:list-item>
          <text:p text:style-name="P71">The simulation runs as fast as it runs</text:p>
        </text:list-item>
        <text:list-item>
          <text:p text:style-name="P71">As it runs, the analyst enters orders to units</text:p>
        </text:list-item>
        <text:list-item>
          <text:p text:style-name="P71">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13"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210"><draw:object xlink:href="./Object 100" xlink:type="simple" xlink:show="embed" xlink:actuate="onLoad"/><draw:image xlink:href="./ObjectReplacements/Object 100" xlink:type="simple" xlink:show="embed" xlink:actuate="onLoad"/></draw:frame></text:span><text:span text:style-name="T15"><text:tab/>=<text:tab/>The group performing the activity</text:span></text:p>
      <text:p text:style-name="Definitions"><text:span text:style-name="T15"><draw:frame draw:style-name="fr1" draw:name="Object7" text:anchor-type="as-char" svg:width="0.1138in" svg:height="0.2083in" draw:z-index="211"><draw:object xlink:href="./Object 101" xlink:type="simple" xlink:show="embed" xlink:actuate="onLoad"/><draw:image xlink:href="./ObjectReplacements/Object 101" xlink:type="simple" xlink:show="embed" xlink:actuate="onLoad"/></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212"><draw:object xlink:href="./Object 102" xlink:type="simple" xlink:show="embed" xlink:actuate="onLoad"/><draw:image xlink:href="./ObjectReplacements/Object 102" xlink:type="simple" xlink:show="embed" xlink:actuate="onLoad"/></draw:frame></text:span><text:span text:style-name="T15"><text:tab/>=<text:tab/>The activity to be performed</text:span></text:p>
      <text:p text:style-name="Definitions"><text:span text:style-name="T15"><draw:frame draw:style-name="fr2" draw:name="Object9" text:anchor-type="as-char" svg:y="0in" svg:width="0.1618in" svg:height="0.2091in" draw:z-index="213"><draw:object xlink:href="./Object 103" xlink:type="simple" xlink:show="embed" xlink:actuate="onLoad"/><draw:image xlink:href="./ObjectReplacements/Object 103" xlink:type="simple" xlink:show="embed" xlink:actuate="onLoad"/></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214"><draw:object xlink:href="./Object 104" xlink:type="simple" xlink:show="embed" xlink:actuate="onLoad"/><draw:image xlink:href="./ObjectReplacements/Object 104" xlink:type="simple" xlink:show="embed" xlink:actuate="onLoad"/></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215"><draw:object xlink:href="./Object 105" xlink:type="simple" xlink:show="embed" xlink:actuate="onLoad"/><draw:image xlink:href="./ObjectReplacements/Object 105" xlink:type="simple" xlink:show="embed" xlink:actuate="onLoad"/></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216"><draw:object xlink:href="./Object 106" xlink:type="simple" xlink:show="embed" xlink:actuate="onLoad"/><draw:image xlink:href="./ObjectReplacements/Object 106" xlink:type="simple" xlink:show="embed" xlink:actuate="onLoad"/></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217"><draw:object xlink:href="./Object 107" xlink:type="simple" xlink:show="embed" xlink:actuate="onLoad"/><draw:image xlink:href="./ObjectReplacements/Object 107" xlink:type="simple" xlink:show="embed" xlink:actuate="onLoad"/></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50"><draw:frame draw:style-name="fr1" draw:name="Object14" text:anchor-type="as-char" svg:width="0.5181in" svg:height="0.2083in" draw:z-index="218"><draw:object xlink:href="./Object 108" xlink:type="simple" xlink:show="embed" xlink:actuate="onLoad"/><draw:image xlink:href="./ObjectReplacements/Object 108" xlink:type="simple" xlink:show="embed" xlink:actuate="onLoad"/></draw:frame><text:tab/>=<text:tab/>A pattern indicating the days in the scheduled interval upon which the activity is actually scheduled (see below).</text:p>
      <text:p text:style-name="P50"><draw:frame draw:style-name="fr1" draw:name="Object15" text:anchor-type="as-char" svg:width="0.552in" svg:height="0.2083in" draw:z-index="219"><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note text:id="ftn9" text:note-class="footnote"><text:note-citation>9</text:note-citation><text:note-body><text:p text:style-name="Footnote">It is assumed that the application will show priority by position in a vertical list; hence, no two calendar items will have the same priority.</text:p></text:note-body></text:note></text:p>
      <text:p text:style-name="P50"/>
      <text:p text:style-name="Text_20_body">The subscript <text:span text:style-name="T10">i</text:span><text:span text:style-name="T15"> will be omitted when confusion is unlikely.</text:span></text:p>
      <text:p text:style-name="P11"><text:soft-page-break/>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2"><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2"><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2"><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1"/>
      <text:p text:style-name="P6">It is likely that other patterns will be added over time.</text:p>
      <text:p text:style-name="P11"><text:span text:style-name="T15">Duplicate Activities:</text:span><text:span text:style-name="T16"> <text:s/>Note that the same activity can be scheduled multiple times on any given day; available personnel permitting, all such are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7"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220"><draw:object xlink:href="./Object 110" xlink:type="simple" xlink:show="embed" xlink:actuate="onLoad"/><draw:image xlink:href="./ObjectReplacements/Object 110" xlink:type="simple" xlink:show="embed" xlink:actuate="onLoad"/></draw:frame></text:span><text:span text:style-name="T16">,</text:span></text:p>
      <text:p text:style-name="P26"><text:tab/><text:tab/><text:tab/>This activity has already been staffed.</text:p>
      <text:p text:style-name="P26"><text:tab/><text:tab/><text:tab/>Go on to the next item.</text:p>
      <text:p text:style-name="Code"><text:span text:style-name="T16"><text:tab/><text:tab/>Let </text:span><text:span text:style-name="T16"><draw:frame draw:style-name="fr1" draw:name="Object17" text:anchor-type="as-char" svg:width="1.8898in" svg:height="0.1917in" draw:z-index="221"><draw:object xlink:href="./Object 111" xlink:type="simple" xlink:show="embed" xlink:actuate="onLoad"/><draw:image xlink:href="./ObjectReplacements/Object 111" xlink:type="simple" xlink:show="embed" xlink:actuate="onLoad"/></draw:frame></text:span></text:p>
      <text:p text:style-name="Code"><text:span text:style-name="T16"><text:tab/><text:tab/>Let </text:span><text:span text:style-name="T16"><draw:frame draw:style-name="fr1" draw:name="Object18" text:anchor-type="as-char" svg:width="1.1898in" svg:height="0.1839in" draw:z-index="222"><draw:object xlink:href="./Object 112" xlink:type="simple" xlink:show="embed" xlink:actuate="onLoad"/><draw:image xlink:href="./ObjectReplacements/Object 112" xlink:type="simple" xlink:show="embed" xlink:actuate="onLoad"/></draw:frame></text:span></text:p>
      <text:p text:style-name="Code"><text:span text:style-name="T16"><text:tab/><text:tab/>If </text:span><text:span text:style-name="T12">staff </text:span><text:span text:style-name="T16">is 0,</text:span></text:p>
      <text:p text:style-name="P26"><text:tab/><text:tab/><text:tab/>The activity cannot be staffed.</text:p>
      <text:p text:style-name="P26"><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6"/>
      <text:h text:style-name="P113" text:outline-level="2"><text:soft-page-break/>Activities and Units</text:h>
      <text:p text:style-name="P6">In Athena 2.1, the analyst does not create units; rather, he schedules activities. <text:s/>Athena then automatically creates a unit for each calendar item when the calendar item's activity is first staffed.</text:p>
      <text:p text:style-name="P6">A unit's position within a neighborhood is irrelevant to the simulation. <text:s/>Newly-created units are positioned randomly in their neighborhood of operation; the analyst may then position them anywhere in the neighborhood, as an aid to visualization.</text:p>
      <text:p text:style-name="P1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11" text:outline-level="1"><text:bookmark-start text:name="__RefHeading__30424212"/>EffectS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13" text:outline-level="2"><text:bookmark-start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1" text:note-class="footnote"><text:note-citation>11</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8">Force Activity</text:p>
            </table:table-cell>
            <table:table-cell table:style-name="Table6.A1" office:value-type="string">
              <text:p text:style-name="P48">Minimum Security</text:p>
              <text:p text:style-name="P48">Required</text:p>
            </table:table-cell>
            <table:table-cell table:style-name="Table6.A1" office:value-type="string">
              <text:p text:style-name="P48">Shifts</text:p>
            </table:table-cell>
            <table:table-cell table:style-name="Table6.D1" office:value-type="string">
              <text:p text:style-name="P48">Coverage Function</text:p>
            </table:table-cell>
          </table:table-row>
        </table:table-header-rows>
        <table:table-row>
          <table:table-cell table:style-name="Table6.A2" office:value-type="string">
            <text:p text:style-name="P35">Presence</text:p>
          </table:table-cell>
          <table:table-cell table:style-name="Table6.A2" office:value-type="string">
            <text:p text:style-name="P36">n/a</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heckpoint</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Construc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Development (Ligh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Education</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Healthca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dustry</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Infrastructure</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MO -- Law Enforcement</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CMO -- Other</text:p>
          </table:table-cell>
          <table:table-cell table:style-name="Table6.A2" office:value-type="string">
            <text:p text:style-name="P36">High</text:p>
          </table:table-cell>
          <table:table-cell table:style-name="Table6.C2" office:value-type="float" office:value="1">
            <text:p text:style-name="P36">1</text:p>
          </table:table-cell>
          <table:table-cell table:style-name="Table6.D2" office:value-type="string">
            <text:p text:style-name="P36">20/1000</text:p>
          </table:table-cell>
        </table:table-row>
        <table:table-row>
          <table:table-cell table:style-name="Table6.A2" office:value-type="string">
            <text:p text:style-name="P35">Coercion</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2/1000</text:p>
          </table:table-cell>
        </table:table-row>
        <table:table-row>
          <table:table-cell table:style-name="Table6.A2" office:value-type="string">
            <text:p text:style-name="P35">Criminal Activities</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0/1000</text:p>
          </table:table-cell>
        </table:table-row>
        <table:table-row>
          <table:table-cell table:style-name="Table6.A2" office:value-type="string">
            <text:p text:style-name="P35">Curfew</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Guard</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ext:soft-page-break/>
        <table:table-row>
          <table:table-cell table:style-name="Table6.A2" office:value-type="string">
            <text:p text:style-name="P35">Patrol </text:p>
          </table:table-cell>
          <table:table-cell table:style-name="Table6.A2" office:value-type="string">
            <text:p text:style-name="P36">Low</text:p>
          </table:table-cell>
          <table:table-cell table:style-name="Table6.C2" office:value-type="float" office:value="1">
            <text:p text:style-name="P36">1</text:p>
          </table:table-cell>
          <table:table-cell table:style-name="Table6.D2" office:value-type="string">
            <text:p text:style-name="P36">25/1000</text:p>
          </table:table-cell>
        </table:table-row>
        <table:table-row>
          <table:table-cell table:style-name="Table6.A2" office:value-type="string">
            <text:p text:style-name="P35">PSYOP</text:p>
          </table:table-cell>
          <table:table-cell table:style-name="Table6.A2" office:value-type="string">
            <text:p text:style-name="P36">Medium</text:p>
          </table:table-cell>
          <table:table-cell table:style-name="Table6.C2" office:value-type="float" office:value="1">
            <text:p text:style-name="P36">1</text:p>
          </table:table-cell>
          <table:table-cell table:style-name="Table6.D2" office:value-type="string">
            <text:p text:style-name="P36">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820356876" text:style-name="L13">
        <text:list-item>
          <text:p text:style-name="P67">Belong to the group</text:p>
        </text:list-item>
        <text:list-item>
          <text:p text:style-name="P67">Are present in the neighborhood</text:p>
        </text:list-item>
        <text:list-item>
          <text:p text:style-name="P67">Are assigned to do the activity</text:p>
        </text:list-item>
        <text:list-item>
          <text:p text:style-name="P67">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61" draw:style-name="gr1"><draw:line draw:style-name="gr5" draw:text-style-name="P121" svg:x1="0.5059in" svg:y1="0.25in" svg:x2="0.5059in" svg:y2="3in"><text:p/></draw:line><draw:line draw:style-name="gr5" draw:text-style-name="P121" svg:x1="0.5059in" svg:y1="0.25in" svg:x2="3.7559in" svg:y2="0.25in"><text:p/></draw:line><draw:line draw:style-name="gr5" draw:text-style-name="P121" svg:x1="0.5059in" svg:y1="3in" svg:x2="3.7559in" svg:y2="3in"><text:p/></draw:line><draw:path draw:style-name="gr7" draw:text-style-name="P121" svg:width="3.4996in" svg:height="2.4996in" svg:x="0.5059in" svg:y="0.5in" svg:viewBox="0 0 8890 6350" svg:d="m8890 0c-3175 635-5715 1270-8890 6350v0"><text:p/></draw:path><draw:frame draw:style-name="gr8" draw:text-style-name="P124" svg:width="0.5012in" svg:height="0.4331in" svg:x="0.0154in" svg:y="0in"><draw:text-box><text:p text:style-name="P123"><text:span text:style-name="T40">1.0</text:span></text:p></draw:text-box></draw:frame><draw:frame draw:style-name="gr9" draw:text-style-name="P124" svg:width="0.5114in" svg:height="0.4331in" svg:x="0in" svg:y="1in"><draw:text-box><text:p text:style-name="P123"><text:span text:style-name="T40">2/3</text:span></text:p></draw:text-box></draw:frame><draw:frame draw:style-name="gr10" draw:text-style-name="P124" svg:width="0.5114in" svg:height="0.4331in" svg:x="0in" svg:y="2.75in"><draw:text-box><text:p text:style-name="P123"><text:span text:style-name="T40">0.0</text:span></text:p></draw:text-box></draw:frame><draw:frame draw:style-name="gr11" draw:text-style-name="P124" svg:width="0.324in" svg:height="0.4331in" svg:x="0.4346in" svg:y="2.9217in"><draw:text-box><text:p text:style-name="P123"><text:span text:style-name="T40">0</text:span></text:p></draw:text-box></draw:frame><draw:frame draw:style-name="gr12" draw:text-style-name="P122" svg:width="0.4488in" svg:height="0.7661in" svg:x="1.7902in" svg:y="2.9217in"><draw:text-box><text:p text:style-name="P125"><text:span text:style-name="T40">c</text:span></text:p><text:p text:style-name="P125"><text:span text:style-name="T41">25</text:span></text:p></draw:text-box></draw:frame><draw:line draw:style-name="gr13" draw:text-style-name="P121" svg:x1="0.5059in" svg:y1="1.25in" svg:x2="2.0059in" svg:y2="1.25in"><text:p/></draw:line><draw:line draw:style-name="gr13" draw:text-style-name="P121" svg:x1="2.0059in" svg:y1="1.25in" svg:x2="2.0059in" svg:y2="3in"><text:p/></draw:line></draw:g></text:p>
      <text:p text:style-name="P1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2"><text:span text:style-name="T16"><text:tab/></text:span><text:span text:style-name="T16"><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2"><text:span text:style-name="T16">where </text:span><text:span text:style-name="T12">p</text:span><text:span text:style-name="T16"> is the number of personnel engaged in the activity. <text:s/>Then the coverage fraction is</text:span></text:p>
      <text:p text:style-name="P12"><text:span text:style-name="T16"><text:tab/></text:span><text:span text:style-name="T16"><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2"><text:span text:style-name="T16"><text:tab/></text:span><text:span text:style-name="T12">p</text:span><text:span text:style-name="T16"> = 750</text:span></text:p>
      <text:p text:style-name="P12"><text:span text:style-name="T16"><text:tab/></text:span><text:span text:style-name="T16"><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6"> = 40,000</text:span></text:p>
      <text:p text:style-name="P1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2"><text:span text:style-name="T16"><text:tab/></text:span><text:span text:style-name="T16"><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2"><text:span text:style-name="T16"><text:tab/></text:span><text:span text:style-name="T16"><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2"><text:span text:style-name="T16">Details of the various presence and activity rule sets are contained in the </text:span><text:span text:style-name="T12">Athena Rules</text:span><text:span text:style-name="T16"> document.</text:span></text:p>
      <text:p text:style-name="P1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2"><text:span text:style-name="T16"><text:tab/></text:span><text:span text:style-name="T16"><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14" text:outline-level="2">Organization Activities</text:h>
      <text:p text:style-name="P14"><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text:span></text:p>
      <text:list xml:id="list645493061" text:style-name="L14">
        <text:list-item>
          <text:p text:style-name="P78"><text:span text:style-name="T16">The minimum security required for an activity depends primarily on the organization type, and not on the activity. NGOs and IGOs require “high” security, while CTRs require “medium” security.</text:span><text:span text:style-name="T16"><text:note text:id="ftn12" text:note-class="footnote"><text:note-citation>12</text:note-citation><text:note-body><text:p text:style-name="Footnote">Model parameter: <text:span text:style-name="T1">activity.ORG.*</text:span></text:p></text:note-body></text:note></text:span><text:span text:style-name="T16"> <text:s/></text:span></text:p>
        </text:list-item>
        <text:list-item>
          <text:p text:style-name="P68">Organization units can perform only a subset of the activities that a force unit can perform.</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8">Organization Activity</text:p>
            </table:table-cell>
            <table:table-cell table:style-name="Table7.A1" office:value-type="string">
              <text:p text:style-name="P48">Minimum Security</text:p>
              <text:p text:style-name="P48">Required</text:p>
            </table:table-cell>
            <table:table-cell table:style-name="Table7.A1" office:value-type="string">
              <text:p text:style-name="P48">Shifts</text:p>
            </table:table-cell>
            <table:table-cell table:style-name="Table7.D1" office:value-type="string">
              <text:p text:style-name="P48">Coverage Function</text:p>
            </table:table-cell>
          </table:table-row>
        </table:table-header-rows>
        <table:table-row>
          <table:table-cell table:style-name="Table7.A2" office:value-type="string">
            <text:p text:style-name="P35">CMO -- Construc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Education</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ext:soft-page-break/>
        <table:table-row>
          <table:table-cell table:style-name="Table7.A2" office:value-type="string">
            <text:p text:style-name="P35">CMO -- Healthca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dustry</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Infrastructure</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row>
          <table:table-cell table:style-name="Table7.A2" office:value-type="string">
            <text:p text:style-name="P35">CMO -- Other</text:p>
          </table:table-cell>
          <table:table-cell table:style-name="Table7.A2" office:value-type="string">
            <text:p text:style-name="P36">High/Medium</text:p>
          </table:table-cell>
          <table:table-cell table:style-name="Table7.C2" office:value-type="float" office:value="1">
            <text:p text:style-name="P36">1</text:p>
          </table:table-cell>
          <table:table-cell table:style-name="Table7.D2" office:value-type="string">
            <text:p text:style-name="P36">20/1000</text:p>
          </table:table-cell>
        </table:table-row>
      </table:table>
      <text:h text:style-name="P113"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Civilian Activity</text:p>
            </table:table-cell>
            <table:table-cell table:style-name="Table8.A1" office:value-type="string">
              <text:p text:style-name="P48">Minimum Security</text:p>
              <text:p text:style-name="P48">Required</text:p>
            </table:table-cell>
            <table:table-cell table:style-name="Table8.A1" office:value-type="string">
              <text:p text:style-name="P48">Shifts</text:p>
            </table:table-cell>
            <table:table-cell table:style-name="Table8.D1" office:value-type="string">
              <text:p text:style-name="P48">Coverage Function</text:p>
            </table:table-cell>
          </table:table-row>
        </table:table-header-rows>
        <table:table-row>
          <table:table-cell table:style-name="Table8.A2" office:value-type="string">
            <text:p text:style-name="P35">Displaced Persons</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25/1000</text:p>
          </table:table-cell>
        </table:table-row>
        <table:table-row>
          <table:table-cell table:style-name="Table8.A2" office:value-type="string">
            <text:p text:style-name="P35">In Camp</text:p>
          </table:table-cell>
          <table:table-cell table:style-name="Table8.A2" office:value-type="string">
            <text:p text:style-name="P36">n/a</text:p>
          </table:table-cell>
          <table:table-cell table:style-name="Table8.C2" office:value-type="float" office:value="1">
            <text:p text:style-name="P36">1</text:p>
          </table:table-cell>
          <table:table-cell table:style-name="Table8.D2" office:value-type="string">
            <text:p text:style-name="P36">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13" text:outline-level="2">Activity Situations</text:h>
      <text:p text:style-name="P13"><text:span text:style-name="T15">When a group has an activity with coverage greater than 0.0 in a neighborhood, we s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11"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11"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avoid being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of any specific group in a neighborhood, and of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do not attempt to deal with all of these possibilities in Spiral 2A. </text:p>
      <text:h text:style-name="Heading_20_3" text:outline-level="3"><text:bookmark-start text:name="__RefHeading__28413023"/><text:soft-page-break/>Requirements for This Spiral<text:bookmark-end text:name="__RefHeading__28413023"/></text:h>
      <text:list xml:id="list182690546" text:style-name="L15">
        <text:list-item>
          <text:p text:style-name="P79">Attrition shall take place in neighborhoods, based on the groups present in the neighborhood.</text:p>
        </text:list-item>
        <text:list-item>
          <text:p text:style-name="P105">All personnel are present in neighborhoods as unit personnel, i.e., as visible unit icons. staffed according to the activity schedule and personnel available in the relevant staffing pool.</text:p>
        </text:list-item>
        <text:list-item>
          <text:p text:style-name="P101">Force groups may be designated as <text:span text:style-name="T10">uniformed</text:span><text:span text:style-name="T15"> or </text:span><text:span text:style-name="T10">non-uniformed</text:span><text:span text:style-name="T15">.</text:span></text:p>
        </text:list-item>
        <text:list-item>
          <text:p text:style-name="P105">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105">For convenience,</text:p>
        </text:list-item>
        <text:list-item>
          <text:p text:style-name="P107">A Uniformed Force (UF) is the collection of all units within a neighborhood that belong to a particular force group that is designated as <text:span text:style-name="T15">uniformed</text:span><text:span text:style-name="T10">.</text:span></text:p>
        </text:list-item>
        <text:list-item>
          <text:p text:style-name="P108">A Non-uniformed Force (NF) is the collection of all units within a neighborhood that belong to a particular force group that is designated as non-uniformed.</text:p>
        </text:list-item>
        <text:list-item>
          <text:p text:style-name="P108">A Civilian "Force" (C) is the collection of all units within a neighborhood that belong to a particular group in the neighborhood.</text:p>
        </text:list-item>
        <text:list-item>
          <text:p text:style-name="P108">The attitude changes due to attrition to a displaced civilian unit will be done as though the attrition was incurred in the unit's neighborhood of origin.<text:note text:id="ftn14" text:note-class="footnote"><text:note-citation>14</text:note-citation><text:note-body><text:p text:style-name="Footnote">This is not quite right; but the current model for displaced civilians is a stopgap until GRAM can support it properly.</text:p></text:note-body></text:note></text:p>
        </text:list-item>
        <text:list-item>
          <text:p text:style-name="P108">An Organization "Force" (O) is the collection of all units within a neighborhood that belong to a particular organization group.</text:p>
        </text:list-item>
        <text:list-item>
          <text:p text:style-name="P106">A neighborhood may contain any combination of UFs, NFs, Cs, and Os.</text:p>
        </text:list-item>
        <text:list-item>
          <text:p text:style-name="P79">Groups may be friendly, enemy, or neutral with each other, based on the value of their relationships.</text:p>
        </text:list-item>
        <text:list-item>
          <text:p text:style-name="P79">Attrition occurs during engagements between enemy forces.</text:p>
        </text:list-item>
        <text:list-item>
          <text:p text:style-name="P79">AAM shall model attrition caused by the following types of engagement:</text:p>
        </text:list-item>
        <text:list-item>
          <text:p text:style-name="P107">UF vs. NF</text:p>
        </text:list-item>
        <text:list-item>
          <text:p text:style-name="P109">UF hunting down enemy NF.</text:p>
        </text:list-item>
        <text:list-item>
          <text:p text:style-name="P109">NF ambushing enemy UF.</text:p>
        </text:list-item>
        <text:list-item>
          <text:p text:style-name="P110"><text:soft-page-break/>Collateral damage to C from all engagements between forces.</text:p>
        </text:list-item>
        <text:list-item>
          <text:p text:style-name="P105">All casualties from attrition will be kills; there will be no computation of wounded.</text:p>
        </text:list-item>
        <text:list-item>
          <text:p text:style-name="P105">All attrition to O will be handled by magic input.</text:p>
        </text:list-item>
        <text:list-item>
          <text:p text:style-name="P105">All mass killings of C by any group will be handled by magic input.</text:p>
        </text:list-item>
        <text:list-item>
          <text:p text:style-name="P79">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5" text:note-class="footnote"><text:note-citation>15</text:note-citation><text:note-body><text:p text:style-name="Footnote">In future spirals we will add:</text:p><text:list xml:id="list1268322727" text:style-name="L16"><text:list-item><text:p text:style-name="P120"><text:s text:c="2"/>Levels of coercion (mere threatening vs. actual killing)</text:p></text:list-item><text:list-item><text:p text:style-name="P120"><text:s text:c="2"/>Tipping points (NPS coercion model)</text:p></text:list-item><text:list-item><text:p text:style-name="P120"><text:s text:c="2"/>Time to become effective</text:p></text:list-item><text:list-item><text:p text:style-name="P120"><text:s text:c="2"/>Levels of effectiveness based on presence of other forces and their activities</text:p></text:list-item><text:list-item><text:p text:style-name="P120"><text:s text:c="2"/>Explicit attrition to civilians for purposes of coercion</text:p></text:list-item></text:list></text:note-body></text:note></text:p>
        </text:list-item>
        <text:list-item>
          <text:p text:style-name="P107">Putting more troops into a neighborhood allows greater opportunity for coercion.</text:p>
        </text:list-item>
        <text:list-item>
          <text:p text:style-name="P105">A UF can hunt down enemy NF in a neighborhood. <text:s/>In this case, the UF will benefit in the following ways if it can increase the cooperation of the population with itself and decrease the cooperation of the population with the NF:</text:p>
        </text:list-item>
        <text:list-item>
          <text:p text:style-name="P107">Fewer attacks on UF by NF</text:p>
        </text:list-item>
        <text:list-item>
          <text:p text:style-name="P107">Better loss exchange rates for UF when NF does attack</text:p>
        </text:list-item>
        <text:list-item>
          <text:p text:style-name="P107">More attacks by UF against NF with less collateral damage to C on each attack.</text:p>
        </text:list-item>
        <text:list-item>
          <text:p text:style-name="P105">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085989303" text:continue-list="list182690546" text:style-name="L15">
        <text:list-item>
          <text:p text:style-name="P7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9">NF requires funding/resources in order to conduct attacks against UF.</text:p>
        </text:list-item>
        <text:list-item>
          <text:p text:style-name="P97">Reducing NF funding/resources reduces the number of attacks that NF can initiate against UF.</text:p>
        </text:list-item>
        <text:list-item>
          <text:p text:style-name="P101"><text:soft-page-break/>NF can conduct IED attacks against UF.</text:p>
        </text:list-item>
        <text:list-item>
          <text:p text:style-name="P105">Force groups will be allowed to recruit new members from the militant pools of local civilian groups.</text:p>
        </text:list-item>
        <text:list-item>
          <text:p text:style-name="P105">Individual units might be designated as Uniformed or Non-uniformed, perhaps according to their activity, allowing a single force group to have both UF and NF.</text:p>
        </text:list-item>
        <text:list-item>
          <text:p text:style-name="P79">AAM will model attrition caused by the following types of engagement.</text:p>
        </text:list-item>
        <text:list-item>
          <text:p text:style-name="P107">C vs. C</text:p>
        </text:list-item>
        <text:list-item>
          <text:p text:style-name="P107">UF vs. UF </text:p>
        </text:list-item>
        <text:list-item>
          <text:p text:style-name="P107">NF vs. NF</text:p>
        </text:list-item>
        <text:list-item>
          <text:p text:style-name="P107">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794671934" text:style-name="L17">
        <text:list-item>
          <text:p text:style-name="P80"><text:s/>NFs will ambush UFs to inflict a few casualties and then run in order to limit their own casualties</text:p>
        </text:list-item>
        <text:list-item>
          <text:p text:style-name="P80"><text:s/>When a UF discovers an NF cell, the UF will attack with overwhelming force and suffer no casualties</text:p>
        </text:list-item>
        <text:list-item>
          <text:p text:style-name="P80"><text:s/>Neither UFs nor NFs will intentionally kill civilians in this model.<text:note text:id="ftn16" text:note-class="footnote"><text:note-citation>16</text:note-citation><text:note-body><text:p text:style-name="Footnote">Mass killings can be handled via magic input. <text:s/>Killing as a coercion technique will not be explicit in Spiral 2A.</text:p></text:note-body></text:note></text:p>
        </text:list-item>
        <text:list-item>
          <text:p text:style-name="P80"><text:s/>NFs will not explicitly use crowds to promote unrest or otherwise further their agenda.</text:p>
        </text:list-item>
        <text:list-item>
          <text:p text:style-name="P80">UFs will cause collateral damage (the killing of civilian bystanders) when attacking or defending against NFs. NFs will not kill civilians when they attack or are attacked by UF.</text:p>
        </text:list-item>
        <text:list-item>
          <text:p text:style-name="P80">There is no direct UF vs. UF or NF vs. NF conflict within the playbox.</text:p>
        </text:list-item>
      </text:list>
      <text:h text:style-name="P113" text:outline-level="2"><text:bookmark-start text:name="__RefHeading__28403723"/>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text:soft-page-break/>and criminal groups will usually be non-uniformed (NF).</text:p>
      <text:h text:style-name="P113"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50">CHECKPOINT</text:p>
      <text:p text:style-name="P50">CMO_CONSTRUCTION <text:s text:c="3"/></text:p>
      <text:p text:style-name="P50">CMO_DEVELOPMENT <text:s text:c="4"/></text:p>
      <text:p text:style-name="P50">CMO_EDUCATION <text:s text:c="6"/></text:p>
      <text:p text:style-name="P50">CMO_EMPLOYMENT <text:s text:c="5"/></text:p>
      <text:p text:style-name="P50">CMO_HEALTHCARE <text:s text:c="5"/></text:p>
      <text:p text:style-name="P50">CMO_INDUSTRY <text:s text:c="7"/></text:p>
      <text:p text:style-name="P50">CMO_INFRASTRUCTURE <text:s/></text:p>
      <text:p text:style-name="P50">CMO_LAW_ENFORCEMENT </text:p>
      <text:p text:style-name="P50">CMO_OTHER <text:s text:c="10"/></text:p>
      <text:p text:style-name="Definitions"><text:span text:style-name="T15">COERCION <text:s text:c="10"/></text:span><text:s/></text:p>
      <text:p text:style-name="P50">CRIMINAL_ACTIVITIES </text:p>
      <text:p text:style-name="P50">CURFEW <text:s text:c="13"/></text:p>
      <text:p text:style-name="P50">PATROL <text:s text:c="13"/></text:p>
      <text:p text:style-name="P50">PSYOP </text:p>
      <text:p text:style-name="P50"/>
      <text:p text:style-name="Text_20_body">However, the results of such increased exposure are being deferred to a later spiral. </text:p>
      <text:p text:style-name="P3">The following activities do not have significant exposure in the sense used here:</text:p>
      <text:p text:style-name="P50">GUARD</text:p>
      <text:p text:style-name="P50">NONE</text:p>
      <text:h text:style-name="P113" text:outline-level="2">Unit Number and Unit Size</text:h>
      <text:p text:style-name="P3">Because units are used to allocate troops to particular activities, rather than to represent any military TOE, the breakdown of a force into units has no tactical significance. <text:s text:c="3"/>Consequently, the breakdown of a force into units will be ignored when computing the amount of attrition each group incurs.</text:p>
      <text:h text:style-name="Heading_20_2" text:outline-level="2"><text:soft-page-break/>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pply attrition to all civilian units that happen to be a neighborhood; this is equivalent to collateral damage incurred during normal attrition.</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7" text:note-class="footnote"><text:note-citation>17</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9">This model is deferred until after Spiral One.</text:p>
      <text:p text:style-name="Text_20_body"><text:span text:style-name="T15">A civilian "force" is simply a neighborhood group. <text:s/>Two neighborhood groups are antagonistic if at </text:span><text:span text:style-name="T15">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oft-page-break/><text:span text:style-name="T15"><text:tab/></text:span><text:span text:style-name="T15"><draw:frame draw:style-name="fr1" draw:name="Object21" text:anchor-type="as-char" svg:width="2.0701in" svg:height="0.278in" draw:z-index="8"><draw:object xlink:href="./Object 23" xlink:type="simple" xlink:show="embed" xlink:actuate="onLoad"/><draw:image xlink:href="./ObjectReplacements/Object 23" xlink:type="simple" xlink:show="embed" xlink:actuate="onLoad"/></draw:frame></text:span></text:p>
      <text:p text:style-name="Text_20_body"><text:span text:style-name="T15">If </text:span><text:span text:style-name="T15"><draw:frame draw:style-name="fr1" draw:name="Object20" text:anchor-type="as-char" svg:width="0.9189in" svg:height="0.2772in" draw:z-index="9"><draw:object xlink:href="./Object 24" xlink:type="simple" xlink:show="embed" xlink:actuate="onLoad"/><draw:image xlink:href="./ObjectReplacements/Object 24" xlink:type="simple" xlink:show="embed" xlink:actuate="onLoad"/></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3">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849537150" text:style-name="L18">
        <text:list-item>
          <text:p text:style-name="P72">ATTACK</text:p>
        </text:list-item>
        <text:list-item>
          <text:p text:style-name="P72">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bhood</text:p>
          </table:table-cell>
          <table:table-cell table:style-name="Table2.A1" office:value-type="string">
            <text:p text:style-name="P38"><text:s/><text:span text:style-name="T10">f</text:span></text:p>
          </table:table-cell>
          <table:table-cell table:style-name="Table2.A1" office:value-type="string">
            <text:p text:style-name="P41">g</text:p>
          </table:table-cell>
          <table:table-cell table:style-name="Table2.D1" office:value-type="string">
            <text:p text:style-name="P38">Coop. Limit</text:p>
          </table:table-cell>
        </table:table-row>
        <table:table-row>
          <table:table-cell table:style-name="Table2.A2" office:value-type="string">
            <text:p text:style-name="P35">N1</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25">
            <text:p text:style-name="P35">25</text:p>
          </table:table-cell>
        </table:table-row>
        <table:table-row>
          <table:table-cell table:style-name="Table2.A2" office:value-type="string">
            <text:p text:style-name="P35">N2</text:p>
          </table:table-cell>
          <table:table-cell table:style-name="Table2.A2" office:value-type="string">
            <text:p text:style-name="P35">BLUE</text:p>
          </table:table-cell>
          <table:table-cell table:style-name="Table2.A2" office:value-type="string">
            <text:p text:style-name="P35">ALQ</text:p>
          </table:table-cell>
          <table:table-cell table:style-name="Table2.D2" office:value-type="float" office:value="40">
            <text:p text:style-name="P35">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5">Just as with UFs, an NF will attack a particular UF only when ordered to do so by its Rules of </text:span><text:span text:style-name="T15">Engagement. <text:s/>In principle, each NF has an </text:span><text:span text:style-name="T10">attacking ROE</text:span><text:span text:style-name="T15"> with respect to each UF. <text:s/>This ROE may be </text:span><text:span text:style-name="T15">set to </text:span></text:p>
      <text:list xml:id="list1139578824" text:continue-numbering="true" text:style-name="L18">
        <text:list-item>
          <text:p text:style-name="P72">HIT_AND_RUN: <text:s/>The NF will attempt to kill UF troops through ambushes, IED attacks, and <text:soft-page-break/>so forth, while limiting their own losses by running as soon as possible.</text:p>
        </text:list-item>
        <text:list-item>
          <text:p text:style-name="P72">STAND_AND_FIGHT: <text:s/>The NF will attempt to kill UF troops by sucking them into ambushes and pinning them down, so as to kill as many UF troops as possible regardless of their own losses.</text:p>
        </text:list-item>
        <text:list-item>
          <text:p text:style-name="P72">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8" text:note-class="footnote"><text:note-citation>18</text:note-citation><text:note-body><text:p text:style-name="P3"><text:s text:c="2"/>In a later spiral, this number will be computed automatically from the resources available to the NF.</text:p></text:note-body></text:note></text:p>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8">Nbhood</text:p>
          </table:table-cell>
          <table:table-cell table:style-name="Table3.A1" office:value-type="string">
            <text:p text:style-name="P38"><text:s/><text:span text:style-name="T10">f</text:span></text:p>
          </table:table-cell>
          <table:table-cell table:style-name="Table3.A1" office:value-type="string">
            <text:p text:style-name="P41">g</text:p>
          </table:table-cell>
          <table:table-cell table:style-name="Table3.A1" office:value-type="string">
            <text:p text:style-name="P42">ROE</text:p>
          </table:table-cell>
          <table:table-cell table:style-name="Table3.A1" office:value-type="string">
            <text:p text:style-name="P38">Coop. Limit</text:p>
          </table:table-cell>
          <table:table-cell table:style-name="Table3.F1" office:value-type="string">
            <text:p text:style-name="P38">Attacks/Day</text:p>
          </table:table-cell>
        </table:table-row>
        <table:table-row>
          <table:table-cell table:style-name="Table3.A2" office:value-type="string">
            <text:p text:style-name="P35">N1</text:p>
          </table:table-cell>
          <table:table-cell table:style-name="Table3.A2" office:value-type="string">
            <text:p text:style-name="P35">ALQ </text:p>
          </table:table-cell>
          <table:table-cell table:style-name="Table3.A2" office:value-type="string">
            <text:p text:style-name="P35">BLUE</text:p>
          </table:table-cell>
          <table:table-cell table:style-name="Table3.A2" office:value-type="string">
            <text:p text:style-name="P35">STAND_AND_FIGHT</text:p>
          </table:table-cell>
          <table:table-cell table:style-name="Table3.E2" office:value-type="float" office:value="40">
            <text:p text:style-name="P35">40</text:p>
          </table:table-cell>
          <table:table-cell table:style-name="Table3.F2" office:value-type="float" office:value="0.2">
            <text:p text:style-name="P35">0.2</text:p>
          </table:table-cell>
        </table:table-row>
        <table:table-row>
          <table:table-cell table:style-name="Table3.A2" office:value-type="string">
            <text:p text:style-name="P35">N2</text:p>
          </table:table-cell>
          <table:table-cell table:style-name="Table3.A2" office:value-type="string">
            <text:p text:style-name="P35">ALQ</text:p>
          </table:table-cell>
          <table:table-cell table:style-name="Table3.A2" office:value-type="string">
            <text:p text:style-name="P35">BLUE</text:p>
          </table:table-cell>
          <table:table-cell table:style-name="Table3.D3" office:value-type="string">
            <text:p text:style-name="P35">HIT_AND_RUN</text:p>
          </table:table-cell>
          <table:table-cell table:style-name="Table3.E2" office:value-type="float" office:value="40">
            <text:p text:style-name="P35">40</text:p>
          </table:table-cell>
          <table:table-cell table:style-name="Table3.F2" office:value-type="float" office:value="0.5">
            <text:p text:style-name="P35">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2102840470" text:style-name="L19">
        <text:list-item>
          <text:p text:style-name="P81">FIRE_BACK_IMMEDIATELY: Fire back immediately if fired upon. <text:s/>This will cause collateral damage to civilians whenever the UF defends itself.</text:p>
        </text:list-item>
        <text:list-item>
          <text:p text:style-name="P81">FIRE_BACK_IF_PRESSED: Do not fire back unless the enemy continues to engage. <text:s/>This will cause collateral damage to civilians only when the UF defends itself against an NF with an attacking ROE of STAND_AND_FIGHT.</text:p>
        </text:list-item>
        <text:list-item>
          <text:p text:style-name="P81"><text:soft-page-break/>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9" text:note-class="footnote"><text:note-citation>19</text:note-citation><text:note-body><text:p text:style-name="Footnote">Model parameter: <text:span text:style-name="T21">aam.ticksPerTock</text:span></text:p></text:note-body></text:note> which is comfortably smaller than the expected Athena game turn of 1 to 3 months. <text:s/>Thus, attrition that occurs during a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5">Determine each pair <text:span text:style-name="T10">a,b</text:span> of antagonists in <text:span text:style-name="T10">n</text:span>.</text:p>
      <text:p text:style-name="P45">For each pair <text:span text:style-name="T10">a,b</text:span></text:p>
      <text:p text:style-name="P46">Compute attrition for each pair, according to the kind of antagonists.</text:p>
      <text:p text:style-name="P47">UF vs. NF</text:p>
      <text:p text:style-name="P47">NF vs. UF</text:p>
      <text:p text:style-name="P20"><text:tab/><text:tab/><text:tab/>Accumulate the attrition to each force.</text:p>
      <text:p text:style-name="P45">Apply all attrition at the end.</text:p>
      <text:p text:style-name="P4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132256582" text:style-name="L20">
        <text:list-item>
          <text:p text:style-name="P82">The number of troops in the UF: the more troops, the more chance of contact.</text:p>
        </text:list-item>
        <text:list-item>
          <text:p text:style-name="P82">Increased cooperation of the civilians with the UF, because the UF will get more intel.</text:p>
        </text:list-item>
        <text:list-item>
          <text:p text:style-name="P82">Decreased cooperation of the civilians with the NF, because the civilians are less likely to warn <text:soft-page-break/>the NF of an impending attack.</text:p>
        </text:list-item>
        <text:list-item>
          <text:p text:style-name="P82">The number of troops in the NF: the more troops, the easier they are to find.</text:p>
        </text:list-item>
        <text:list-item>
          <text:p text:style-name="P82"><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10"><draw:object xlink:href="./Object 25" xlink:type="simple" xlink:show="embed" xlink:actuate="onLoad"/><draw:image xlink:href="./ObjectReplacements/Object 25" xlink:type="simple" xlink:show="embed" xlink:actuate="onLoad"/></draw:frame></text:span><text:span text:style-name="T15"><text:tab/>=<text:tab/>The duration of the attrition interval in days</text:span></text:p>
      <text:p text:style-name="Definitions"><text:span text:style-name="T15"><draw:frame draw:style-name="fr1" draw:name="Object22" text:anchor-type="as-char" svg:width="0.278in" svg:height="0.278in" draw:z-index="11"><draw:object xlink:href="./Object 26" xlink:type="simple" xlink:show="embed" xlink:actuate="onLoad"/><draw:image xlink:href="./ObjectReplacements/Object 26" xlink:type="simple" xlink:show="embed" xlink:actuate="onLoad"/></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12"><draw:object xlink:href="./Object 27" xlink:type="simple" xlink:show="embed" xlink:actuate="onLoad"/><draw:image xlink:href="./ObjectReplacements/Object 27" xlink:type="simple" xlink:show="embed" xlink:actuate="onLoad"/></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13"><draw:object xlink:href="./Object 28" xlink:type="simple" xlink:show="embed" xlink:actuate="onLoad"/><draw:image xlink:href="./ObjectReplacements/Object 28" xlink:type="simple" xlink:show="embed" xlink:actuate="onLoad"/></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14"><draw:object xlink:href="./Object 29" xlink:type="simple" xlink:show="embed" xlink:actuate="onLoad"/><draw:image xlink:href="./ObjectReplacements/Object 29" xlink:type="simple" xlink:show="embed" xlink:actuate="onLoad"/></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15"><draw:object xlink:href="./Object 30" xlink:type="simple" xlink:show="embed" xlink:actuate="onLoad"/><draw:image xlink:href="./ObjectReplacements/Object 30" xlink:type="simple" xlink:show="embed" xlink:actuate="onLoad"/></draw:frame><text:span text:style-name="T15"><text:tab/>=<text:tab/>The actual coverage fraction of the UF .</text:span><text:span text:style-name="T15"><text:note text:id="ftn20" text:note-class="footnote"><text:note-citation>20</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16"><draw:object xlink:href="./Object 31" xlink:type="simple" xlink:show="embed" xlink:actuate="onLoad"/><draw:image xlink:href="./ObjectReplacements/Object 31" xlink:type="simple" xlink:show="embed" xlink:actuate="onLoad"/></draw:frame></text:span><text:span text:style-name="T15"><text:tab/>=<text:tab/>The nominal coverage fraction of the UF for this algorithm.</text:span><text:span text:style-name="T15"><text:note text:id="ftn21" text:note-class="footnote"><text:note-citation>21</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17"><draw:object xlink:href="./Object 32" xlink:type="simple" xlink:show="embed" xlink:actuate="onLoad"/><draw:image xlink:href="./ObjectReplacements/Object 32" xlink:type="simple" xlink:show="embed" xlink:actuate="onLoad"/></draw:frame></text:span><text:span text:style-name="T15"><text:tab/>=<text:tab/>The coverage fraction of the NF.</text:span><text:span text:style-name="T15"><text:note text:id="ftn22" text:note-class="footnote"><text:note-citation>22</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18"><draw:object xlink:href="./Object 33" xlink:type="simple" xlink:show="embed" xlink:actuate="onLoad"/><draw:image xlink:href="./ObjectReplacements/Object 33" xlink:type="simple" xlink:show="embed" xlink:actuate="onLoad"/></draw:frame><text:span text:style-name="T15"><text:tab/>=<text:tab/>The nominal coverage fraction of the NF for this algorithm.</text:span><text:span text:style-name="T15"><text:note text:id="ftn23" text:note-class="footnote"><text:note-citation>23</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4" text:note-class="footnote"><text:note-citation>24</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50"/>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19"><draw:object xlink:href="./Object 34" xlink:type="simple" xlink:show="embed" xlink:actuate="onLoad"/><draw:image xlink:href="./ObjectReplacements/Object 34" xlink:type="simple" xlink:show="embed" xlink:actuate="onLoad"/></draw:frame></text:span></text:p>
      <text:p text:style-name="P28"><text:span text:style-name="T15">Thus, when the cooperation levels are balanced (</text:span><text:span text:style-name="T15"><draw:frame draw:style-name="fr1" draw:name="Object29" text:anchor-type="as-char" svg:width="0.7661in" svg:height="0.278in" draw:z-index="20"><draw:object xlink:href="./Object 35" xlink:type="simple" xlink:show="embed" xlink:actuate="onLoad"/><draw:image xlink:href="./ObjectReplacements/Object 35" xlink:type="simple" xlink:show="embed" xlink:actuate="onLoad"/></draw:frame></text:span><text:span text:style-name="T15">), and when the coverage fractions are at their nominal levels, we get precisely the average number of attacks during the interval</text:span></text:p>
      <text:p text:style-name="Text_20_body"><text:span text:style-name="T15"><text:tab/></text:span><text:span text:style-name="T15"><draw:frame draw:style-name="fr1" draw:name="Object30" text:anchor-type="as-char" svg:width="1.1772in" svg:height="0.548in" draw:z-index="21"><draw:object xlink:href="./Object 36" xlink:type="simple" xlink:show="embed" xlink:actuate="onLoad"/><draw:image xlink:href="./ObjectReplacements/Object 36" xlink:type="simple" xlink:show="embed" xlink:actuate="onLoad"/></draw:frame></text:span></text:p>
      <text:p text:style-name="P3"><text:soft-page-break/>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5" text:note-class="footnote"><text:note-citation>25</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15"><text:tab/>=<text:tab/>The number of NF troops in the neighborhood.</text:span></text:p>
      <text:p text:style-name="P50"/>
      <text:p text:style-name="P3">The number of cells is then</text:p>
      <text:p text:style-name="Text_20_body"><text:tab/><draw:frame draw:style-name="fr1" draw:name="Object33" text:anchor-type="as-char" svg:width="1.9256in" svg:height="0.589in" draw:z-index="23"><draw:object xlink:href="./Object 38" xlink:type="simple" xlink:show="embed" xlink:actuate="onLoad"/><draw:image xlink:href="./ObjectReplacements/Object 38" xlink:type="simple" xlink:show="embed" xlink:actuate="onLoad"/></draw:frame></text:p>
      <text:p text:style-name="P3">Since each attack kills an entire cell, the actual number of attacks cannot exceed the number of cells:</text:p>
      <text:p text:style-name="P3"><text:tab/><draw:frame draw:style-name="fr1" draw:name="Object39" text:anchor-type="as-char" svg:width="1.428in" svg:height="0.278in" draw:z-index="24"><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25"><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6"><draw:object xlink:href="./Object 42" xlink:type="simple" xlink:show="embed" xlink:actuate="onLoad"/><draw:image xlink:href="./ObjectReplacements/Object 42" xlink:type="simple" xlink:show="embed" xlink:actuate="onLoad"/></draw:frame></text:span><text:span text:style-name="T10"><text:tab/>=<text:tab/></text:span><text:span text:style-name="T15">The nominal composite cooperation of the neighborhood with the UF for this algorithm.</text:span><text:span text:style-name="T15"><text:note text:id="ftn26" text:note-class="footnote"><text:note-citation>26</text:note-citation><text:note-body><text:p text:style-name="Footnote">Model parameter: <text:span text:style-name="T1">aam.UFvsNF.UF.nominalCooperation</text:span>, e.g., 35 %</text:p></text:note-body></text:note></text:span><text:span text:style-name="T10"><text:tab/></text:span></text:p>
      <text:p text:style-name="P30"><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7" text:note-class="footnote"><text:note-citation>27</text:note-citation><text:note-body><text:p text:style-name="Footnote">Model parameter: <text:span text:style-name="T1">aam.UFvsNF.ECDA.</text:span><text:span text:style-name="T3">urbanization</text:span>, e.g., 1 in rural, 3 in suburban, and 5 in urban.</text:p></text:note-body></text:note></text:span></text:p>
      <text:p text:style-name="P50"/>
      <text:p text:style-name="P3">Then</text:p>
      <text:p text:style-name="Text_20_body"><text:span text:style-name="T15"><text:tab/></text:span><text:span text:style-name="T15"><draw:frame draw:style-name="fr1" draw:name="Object35" text:anchor-type="as-char" svg:width="3.0571in" svg:height="0.6366in" draw:z-index="27"><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text:soft-page-break/>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8" text:note-class="footnote"><text:note-citation>28</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787988978" text:style-name="L21">
        <text:list-item>
          <text:p text:style-name="P83">Vary inversely with UF security</text:p>
        </text:list-item>
        <text:list-item>
          <text:p text:style-name="P83">Vary directly with the cooperation of the neighborhood with the NF.</text:p>
        </text:list-item>
        <text:list-item>
          <text:p text:style-name="P83">Vary directly with the coverage of UF units in the neighborhood.</text:p>
        </text:list-item>
      </text:list>
      <text:p text:style-name="Text_20_body">First we compute <draw:frame draw:style-name="fr1" draw:name="Object41" text:anchor-type="as-char" svg:width="0.2043in" svg:height="0.2772in" draw:z-index="2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9"><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5"><text:tab/>The nominal attack rate per day.</text:span><text:span text:style-name="T15"><text:note text:id="ftn29" text:note-class="footnote"><text:note-citation>29</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30"><draw:object xlink:href="./Object 47" xlink:type="simple" xlink:show="embed" xlink:actuate="onLoad"/><draw:image xlink:href="./ObjectReplacements/Object 47" xlink:type="simple" xlink:show="embed" xlink:actuate="onLoad"/></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31"><draw:object xlink:href="./Object 48" xlink:type="simple" xlink:show="embed" xlink:actuate="onLoad"/><draw:image xlink:href="./ObjectReplacements/Object 48" xlink:type="simple" xlink:show="embed" xlink:actuate="onLoad"/></draw:frame></text:span><text:span text:style-name="T15"><text:tab/>=<text:tab/>The composite cooperation of the neighborhood with the NF.</text:span></text:p>
      <text:p text:style-name="Definitions"><draw:frame draw:style-name="fr1" draw:name="Object46" text:anchor-type="as-char" svg:width="0.278in" svg:height="0.2772in" draw:z-index="32"><draw:object xlink:href="./Object 49" xlink:type="simple" xlink:show="embed" xlink:actuate="onLoad"/><draw:image xlink:href="./ObjectReplacements/Object 49" xlink:type="simple" xlink:show="embed" xlink:actuate="onLoad"/></draw:frame><text:span text:style-name="T15"> <text:tab/>=<text:tab/>The nominal cooperation of the neighborhood with the NF for this algorithm.</text:span><text:span text:style-name="T15"><text:note text:id="ftn30" text:note-class="footnote"><text:note-citation>30</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ext:span><text:span text:style-name="T15">This parameter depends on the ROE, HIT_AND_RUN or STAND_AND_FIGHT.</text:span></text:p>
      <text:p text:style-name="Definitions"><text:span text:style-name="T15"><draw:frame draw:style-name="fr1" draw:name="Object47" text:anchor-type="as-char" svg:width="0.3728in" svg:height="0.2772in" draw:z-index="33"><draw:object xlink:href="./Object 50" xlink:type="simple" xlink:show="embed" xlink:actuate="onLoad"/><draw:image xlink:href="./ObjectReplacements/Object 50" xlink:type="simple" xlink:show="embed" xlink:actuate="onLoad"/></draw:frame></text:span><text:span text:style-name="T15"><text:tab/>=<text:tab/>The actual coverage fraction of the UF, based on total personnel in the </text:span><text:soft-page-break/><text:span text:style-name="T15">neighborhood.</text:span><text:span text:style-name="T15"><text:note text:id="ftn31" text:note-class="footnote"><text:note-citation>31</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34"><draw:object xlink:href="./Object 51" xlink:type="simple" xlink:show="embed" xlink:actuate="onLoad"/><draw:image xlink:href="./ObjectReplacements/Object 51" xlink:type="simple" xlink:show="embed" xlink:actuate="onLoad"/></draw:frame></text:span><text:span text:style-name="T15"><text:tab/>=<text:tab/>The nominal coverage fraction of the UF for this algorithm.</text:span><text:span text:style-name="T15"><text:note text:id="ftn32" text:note-class="footnote"><text:note-citation>32</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35"><draw:object xlink:href="./Object 52" xlink:type="simple" xlink:show="embed" xlink:actuate="onLoad"/><draw:image xlink:href="./ObjectReplacements/Object 52" xlink:type="simple" xlink:show="embed" xlink:actuate="onLoad"/></draw:frame><text:span text:style-name="T15"><text:tab/>=<text:tab/>The duration of the attrition interval in days.</text:span></text:p>
      <text:p text:style-name="P50"/>
      <text:p text:style-name="P3">If <draw:frame draw:style-name="fr1" draw:name="Object57" text:anchor-type="as-char" svg:width="0.2043in" svg:height="0.2772in" draw:z-index="36"><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59" xlink:type="simple" xlink:show="embed" xlink:actuate="onLoad"/><draw:image xlink:href="./ObjectReplacements/Object 59" xlink:type="simple" xlink:show="embed" xlink:actuate="onLoad"/></draw:frame><text:tab/>=<text:tab/><text:span text:style-name="T15">The Expected Loss Exchange Ratio: the expected number of NF casualties per UF casualty, when the UF fires back. <text:s/>This number depends on the NF's attacking ROE.</text:span><text:span text:style-name="T15"><text:note text:id="ftn33" text:note-class="footnote"><text:note-citation>33</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3"><text:span text:style-name="T15"><draw:frame draw:style-name="fr1" draw:name="Object83" text:anchor-type="as-char" svg:width="0.2772in" svg:height="0.2772in" draw:z-index="38"><draw:object xlink:href="./Object 60" xlink:type="simple" xlink:show="embed" xlink:actuate="onLoad"/><draw:image xlink:href="./ObjectReplacements/Object 60" xlink:type="simple" xlink:show="embed" xlink:actuate="onLoad"/></draw:frame></text:span><text:span text:style-name="T15"><text:tab/>=<text:tab/>The composite cooperation of the neighborhood with the NF.</text:span></text:p>
      <text:p text:style-name="P53"><text:span text:style-name="T15"><draw:frame draw:style-name="fr1" draw:name="Object87" text:anchor-type="as-char" svg:width="0.2772in" svg:height="0.278in" draw:z-index="39"><draw:object xlink:href="./Object 61" xlink:type="simple" xlink:show="embed" xlink:actuate="onLoad"/><draw:image xlink:href="./ObjectReplacements/Object 61" xlink:type="simple" xlink:show="embed" xlink:actuate="onLoad"/></draw:frame></text:span><text:span text:style-name="T15">=<text:tab/>=<text:tab/>The composite cooperation of the neighborhood with the UF.</text:span></text:p>
      <text:p text:style-name="P31"><text:span text:style-name="T15"><draw:frame draw:style-name="fr1" draw:name="Object61" text:anchor-type="as-char" svg:width="0.852in" svg:height="0.2772in" draw:z-index="40"><draw:object xlink:href="./Object 62" xlink:type="simple" xlink:show="embed" xlink:actuate="onLoad"/><draw:image xlink:href="./ObjectReplacements/Object 62" xlink:type="simple" xlink:show="embed" xlink:actuate="onLoad"/></draw:frame></text:span><text:span text:style-name="T15"><text:tab/>=<text:tab/>The maximum loss exchange ratio the NF is willing to accept when attacking with the specified ROE.</text:span><text:span text:style-name="T15"><text:note text:id="ftn34" text:note-class="footnote"><text:note-citation>34</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50"/>
      <text:p text:style-name="P3">Then</text:p>
      <text:p text:style-name="Text_20_body"><text:span text:style-name="T15"><text:tab/></text:span><text:span text:style-name="T15"><draw:frame draw:style-name="fr1" draw:name="Object88" text:anchor-type="as-char" svg:width="2.4807in" svg:height="0.5453in" draw:z-index="41"><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he NF will only attack if the LER is their favor. <text:s/>That is,</text:p>
      <text:p text:style-name="Pseudocode"><text:span text:style-name="T15">If </text:span><text:span text:style-name="T15"><draw:frame draw:style-name="fr1" draw:name="Object58" text:anchor-type="as-char" svg:width="1.5728in" svg:height="0.2772in" draw:z-index="42"><draw:object xlink:href="./Object 64" xlink:type="simple" xlink:show="embed" xlink:actuate="onLoad"/><draw:image xlink:href="./ObjectReplacements/Object 64" xlink:type="simple" xlink:show="embed" xlink:actuate="onLoad"/></draw:frame></text:span></text:p>
      <text:p text:style-name="P44"><text:tab/>Then attack,</text:p>
      <text:p text:style-name="P44"><text:soft-page-break/><text:tab/>Otherwise do not attack.</text:p>
      <text:p text:style-name="P44"/>
      <text:h text:style-name="Heading_20_4" text:outline-level="4">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3"><draw:object xlink:href="./Object 66" xlink:type="simple" xlink:show="embed" xlink:actuate="onLoad"/><draw:image xlink:href="./ObjectReplacements/Object 66" xlink:type="simple" xlink:show="embed" xlink:actuate="onLoad"/></draw:frame> casualties on the UF during each attack.<text:note text:id="ftn35" text:note-class="footnote"><text:note-citation>35</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44"><draw:object xlink:href="./Object 71" xlink:type="simple" xlink:show="embed" xlink:actuate="onLoad"/><draw:image xlink:href="./ObjectReplacements/Object 71" xlink:type="simple" xlink:show="embed" xlink:actuate="onLoad"/></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45"><draw:object xlink:href="./Object 72" xlink:type="simple" xlink:show="embed" xlink:actuate="onLoad"/><draw:image xlink:href="./ObjectReplacements/Object 72" xlink:type="simple" xlink:show="embed" xlink:actuate="onLoad"/></draw:frame></text:span></text:p>
      <text:p text:style-name="P1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46"><draw:object xlink:href="./Object 73" xlink:type="simple" xlink:show="embed" xlink:actuate="onLoad"/><draw:image xlink:href="./ObjectReplacements/Object 73" xlink:type="simple" xlink:show="embed" xlink:actuate="onLoad"/></draw:frame></text:span><text:span text:style-name="T16"> personnel to kill as many UF personnel as they can.</text:span><text:span text:style-name="T16"><text:note text:id="ftn36" text:note-class="footnote"><text:note-citation>36</text:note-citation><text:note-body><text:p text:style-name="Footnote">Model parameter, <text:span text:style-name="T1">aam.NFvsUF.STAND_AND_FIGHT.nfCasualties</text:span>, e.g., 20</text:p></text:note-body></text:note></text:span><text:span text:style-name="T16"> <text:s/>Given the LER, they can then kill</text:span></text:p>
      <text:p text:style-name="P11"><text:span text:style-name="T16"><text:tab/></text:span><text:span text:style-name="T16"><draw:frame draw:style-name="fr1" draw:name="Object93" text:anchor-type="as-char" svg:width="2.478in" svg:height="0.5799in" draw:z-index="47"><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8"><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9"><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4764in" svg:height="0.7in" draw:z-index="50"><draw:object xlink:href="./Object 78" xlink:type="simple" xlink:show="embed" xlink:actuate="onLoad"/><draw:image xlink:href="./ObjectReplacements/Object 78" xlink:type="simple" xlink:show="embed" xlink:actuate="onLoad"/></draw:frame></text:p>
      <text:p text:style-name="Text_20_body"><text:span text:style-name="T15">Given that an attack is possible, and the LER is in the NF's favor, the NF will </text:span><text:span text:style-name="T18">always</text:span><text:span text:style-name="T15"> attack at least </text:span><text:span text:style-name="T15">once.</text:span></text:p>
      <text:p text:style-name="P3">The total number of UF casualties is then</text:p>
      <text:p text:style-name="Text_20_body"><text:soft-page-break/><text:span text:style-name="T15"><text:tab/></text:span><text:span text:style-name="T15"><draw:frame draw:style-name="fr1" draw:name="Object71" text:anchor-type="as-char" svg:width="4.0453in" svg:height="0.3362in" draw:z-index="51"><draw:object xlink:href="./Object 79" xlink:type="simple" xlink:show="embed" xlink:actuate="onLoad"/><draw:image xlink:href="./ObjectReplacements/Object 79" xlink:type="simple" xlink:show="embed" xlink:actuate="onLoad"/></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3">NF Attacks</text:p>
          </table:table-cell>
          <table:table-cell table:style-name="Table5.A1" office:value-type="string">
            <text:p text:style-name="P33">UF Defends</text:p>
          </table:table-cell>
          <table:table-cell table:style-name="Table5.C1" office:value-type="string">
            <text:p text:style-name="P33">UF Fires Back</text:p>
          </table:table-cell>
        </table:table-row>
        <table:table-row>
          <table:table-cell table:style-name="Table5.A2" office:value-type="string">
            <text:p text:style-name="P35">HIT_AND_RUN</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HIT_AND_RUN</text:p>
          </table:table-cell>
          <table:table-cell table:style-name="Table5.A2" office:value-type="string">
            <text:p text:style-name="P35">FIRE_BACK_IF_PRESSED</text:p>
          </table:table-cell>
          <table:table-cell table:style-name="Table5.C2" office:value-type="string">
            <text:p text:style-name="P35">No</text:p>
          </table:table-cell>
        </table:table-row>
        <table:table-row>
          <table:table-cell table:style-name="Table5.A2" office:value-type="string">
            <text:p text:style-name="P35">HIT_AND_RUN</text:p>
          </table:table-cell>
          <table:table-cell table:style-name="Table5.A2" office:value-type="string">
            <text:p text:style-name="P35">HOLD_FIRE</text:p>
          </table:table-cell>
          <table:table-cell table:style-name="Table5.C2" office:value-type="string">
            <text:p text:style-name="P35">No</text:p>
          </table:table-cell>
        </table:table-row>
        <table:table-row>
          <table:table-cell table:style-name="Table5.A2" office:value-type="string">
            <text:p text:style-name="P35">STAND_AND_FIGHT</text:p>
          </table:table-cell>
          <table:table-cell table:style-name="Table5.A2" office:value-type="string">
            <text:p text:style-name="P35">FIRE_BACK_IMMEDIATELY</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FIRE_BACK_IF_PRESSED</text:p>
          </table:table-cell>
          <table:table-cell table:style-name="Table5.C2" office:value-type="string">
            <text:p text:style-name="P35">Yes</text:p>
          </table:table-cell>
        </table:table-row>
        <table:table-row>
          <table:table-cell table:style-name="Table5.A2" office:value-type="string">
            <text:p text:style-name="P35">STAND_AND_FIGHT</text:p>
          </table:table-cell>
          <table:table-cell table:style-name="Table5.A2" office:value-type="string">
            <text:p text:style-name="P35">HOLD_FIRE</text:p>
          </table:table-cell>
          <table:table-cell table:style-name="Table5.C2" office:value-type="string">
            <text:p text:style-name="P35">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52"><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53"><draw:object xlink:href="./Object 81" xlink:type="simple" xlink:show="embed" xlink:actuate="onLoad"/><draw:image xlink:href="./ObjectReplacements/Object 81" xlink:type="simple" xlink:show="embed" xlink:actuate="onLoad"/></draw:frame></text:span></text:p>
      <text:p text:style-name="P15">where</text:p>
      <text:p text:style-name="Definitions"><text:span text:style-name="T25"><draw:frame draw:style-name="fr1" draw:name="Object53" text:anchor-type="as-char" svg:width="0.452in" svg:height="0.2319in" draw:z-index="54"><draw:object xlink:href="./Object 82" xlink:type="simple" xlink:show="embed" xlink:actuate="onLoad"/><draw:image xlink:href="./ObjectReplacements/Object 82" xlink:type="simple" xlink:show="embed" xlink:actuate="onLoad"/></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7" text:note-class="footnote"><text:note-citation>37</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13" text:outline-level="2"><text:bookmark-start text:name="__RefHeading__31420625"/>Applying Attrition<text:bookmark-end text:name="__RefHeading__31420625"/></text:h>
      <text:p text:style-name="P3">All attrition is computed before any attrition is applied to the neighborhood. <text:s/>Attrition to a group is <text:soft-page-break/>applied to each of a group's units in the neighborhood in proportion to its size. <text:s/>The attrition applied to each unit is also applied to the unit's staffing pool. <text:s/>Organization and civilian attrition is saved for later assessment by the DAM rule sets.</text:p>
      <text:p text:style-name="P3">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3">casualties<text:span text:style-name="T15"><text:tab/>=<text:tab/>The total number of casualties to inflict</text:span></text:p>
      <text:p text:style-name="P53">i<text:span text:style-name="T15"><text:tab/>=<text:tab/>The index of the </text:span>i<text:span text:style-name="T15">th unit to receive casualties</text:span></text:p>
      <text:p text:style-name="P53"><text:span text:style-name="T15"><draw:frame draw:style-name="fr1" draw:name="Object59" text:anchor-type="as-char" svg:width="0.1402in" svg:height="0.2772in" draw:z-index="55"><draw:object xlink:href="./Object 83" xlink:type="simple" xlink:show="embed" xlink:actuate="onLoad"/><draw:image xlink:href="./ObjectReplacements/Object 83" xlink:type="simple" xlink:show="embed" xlink:actuate="onLoad"/></draw:frame></text:span><text:span text:style-name="T15"><text:tab/>=<text:tab/>The fraction of </text:span>casualties<text:span text:style-name="T15"> to be taken by </text:span>i<text:span text:style-name="T15">.</text:span></text:p>
      <text:p text:style-name="P50"/>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56"><draw:object xlink:href="./Object 84" xlink:type="simple" xlink:show="embed" xlink:actuate="onLoad"/><draw:image xlink:href="./ObjectReplacements/Object 84" xlink:type="simple" xlink:show="embed" xlink:actuate="onLoad"/></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57"><draw:object xlink:href="./Object 85" xlink:type="simple" xlink:show="embed" xlink:actuate="onLoad"/><draw:image xlink:href="./ObjectReplacements/Object 85" xlink:type="simple" xlink:show="embed" xlink:actuate="onLoad"/></draw:frame></text:span></text:p>
      <text:p text:style-name="Pseudocode"><text:span text:style-name="T15"><text:tab/>If </text:span><text:span text:style-name="T10">r</text:span><text:span text:style-name="T15"> is 0, then stop.</text:span></text:p>
      <text:p text:style-name="P44"/>
      <text:p text:style-name="P29">This algorithm rounds fractional casualties in favor of the smaller units; the smallest unit will tend to get less than its "fair" share of casualties. </text:p>
      <text:p text:style-name="P3"/>
      <text:h text:style-name="Heading_20_2" text:outline-level="2">Assessing the Attitude Implications</text:h>
      <text:p text:style-name="Text_20_body">Once attrition has been computed and applied, it is necessary to assess the implications for civilian attitudes via the CIVCAS rule set in the Driver Assessment Model (DAM).</text:p>
      <text:h text:style-name="Heading_20_3" text:outline-level="3">Contrasted with JNEM</text:h>
      <text:p text:style-name="P3">In theory, JNEM assesses civilia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text:soft-page-break/>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groups will be applied to those groups as it occurs, but the total attrition will be saved and assessed with the normal attrition at the end of the week.</text:p>
      <text:h text:style-name="Heading_20_3" text:outline-level="3">Satisfaction Effects of Attrition</text:h>
      <text:p text:style-name="P28">We will assess the satisfaction effects of attrition on a civilia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3"><text:span text:style-name="T14">f</text:span><text:span text:style-name="T16"><text:tab/>=<text:tab/>The attrited civilian group.</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3"><text:span text:style-name="T16"><draw:frame draw:style-name="fr1" draw:name="Object75" text:anchor-type="as-char" svg:width="0.7492in" svg:height="0.2772in" draw:z-index="58"><draw:object xlink:href="./Object 86" xlink:type="simple" xlink:show="embed" xlink:actuate="onLoad"/><draw:image xlink:href="./ObjectReplacements/Object 86" xlink:type="simple" xlink:show="embed" xlink:actuate="onLoad"/></draw:frame></text:span><text:span text:style-name="T16"><text:tab/>=<text:tab/>A Z-curve, dependent on the group type, which converts a total number of casualties into a casualty multiplier used in the CIVCAS satisfaction rules.</text:span><text:span text:style-name="T16"><text:note text:id="ftn38" text:note-class="footnote"><text:note-citation>38</text:note-citation><text:note-body><text:p text:style-name="Footnote">Model parameters: <text:span text:style-name="T1">dam.CIVCAS.Zsat</text:span></text:p></text:note-body></text:note></text:span></text:p>
      <text:p text:style-name="P53"><text:span text:style-name="T14">M</text:span><text:span text:style-name="T16"><text:tab/>=<text:tab/>The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5154in" svg:height="0.2335in" draw:z-index="59"><draw:object xlink:href="./Object 87" xlink:type="simple" xlink:show="embed" xlink:actuate="onLoad"/><draw:image xlink:href="./ObjectReplacements/Object 87" xlink:type="simple" xlink:show="embed" xlink:actuate="onLoad"/></draw:frame></text:span></text:p>
      <text:p text:style-name="Text_20_body"><text:span text:style-name="T16">When the CIV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text:soft-page-break/>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22">Then, let</text:p>
      <text:p text:style-name="P22"/>
      <text:p text:style-name="Definitions"><text:span text:style-name="T14">n<text:tab/>=<text:tab/></text:span><text:span text:style-name="T16">The neighborhood of origin, rather than the neighborhood in which the attrition occurred. <text:s/>(They will often be the same, of course.)</text:span></text:p>
      <text:p text:style-name="P53"><text:span text:style-name="T14">f</text:span><text:span text:style-name="T16"><text:tab/>=<text:tab/>The attrited civilian group, resident in </text:span><text:span text:style-name="T14">n</text:span><text:span text:style-name="T16">.</text:span></text:p>
      <text:p text:style-name="P53"><text:span text:style-name="T14">g</text:span><text:span text:style-name="T16"><text:tab/>=<text:tab/>A force group.</text:span></text:p>
      <text:p text:style-name="P53"><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3"><text:span text:style-name="T16"><draw:frame draw:style-name="fr1" draw:name="Object78" text:anchor-type="as-char" svg:width="0.2484in" svg:height="0.2772in" draw:z-index="60"><draw:object xlink:href="./Object 88" xlink:type="simple" xlink:show="embed" xlink:actuate="onLoad"/><draw:image xlink:href="./ObjectReplacements/Object 88" xlink:type="simple" xlink:show="embed" xlink:actuate="onLoad"/></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3"><text:span text:style-name="T16"><draw:frame draw:style-name="fr1" draw:name="Object77" text:anchor-type="as-char" svg:width="0.6965in" svg:height="0.2335in" draw:z-index="61"><draw:object xlink:href="./Object 89" xlink:type="simple" xlink:show="embed" xlink:actuate="onLoad"/><draw:image xlink:href="./ObjectReplacements/Object 89" xlink:type="simple" xlink:show="embed" xlink:actuate="onLoad"/></draw:frame></text:span><text:span text:style-name="T16"><text:tab/>=<text:tab/>A Z-curve which converts a total number of casualties into a casualty multiplier used in the CIVCAS coop rules.</text:span><text:span text:style-name="T16"><text:note text:id="ftn39" text:note-class="footnote"><text:note-citation>39</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62"><draw:object xlink:href="./Object 90" xlink:type="simple" xlink:show="embed" xlink:actuate="onLoad"/><draw:image xlink:href="./ObjectReplacements/Object 90" xlink:type="simple" xlink:show="embed" xlink:actuate="onLoad"/></draw:frame></text:span></text:p>
      <text:p text:style-name="P53"><text:span text:style-name="T14">M</text:span><text:span text:style-name="T16"><text:tab/>=<text:tab/>The resulting casualty multiplier.</text:span></text:p>
      <text:p text:style-name="P51"/>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63"><draw:object xlink:href="./Object 91" xlink:type="simple" xlink:show="embed" xlink:actuate="onLoad"/><draw:image xlink:href="./ObjectReplacements/Object 91" xlink:type="simple" xlink:show="embed" xlink:actuate="onLoad"/></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64"><draw:object xlink:href="./Object 92" xlink:type="simple" xlink:show="embed" xlink:actuate="onLoad"/><draw:image xlink:href="./ObjectReplacements/Object 92" xlink:type="simple" xlink:show="embed" xlink:actuate="onLoad"/></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65"><draw:object xlink:href="./Object 93" xlink:type="simple" xlink:show="embed" xlink:actuate="onLoad"/><draw:image xlink:href="./ObjectReplacements/Object 93" xlink:type="simple" xlink:show="embed" xlink:actuate="onLoad"/></draw:frame></text:span><text:span text:style-name="T16"> </text:span></text:p>
      <text:p text:style-name="Text_20_body"><text:span text:style-name="T16">where M- connotes a medium-sized negative (i.e., -5.0 point) effect and "enmore" is the "enemies more" relationship multiplier function. <text:s/>See the </text:span><text:span text:style-name="T12">Athena Rules</text:span><text:span text:style-name="T16"> document for details on how rule magnitudes are specified.</text:span></text:p>
      <text:h text:style-name="Heading_20_1" text:outline-level="1"><text:bookmark-start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703539859" text:style-name="L22">
        <text:list-item>
          <text:p text:style-name="P84">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4">The number of deaths due to attrition for each neighborhood group.</text:p>
        </text:list-item>
        <text:list-item>
          <text:p text:style-name="P84">Resident population: people in their neighborhood of origin.</text:p>
        </text:list-item>
        <text:list-item>
          <text:p text:style-name="P84">Displaced population: people assigned activities outside of their neighborhood of origin.<text:note text:id="ftn40" text:note-class="footnote"><text:note-citation>40</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1850749964" text:style-name="L23">
        <text:list-item>
          <text:p text:style-name="P85">The total number of consumers in each neighborhood.</text:p>
        </text:list-item>
        <text:list-item>
          <text:p text:style-name="P85">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1662233610" text:style-name="L24">
        <text:list-item>
          <text:p text:style-name="P86">GRAM requires the current population of each neighborhood group.</text:p>
        </text:list-item>
        <text:list-item>
          <text:p text:style-name="P86">The Ground model requires that the civilian population of a neighborhood can be assigned activities in other neighborhoods.</text:p>
        </text:list-item>
        <text:list-item>
          <text:p text:style-name="P86">The Athena Attrition Model (AAM) requires that the civilian population can take collateral damage as the result of combat between forces.</text:p>
        </text:list-item>
        <text:list-item>
          <text:p text:style-name="P86">The Economics Model requires the number of people who participate in the regional economy (the consumers) and the number of people in the potential labor force (the workers).</text:p>
        </text:list-item>
      </text:list>
      <text:p text:style-name="P32"><text:soft-page-break/>Consequently,</text:p>
      <text:list xml:id="list284247269" text:style-name="L25">
        <text:list-item>
          <text:p text:style-name="P87">The playbox population is initially stated as the population of each neighborhood group.</text:p>
        </text:list-item>
        <text:list-item>
          <text:p text:style-name="P87">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1" text:note-class="footnote"><text:note-citation>4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7">Resident population can be <text:span text:style-name="T10">displaced</text:span><text:span text:style-name="T15">; that is, it can be assigned activities outside of its neighborhood of origin.</text:span></text:p>
        </text:list-item>
        <text:list-item>
          <text:p text:style-name="P96">The reason for the displacement can be indicated by the choice of activity, e.g., to DISPLACED or IN_CAMPS; however, this is outside the scope of DEMOG.</text:p>
        </text:list-item>
        <text:list-item>
          <text:p text:style-name="P99">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make the following simplifying assumptions in Spiral 2A:</text:p>
      <text:list xml:id="list424935444" text:style-name="L26">
        <text:list-item>
          <text:p text:style-name="P88">Births, and deaths from causes other than attrition, are not tracked.</text:p>
        </text:list-item>
        <text:list-item>
          <text:p text:style-name="P88">The population does not age.</text:p>
        </text:list-item>
        <text:list-item>
          <text:p text:style-name="P88">The subsistence population is a simple percentage of the non-displaced population of each neighborhood group.</text:p>
        </text:list-item>
        <text:list-item>
          <text:p text:style-name="P88">The subsistence population is outside the regional cash economy. <text:s/></text:p>
        </text:list-item>
        <text:list-item>
          <text:p text:style-name="P104">Displaced personnel are displaced from their land, and clearly cannot be doing subsistence agriculture.<text:note text:id="ftn42" text:note-class="footnote"><text:note-citation>42</text:note-citation><text:note-body><text:p text:style-name="Footnote">Nomadic herdsmen are clearly a separate case, and one that must wait until we implement migration fully. <text:s/>Consequently, any subsistence herdsman and assumed to stay within their neighborhoods of origin (for now).</text:p></text:note-body></text:note></text:p>
        </text:list-item>
        <text:list-item>
          <text:p text:style-name="P88">The labor force is a simple fraction of the total consumers, taking civilian activities (e.g., refugee status) into account.</text:p>
        </text:list-item>
      </text:list>
      <text:h text:style-name="Heading_20_2" text:outline-level="2"><text:soft-page-break/>Population and Units</text:h>
      <text:p text:style-name="Text_20_body">Athena 1 had the distinction between explicit population (represented in units) and implicit population (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simulation time is </text:span></text:p>
      <text:p text:style-name="Text_20_body"><text:tab/><draw:frame draw:style-name="fr1" draw:name="Object19" text:anchor-type="as-char" svg:width="2.6583in" svg:height="0.278in" draw:z-index="66"><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3228in" svg:height="0.2772in" draw:z-index="67"><draw:object xlink:href="./Object 121" xlink:type="simple" xlink:show="embed" xlink:actuate="onLoad"/><draw:image xlink:href="./ObjectReplacements/Object 121" xlink:type="simple" xlink:show="embed" xlink:actuate="onLoad"/></draw:frame><text:span text:style-name="T15"><text:tab/>=<text:tab/>The base population of group </text:span><text:span text:style-name="T10">ng</text:span><text:span text:style-name="T15"> at time zero, as defined in the scenario.</text:span></text:p>
      <text:p text:style-name="Definitions"><draw:frame draw:style-name="fr1" draw:name="Object50" text:anchor-type="as-char" svg:width="0.3425in" svg:height="0.278in" draw:z-index="68"><draw:object xlink:href="./Object 122" xlink:type="simple" xlink:show="embed" xlink:actuate="onLoad"/><draw:image xlink:href="./ObjectReplacements/Object 122" xlink:type="simple" xlink:show="embed" xlink:actuate="onLoad"/></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1" draw:name="Object51" text:anchor-type="as-char" svg:width="0.6602in" svg:height="0.278in" draw:z-index="69"><draw:object xlink:href="./Object 123" xlink:type="simple" xlink:show="embed" xlink:actuate="onLoad"/><draw:image xlink:href="./ObjectReplacements/Object 123" xlink:type="simple" xlink:show="embed" xlink:actuate="onLoad"/></draw:frame></text:span><text:span text:style-name="T15"><text:tab/>=<text:tab/>The total number of casualties suffered by group </text:span><text:span text:style-name="T10">ng </text:span><text:span text:style-name="T15">to date.</text:span></text:p>
      <text:p text:style-name="P50"/>
      <text:h text:style-name="Heading_20_3" text:outline-level="3">Civilian Attrition</text:h>
      <text:p text:style-name="Text_20_body">In Athena V2, all attrition occurs to personnel in units created by the ground model's staffing algorithm, but the actual attrition is applied to the pool of people from which the units are staffed.<text:note text:id="ftn43" text:note-class="footnote"><text:note-citation>43</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70"><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3335in" svg:height="0.2772in" draw:z-index="71"><draw:object xlink:href="./Object 125" xlink:type="simple" xlink:show="embed" xlink:actuate="onLoad"/><draw:image xlink:href="./ObjectReplacements/Object 125" xlink:type="simple" xlink:show="embed" xlink:actuate="onLoad"/></draw:frame></text:p>
      <text:h text:style-name="P118" text:outline-level="3">Subsistence Population</text:h>
      <text:p text:style-name="Text_20_body"><text:span text:style-name="T15">The subsistence population of a neighborhood group, </text:span><text:span text:style-name="T15"><draw:frame draw:style-name="fr1" draw:name="Object84" text:anchor-type="as-char" svg:width="0.2929in" svg:height="0.2083in" draw:z-index="72"><draw:object xlink:href="./Object 126" xlink:type="simple" xlink:show="embed" xlink:actuate="onLoad"/><draw:image xlink:href="./ObjectReplacements/Object 126" xlink:type="simple" xlink:show="embed" xlink:actuate="onLoad"/></draw:frame></text:span><text:span text:style-name="T15">, is a fraction of the total resident population:</text:span></text:p>
      <text:p text:style-name="Text_20_body"><text:span text:style-name="T15"><text:tab/></text:span><text:span text:style-name="T15"><draw:frame draw:style-name="fr1" draw:name="Object85" text:anchor-type="as-char" svg:width="1.9118in" svg:height="0.4591in" draw:z-index="73"><draw:object xlink:href="./Object 127" xlink:type="simple" xlink:show="embed" xlink:actuate="onLoad"/><draw:image xlink:href="./ObjectReplacements/Object 127" xlink:type="simple" xlink:show="embed" xlink:actuate="onLoad"/></draw:frame></text:span></text:p>
      <text:p text:style-name="P3"><text:soft-page-break/>where</text:p>
      <text:p text:style-name="Definitions"><text:span text:style-name="T15"><draw:frame draw:style-name="fr1" draw:name="Object86" text:anchor-type="as-char" svg:width="0.3925in" svg:height="0.2083in" draw:z-index="74"><draw:object xlink:href="./Object 128" xlink:type="simple" xlink:show="embed" xlink:actuate="onLoad"/><draw:image xlink:href="./ObjectReplacements/Object 128" xlink:type="simple" xlink:show="embed" xlink:actuate="onLoad"/></draw:frame></text:span><text:span text:style-name="T15"><text:tab/>=<text:tab/>The Subsistence Agriculture Percentage for neighborhood group </text:span><text:span text:style-name="T10">ng</text:span><text:span text:style-name="T15">.</text:span></text:p>
      <text:p text:style-name="P50"/>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 and livestock.</text:span></text:p>
      <text:h text:style-name="P118"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1" draw:name="Object94" text:anchor-type="as-char" svg:width="0.3138in" svg:height="0.2083in" draw:z-index="75"><draw:object xlink:href="./Object 129" xlink:type="simple" xlink:show="embed" xlink:actuate="onLoad"/><draw:image xlink:href="./ObjectReplacements/Object 129" xlink:type="simple" xlink:show="embed" xlink:actuate="onLoad"/></draw:frame></text:span><text:span text:style-name="T15"> as follows:</text:span></text:p>
      <text:p text:style-name="Text_20_body"><text:span text:style-name="T15"><text:tab/></text:span><text:span text:style-name="T15"><draw:frame draw:style-name="fr1" draw:name="Object95" text:anchor-type="as-char" svg:width="1.7154in" svg:height="0.2083in" draw:z-index="76"><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18"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4" text:note-class="footnote"><text:note-citation>44</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1" draw:name="Object96" text:anchor-type="as-char" svg:width="3.6571in" svg:height="0.5957in" draw:z-index="77"><draw:object xlink:href="./Object 131" xlink:type="simple" xlink:show="embed" xlink:actuate="onLoad"/><draw:image xlink:href="./ObjectReplacements/Object 131" xlink:type="simple" xlink:show="embed" xlink:actuate="onLoad"/></draw:frame></text:span></text:p>
      <text:p text:style-name="P3">where</text:p>
      <text:p text:style-name="P53"><draw:frame draw:style-name="fr1" draw:name="Object132" text:anchor-type="as-char" svg:width="0.3925in" svg:height="0.2083in" draw:z-index="78"><draw:object xlink:href="./Object 132" xlink:type="simple" xlink:show="embed" xlink:actuate="onLoad"/><draw:image xlink:href="./ObjectReplacements/Object 132" xlink:type="simple" xlink:show="embed" xlink:actuate="onLoad"/></draw:frame><text:tab/>=<text:tab/><text:span text:style-name="T15">The subsistence agriculture percentage for group </text:span>ng<text:span text:style-name="T15">.</text:span></text:p>
      <text:p text:style-name="P53">u<text:span text:style-name="T15"><text:tab/>=<text:tab/>A unit belonging to group </text:span>ng<text:span text:style-name="T15"> and located in neighborhood </text:span>n<text:span text:style-name="T15">.</text:span></text:p>
      <text:p text:style-name="P53"><draw:frame draw:style-name="fr1" draw:name="Object133" text:anchor-type="as-char" svg:width="0.1382in" svg:height="0.2083in" draw:z-index="79"><draw:object xlink:href="./Object 133" xlink:type="simple" xlink:show="embed" xlink:actuate="onLoad"/><draw:image xlink:href="./ObjectReplacements/Object 133" xlink:type="simple" xlink:show="embed" xlink:actuate="onLoad"/></draw:frame><text:tab/>=<text:span text:style-name="T15"><text:tab/>The activity assigned to unit </text:span>u</text:p>
      <text:p text:style-name="P53"><text:span text:style-name="T15"><draw:frame draw:style-name="fr1" draw:name="Object134" text:anchor-type="as-char" svg:width="0.7154in" svg:height="0.2083in" draw:z-index="80"><draw:object xlink:href="./Object 134" xlink:type="simple" xlink:show="embed" xlink:actuate="onLoad"/><draw:image xlink:href="./ObjectReplacements/Object 134" xlink:type="simple" xlink:show="embed" xlink:actuate="onLoad"/></draw:frame></text:span><text:span text:style-name="T15"><text:tab/>=<text:tab/>The number of personnel in unit </text:span>u</text:p>
      <text:p text:style-name="P53"><text:span text:style-name="T15"><draw:frame draw:style-name="fr1" draw:name="Object135" text:anchor-type="as-char" svg:width="0.5835in" svg:height="0.2083in" draw:z-index="81"><draw:object xlink:href="./Object 135" xlink:type="simple" xlink:show="embed" xlink:actuate="onLoad"/><draw:image xlink:href="./ObjectReplacements/Object 135" xlink:type="simple" xlink:show="embed" xlink:actuate="onLoad"/></draw:frame></text:span><text:span text:style-name="T15"><text:tab/>=<text:tab/>The labor force fraction for activity </text:span>a<text:span text:style-name="T15">.</text:span></text:p>
      <text:p text:style-name="P50"/>
      <text:p text:style-name="P3">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5" text:note-class="footnote"><text:note-citation>45</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38">Unit Activity</text:p>
          </table:table-cell>
          <table:table-cell table:style-name="LaborForceFractions.B1" office:value-type="string">
            <text:p text:style-name="P38">Labor Force Fraction</text:p>
          </table:table-cell>
        </table:table-row>
        <table:table-row>
          <table:table-cell table:style-name="LaborForceFractions.A2" office:value-type="string">
            <text:p text:style-name="P35">NONE</text:p>
          </table:table-cell>
          <table:table-cell table:style-name="LaborForceFractions.B2" office:value-type="string">
            <text:p text:style-name="P35">0.6</text:p>
          </table:table-cell>
        </table:table-row>
        <table:table-row>
          <table:table-cell table:style-name="LaborForceFractions.A2" office:value-type="string">
            <text:p text:style-name="P35">DISPLACED</text:p>
          </table:table-cell>
          <table:table-cell table:style-name="LaborForceFractions.B2" office:value-type="string">
            <text:p text:style-name="P35">0.4</text:p>
          </table:table-cell>
        </table:table-row>
        <table:table-row>
          <table:table-cell table:style-name="LaborForceFractions.A2" office:value-type="string">
            <text:p text:style-name="P35">IN_CAMP</text:p>
          </table:table-cell>
          <table:table-cell table:style-name="LaborForceFractions.B2" office:value-type="string">
            <text:p text:style-name="P35">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2"><draw:object xlink:href="./Object 136" xlink:type="simple" xlink:show="embed" xlink:actuate="onLoad"/><draw:image xlink:href="./ObjectReplacements/Object 136" xlink:type="simple" xlink:show="embed" xlink:actuate="onLoad"/></draw:frame></text:p>
      <text:p text:style-name="Text_20_body">where</text:p>
      <text:p text:style-name="P53">u<text:span text:style-name="T15"><text:tab/>=<text:tab/>A unit in neighborhood </text:span>n<text:span text:style-name="T15">, but displaced from its neighborhood of origin.</text:span></text:p>
      <text:p text:style-name="P53"><text:span text:style-name="T15"><draw:frame draw:style-name="fr1" draw:name="Object137" text:anchor-type="as-char" svg:width="0.7154in" svg:height="0.2083in" draw:z-index="83"><draw:object xlink:href="./Object 137" xlink:type="simple" xlink:show="embed" xlink:actuate="onLoad"/><draw:image xlink:href="./ObjectReplacements/Object 137" xlink:type="simple" xlink:show="embed" xlink:actuate="onLoad"/></draw:frame></text:span><text:span text:style-name="T15"><text:tab/>=<text:tab/>The number of personnel in unit </text:span>u<text:span text:style-name="T15">.</text:span></text:p>
      <text:p text:style-name="P50"/>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84"><draw:object xlink:href="./Object 138" xlink:type="simple" xlink:show="embed" xlink:actuate="onLoad"/><draw:image xlink:href="./ObjectReplacements/Object 138" xlink:type="simple" xlink:show="embed" xlink:actuate="onLoad"/></draw:frame></text:span><text:span text:style-name="T15">, is computed much like the labor force for a neighborhood group:</text:span></text:p>
      <text:p text:style-name="Text_20_body"><text:span text:style-name="T15"><text:tab/></text:span><text:span text:style-name="T15"><draw:frame draw:style-name="fr1" draw:name="Object139" text:anchor-type="as-char" svg:width="2.5028in" svg:height="0.4535in" draw:z-index="85"><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1" draw:name="Object140" text:anchor-type="as-char" svg:width="2.6366in" svg:height="0.3862in" draw:z-index="86"><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4862in" svg:height="0.3382in" draw:z-index="87"><draw:object xlink:href="./Object 141" xlink:type="simple" xlink:show="embed" xlink:actuate="onLoad"/><draw:image xlink:href="./ObjectReplacements/Object 141" xlink:type="simple" xlink:show="embed" xlink:actuate="onLoad"/></draw:frame></text:span></text:p>
      <text:p text:style-name="Text_20_body"><text:span text:style-name="T15"><text:tab/></text:span><text:span text:style-name="T15"><draw:frame draw:style-name="fr1" draw:name="Object142" text:anchor-type="as-char" svg:width="1.578in" svg:height="0.3382in" draw:z-index="88"><draw:object xlink:href="./Object 142" xlink:type="simple" xlink:show="embed" xlink:actuate="onLoad"/><draw:image xlink:href="./ObjectReplacements/Object 142" xlink:type="simple" xlink:show="embed" xlink:actuate="onLoad"/></draw:frame></text:span></text:p>
      <text:h text:style-name="P113" text:outline-level="2">Regional Population</text:h>
      <text:p text:style-name="P3">The regional population, consumers, and labor force are simply summed up across the neighborhoods in the obvious way.</text:p>
      <text:h text:style-name="P113"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89"><draw:object xlink:href="./Object 143" xlink:type="simple" xlink:show="embed" xlink:actuate="onLoad"/><draw:image xlink:href="./ObjectReplacements/Object 143" xlink:type="simple" xlink:show="embed" xlink:actuate="onLoad"/></draw:frame></text:span><text:span text:style-name="T15">:</text:span></text:p>
      <text:p text:style-name="Text_20_body"><text:soft-page-break/><text:span text:style-name="T15"><text:tab/></text:span><text:span text:style-name="T15"><draw:frame draw:style-name="fr1" draw:name="Object144" text:anchor-type="as-char" svg:width="1.2189in" svg:height="0.3929in" draw:z-index="90"><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5"><draw:frame draw:style-name="fr1" draw:name="Object145" text:anchor-type="as-char" svg:width="0.2626in" svg:height="0.2091in" draw:z-index="91"><draw:object xlink:href="./Object 145" xlink:type="simple" xlink:show="embed" xlink:actuate="onLoad"/><draw:image xlink:href="./ObjectReplacements/Object 145" xlink:type="simple" xlink:show="embed" xlink:actuate="onLoad"/></draw:frame></text:span><text:span text:style-name="T15"><text:tab/>=<text:tab/>The number of people in the labor force in neighborhood </text:span><text:span text:style-name="T10">n</text:span><text:span text:style-name="T15">.</text:span></text:p>
      <text:p text:style-name="P50"/>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92"><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5"><text:tab/></text:span><text:span text:style-name="T15"><draw:frame draw:style-name="fr1" draw:name="Object147" text:anchor-type="as-char" svg:width="2.0154in" svg:height="0.4429in" draw:z-index="93"><draw:object xlink:href="./Object 147" xlink:type="simple" xlink:show="embed" xlink:actuate="onLoad"/><draw:image xlink:href="./ObjectReplacements/Object 147"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1" draw:name="Object148" text:anchor-type="as-char" svg:width="0.3228in" svg:height="0.2083in" draw:z-index="94"><draw:object xlink:href="./Object 148" xlink:type="simple" xlink:show="embed" xlink:actuate="onLoad"/><draw:image xlink:href="./ObjectReplacements/Object 148" xlink:type="simple" xlink:show="embed" xlink:actuate="onLoad"/></draw:frame></text:span><text:span text:style-name="T15">:</text:span></text:p>
      <text:p text:style-name="Text_20_body"><text:span text:style-name="T15"><text:tab/></text:span><text:span text:style-name="T15"><draw:frame draw:style-name="fr1" draw:name="Object149" text:anchor-type="as-char" svg:width="1.4866in" svg:height="0.3929in" draw:z-index="95"><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5"><draw:frame draw:style-name="fr1" draw:name="Object150" text:anchor-type="as-char" svg:width="0.3118in" svg:height="0.2083in" draw:z-index="96"><draw:object xlink:href="./Object 150" xlink:type="simple" xlink:show="embed" xlink:actuate="onLoad"/><draw:image xlink:href="./ObjectReplacements/Object 150" xlink:type="simple" xlink:show="embed" xlink:actuate="onLoad"/></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50"/>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1" draw:name="Object151" text:anchor-type="as-char" svg:width="1.9945in" svg:height="0.4429in" draw:z-index="97"><draw:object xlink:href="./Object 151" xlink:type="simple" xlink:show="embed" xlink:actuate="onLoad"/><draw:image xlink:href="./ObjectReplacements/Object 151" xlink:type="simple" xlink:show="embed" xlink:actuate="onLoad"/></draw:frame></text:span></text:p>
      <text:h text:style-name="P118" text:outline-level="3">Unemployment Situations</text:h>
      <text:p text:style-name="P3">How does unemployment affect the civilians?</text:p>
      <text:list xml:id="list1949804414" text:style-name="L27">
        <text:list-item>
          <text:p text:style-name="P73">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3">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3" draw:name="Object159" text:anchor-type="paragraph" svg:x="0.6835in" svg:y="-0.0047in" svg:width="4.8in" svg:height="1.972in" draw:z-index="162"><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152" text:anchor-type="as-char" svg:width="1.3484in" svg:height="0.2091in" draw:z-index="98"><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4508in" svg:height="0.2091in" draw:z-index="99"><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ng</text:span> if <draw:frame draw:style-name="fr1" draw:name="Object154" text:anchor-type="as-char" svg:width="0.7252in" svg:height="0.2091in" draw:z-index="100"><draw:object xlink:href="./Object 154" xlink:type="simple" xlink:show="embed" xlink:actuate="onLoad"/><draw:image xlink:href="./ObjectReplacements/Object 154" xlink:type="simple" xlink:show="embed" xlink:actuate="onLoad"/></draw:frame>, or if <draw:frame draw:style-name="fr1" draw:name="Object155" text:anchor-type="as-char" svg:width="0.7764in" svg:height="0.2091in" draw:z-index="101"><draw:object xlink:href="./Object 155" xlink:type="simple" xlink:show="embed" xlink:actuate="onLoad"/><draw:image xlink:href="./ObjectReplacements/Object 155" xlink:type="simple" xlink:show="embed" xlink:actuate="onLoad"/></draw:frame> for any <text:span text:style-name="T10">ng</text:span>. <text:s/>The situation will be assessed by a new UNEMP rule set</text:p>
      <text:p text:style-name="P3">The modeling team proposed the following strawmen for the rule set:</text:p>
      <text:list xml:id="list2138075572" text:style-name="L28">
        <text:list-item>
          <text:p text:style-name="P89"><text:span text:style-name="T36">QOL: </text:span><text:span text:style-name="T36"><draw:frame draw:style-name="fr1" draw:name="Object156" text:anchor-type="as-char" svg:width="0.7571in" svg:height="0.2091in" draw:z-index="102"><draw:object xlink:href="./Object 156" xlink:type="simple" xlink:show="embed" xlink:actuate="onLoad"/><draw:image xlink:href="./ObjectReplacements/Object 156" xlink:type="simple" xlink:show="embed" xlink:actuate="onLoad"/></draw:frame></text:span></text:p>
        </text:list-item>
        <text:list-item>
          <text:p text:style-name="P89"><text:soft-page-break/><text:span text:style-name="T36">SFT: </text:span><text:span text:style-name="T36"><draw:frame draw:style-name="fr1" draw:name="Object157" text:anchor-type="as-char" svg:width="0.7508in" svg:height="0.2091in" draw:z-index="103"><draw:object xlink:href="./Object 157" xlink:type="simple" xlink:show="embed" xlink:actuate="onLoad"/><draw:image xlink:href="./ObjectReplacements/Object 157" xlink:type="simple" xlink:show="embed" xlink:actuate="onLoad"/></draw:frame></text:span></text:p>
        </text:list-item>
        <text:list-item>
          <text:p text:style-name="P89"><text:span text:style-name="T36">AUT: </text:span><text:span text:style-name="T36"><draw:frame draw:style-name="fr1" draw:name="Object158" text:anchor-type="as-char" svg:width="0.6929in" svg:height="0.2091in" draw:z-index="104"><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start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15" text:outline-level="2">The Economic Tableau</text:h>
      <text:p text:style-name="P14">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5"/>
          </table:table-cell>
          <table:table-cell table:style-name="Table9.B1" office:value-type="string">
            <text:p text:style-name="P39">goods</text:p>
          </table:table-cell>
          <table:table-cell table:style-name="Table9.B1" office:value-type="string">
            <text:p text:style-name="P39">pop</text:p>
          </table:table-cell>
          <table:table-cell table:style-name="Table9.B1" office:value-type="string">
            <text:p text:style-name="P39">else</text:p>
          </table:table-cell>
          <table:table-cell table:style-name="Table9.B1" office:value-type="string">
            <text:p text:style-name="P39">Revenue</text:p>
          </table:table-cell>
          <table:table-cell table:style-name="Table9.B1" office:value-type="string">
            <text:p text:style-name="P39">Price</text:p>
          </table:table-cell>
          <table:table-cell table:style-name="Table9.B1" office:value-type="string">
            <text:p text:style-name="P39">Quantity</text:p>
          </table:table-cell>
          <table:table-cell table:style-name="Table9.H1" office:value-type="string">
            <text:p text:style-name="P38">Units</text:p>
          </table:table-cell>
        </table:table-row>
        <table:table-row>
          <table:table-cell table:style-name="Table9.A2" office:value-type="string">
            <text:p text:style-name="P40">goods</text:p>
          </table:table-cell>
          <table:table-cell table:style-name="Table9.A2" office:value-type="string">
            <text:p text:style-name="P36"><draw:frame draw:style-name="fr1" draw:name="Object160" text:anchor-type="as-char" svg:width="0.2862in" svg:height="0.2366in" draw:z-index="105"><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6"><draw:frame draw:style-name="fr1" draw:name="Object161" text:anchor-type="as-char" svg:width="0.2854in" svg:height="0.2362in" draw:z-index="106"><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6"><draw:frame draw:style-name="fr1" draw:name="Object162" text:anchor-type="as-char" svg:width="0.2783in" svg:height="0.2362in" draw:z-index="107"><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6"><draw:frame draw:style-name="fr1" draw:name="Object163" text:anchor-type="as-char" svg:width="0.4165in" svg:height="0.2362in" draw:z-index="108"><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6"><draw:frame draw:style-name="fr1" draw:name="Object164" text:anchor-type="as-char" svg:width="0.1957in" svg:height="0.2362in" draw:z-index="109"><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6"><draw:frame draw:style-name="fr1" draw:name="Object165" text:anchor-type="as-char" svg:width="0.3165in" svg:height="0.2362in" draw:z-index="110"><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5">GBasket/yr</text:p>
          </table:table-cell>
        </table:table-row>
        <table:table-row>
          <table:table-cell table:style-name="Table9.A2" office:value-type="string">
            <text:p text:style-name="P40">pop</text:p>
          </table:table-cell>
          <table:table-cell table:style-name="Table9.A2" office:value-type="string">
            <text:p text:style-name="P36"><draw:frame draw:style-name="fr1" draw:name="Object166" text:anchor-type="as-char" svg:width="0.2965in" svg:height="0.2362in" draw:z-index="111"><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6"><draw:frame draw:style-name="fr1" draw:name="Object167" text:anchor-type="as-char" svg:width="0.2965in" svg:height="0.2362in" draw:z-index="112"><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6"><draw:frame draw:style-name="fr1" draw:name="Object168" text:anchor-type="as-char" svg:width="0.2898in" svg:height="0.2362in" draw:z-index="113"><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6"><draw:frame draw:style-name="fr1" draw:name="Object169" text:anchor-type="as-char" svg:width="0.4283in" svg:height="0.2362in" draw:z-index="114"><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6"><draw:frame draw:style-name="fr1" draw:name="Object170" text:anchor-type="as-char" svg:width="0.2071in" svg:height="0.2362in" draw:z-index="115"><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6"><draw:frame draw:style-name="fr1" draw:name="Object171" text:anchor-type="as-char" svg:width="0.328in" svg:height="0.2362in" draw:z-index="116"><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5">work-year/yr</text:p>
          </table:table-cell>
        </table:table-row>
        <table:table-row>
          <table:table-cell table:style-name="Table9.A2" office:value-type="string">
            <text:p text:style-name="P40">else</text:p>
          </table:table-cell>
          <table:table-cell table:style-name="Table9.A2" office:value-type="string">
            <text:p text:style-name="P36"><draw:frame draw:style-name="fr1" draw:name="Object172" text:anchor-type="as-char" svg:width="0.272in" svg:height="0.2362in" draw:z-index="117"><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6"><draw:frame draw:style-name="fr1" draw:name="Object173" text:anchor-type="as-char" svg:width="0.272in" svg:height="0.2362in" draw:z-index="118"><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6"><draw:frame draw:style-name="fr1" draw:name="Object174" text:anchor-type="as-char" svg:width="0.2654in" svg:height="0.2362in" draw:z-index="119"><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6"><draw:frame draw:style-name="fr1" draw:name="Object175" text:anchor-type="as-char" svg:width="0.4043in" svg:height="0.2362in" draw:z-index="120"><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6"><draw:frame draw:style-name="fr1" draw:name="Object176" text:anchor-type="as-char" svg:width="0.1827in" svg:height="0.2362in" draw:z-index="121"><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6"><draw:frame draw:style-name="fr1" draw:name="Object177" text:anchor-type="as-char" svg:width="0.3035in" svg:height="0.2362in" draw:z-index="122"><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5">EBasket/yr</text:p>
          </table:table-cell>
        </table:table-row>
        <table:table-row>
          <table:table-cell table:style-name="Table9.A2" office:value-type="string">
            <text:p text:style-name="P40">Expense</text:p>
          </table:table-cell>
          <table:table-cell table:style-name="Table9.A2" office:value-type="string">
            <text:p text:style-name="P36"><draw:frame draw:style-name="fr1" draw:name="Object178" text:anchor-type="as-char" svg:width="0.3992in" svg:height="0.2366in" draw:z-index="123"><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6"><draw:frame draw:style-name="fr1" draw:name="Object179" text:anchor-type="as-char" svg:width="0.4102in" svg:height="0.2362in" draw:z-index="124"><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6"><draw:frame draw:style-name="fr1" draw:name="Object180" text:anchor-type="as-char" svg:width="0.3866in" svg:height="0.2366in" draw:z-index="125"><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6"/>
          </table:table-cell>
          <table:table-cell table:style-name="Table9.F5" office:value-type="string">
            <text:p text:style-name="P36"/>
          </table:table-cell>
          <table:table-cell table:style-name="Table9.F5" office:value-type="string">
            <text:p text:style-name="P36"/>
          </table:table-cell>
          <table:table-cell table:style-name="Table9.F5" office:value-type="string">
            <text:p text:style-name="P35"/>
          </table:table-cell>
        </table:table-row>
      </table:table>
      <text:p text:style-name="P14"/>
      <text:p text:style-name="P14"><text:soft-page-break/>where</text:p>
      <text:p text:style-name="Definitions"><text:span text:style-name="T15"><draw:frame draw:style-name="fr1" draw:name="Object181" text:anchor-type="as-char" svg:width="0.222in" svg:height="0.2362in" draw:z-index="126"><draw:object xlink:href="./Object 181" xlink:type="simple" xlink:show="embed" xlink:actuate="onLoad"/><draw:image xlink:href="./ObjectReplacements/Object 181" xlink:type="simple" xlink:show="embed" xlink:actuate="onLoad"/></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27"><draw:object xlink:href="./Object 182" xlink:type="simple" xlink:show="embed" xlink:actuate="onLoad"/><draw:image xlink:href="./ObjectReplacements/Object 182" xlink:type="simple" xlink:show="embed" xlink:actuate="onLoad"/></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28"><draw:object xlink:href="./Object 183" xlink:type="simple" xlink:show="embed" xlink:actuate="onLoad"/><draw:image xlink:href="./ObjectReplacements/Object 183" xlink:type="simple" xlink:show="embed" xlink:actuate="onLoad"/></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29"><draw:object xlink:href="./Object 184" xlink:type="simple" xlink:show="embed" xlink:actuate="onLoad"/><draw:image xlink:href="./ObjectReplacements/Object 184" xlink:type="simple" xlink:show="embed" xlink:actuate="onLoad"/></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30"><draw:object xlink:href="./Object 185" xlink:type="simple" xlink:show="embed" xlink:actuate="onLoad"/><draw:image xlink:href="./ObjectReplacements/Object 185" xlink:type="simple" xlink:show="embed" xlink:actuate="onLoad"/></draw:frame></text:span><text:span text:style-name="T15"><text:tab/>=<text:tab/>The quantity of </text:span><text:span text:style-name="T10">i</text:span><text:span text:style-name="T15">'s product demanded per year.</text:span></text:p>
      <text:p text:style-name="P50"/>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131"><draw:object xlink:href="./Object 186" xlink:type="simple" xlink:show="embed" xlink:actuate="onLoad"/><draw:image xlink:href="./ObjectReplacements/Object 186" xlink:type="simple" xlink:show="embed" xlink:actuate="onLoad"/></draw:frame></text:span><text:span text:style-name="T15"><text:tab/>=<text:tab/></text:span><text:span text:style-name="T15"><draw:frame draw:style-name="fr1" draw:name="Object187" text:anchor-type="as-char" svg:width="0.4453in" svg:height="0.3661in" draw:z-index="132"><draw:object xlink:href="./Object 187" xlink:type="simple" xlink:show="embed" xlink:actuate="onLoad"/><draw:image xlink:href="./ObjectReplacements/Object 187" xlink:type="simple" xlink:show="embed" xlink:actuate="onLoad"/></draw:frame></text:span></text:p>
      <text:p text:style-name="Definitions"><text:span text:style-name="T15"><draw:frame draw:style-name="fr1" draw:name="Object188" text:anchor-type="as-char" svg:width="0.3811in" svg:height="0.2362in" draw:z-index="133"><draw:object xlink:href="./Object 188" xlink:type="simple" xlink:show="embed" xlink:actuate="onLoad"/><draw:image xlink:href="./ObjectReplacements/Object 188" xlink:type="simple" xlink:show="embed" xlink:actuate="onLoad"/></draw:frame></text:span><text:span text:style-name="T15"><text:tab/>=<text:tab/></text:span><text:span text:style-name="T15"><draw:frame draw:style-name="fr1" draw:name="Object189" text:anchor-type="as-char" svg:width="0.4453in" svg:height="0.3661in" draw:z-index="134"><draw:object xlink:href="./Object 189" xlink:type="simple" xlink:show="embed" xlink:actuate="onLoad"/><draw:image xlink:href="./ObjectReplacements/Object 189" xlink:type="simple" xlink:show="embed" xlink:actuate="onLoad"/></draw:frame></text:span></text:p>
      <text:p text:style-name="Definitions"><text:span text:style-name="T15"><draw:frame draw:style-name="fr1" draw:name="Object190" text:anchor-type="as-char" svg:width="0.3811in" svg:height="0.2362in" draw:z-index="135"><draw:object xlink:href="./Object 190" xlink:type="simple" xlink:show="embed" xlink:actuate="onLoad"/><draw:image xlink:href="./ObjectReplacements/Object 190" xlink:type="simple" xlink:show="embed" xlink:actuate="onLoad"/></draw:frame></text:span><text:span text:style-name="T15"><text:tab/>=<text:tab/></text:span><text:span text:style-name="T15"><draw:frame draw:style-name="fr1" draw:name="Object191" text:anchor-type="as-char" svg:width="0.5862in" svg:height="0.2362in" draw:z-index="136"><draw:object xlink:href="./Object 191" xlink:type="simple" xlink:show="embed" xlink:actuate="onLoad"/><draw:image xlink:href="./ObjectReplacements/Object 191" xlink:type="simple" xlink:show="embed" xlink:actuate="onLoad"/></draw:frame></text:span></text:p>
      <text:p text:style-name="Definitions"><text:span text:style-name="T15"><draw:frame draw:style-name="fr1" draw:name="Object192" text:anchor-type="as-char" svg:width="0.3811in" svg:height="0.2362in" draw:z-index="137"><draw:object xlink:href="./Object 192" xlink:type="simple" xlink:show="embed" xlink:actuate="onLoad"/><draw:image xlink:href="./ObjectReplacements/Object 192" xlink:type="simple" xlink:show="embed" xlink:actuate="onLoad"/></draw:frame></text:span><text:span text:style-name="T15"><text:tab/>=<text:tab/></text:span><text:span text:style-name="T15"><draw:frame draw:style-name="fr1" draw:name="Object193" text:anchor-type="as-char" svg:width="0.3634in" svg:height="0.2362in" draw:z-index="138"><draw:object xlink:href="./Object 193" xlink:type="simple" xlink:show="embed" xlink:actuate="onLoad"/><draw:image xlink:href="./ObjectReplacements/Object 193" xlink:type="simple" xlink:show="embed" xlink:actuate="onLoad"/></draw:frame></text:span></text:p>
      <text:p text:style-name="P51"/>
      <text:h text:style-name="P115"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39"><draw:object xlink:href="./Object 194" xlink:type="simple" xlink:show="embed" xlink:actuate="onLoad"/><draw:image xlink:href="./ObjectReplacements/Object 194" xlink:type="simple" xlink:show="embed" xlink:actuate="onLoad"/></draw:frame></text:span><text:span text:style-name="T15"><text:tab/>=<text:tab/></text:span><text:span text:style-name="T5">X.i.j</text:span></text:p>
      <text:p text:style-name="Definitions"><text:span text:style-name="T15"><draw:frame draw:style-name="fr1" draw:name="Object195" text:anchor-type="as-char" svg:width="0.3909in" svg:height="0.2362in" draw:z-index="140"><draw:object xlink:href="./Object 195" xlink:type="simple" xlink:show="embed" xlink:actuate="onLoad"/><draw:image xlink:href="./ObjectReplacements/Object 195" xlink:type="simple" xlink:show="embed" xlink:actuate="onLoad"/></draw:frame></text:span><text:span text:style-name="T15"><text:tab/>=<text:tab/></text:span><text:span text:style-name="T5">EXP.j</text:span></text:p>
      <text:p text:style-name="Definitions"><text:span text:style-name="T10"><draw:frame draw:style-name="fr1" draw:name="Object196" text:anchor-type="as-char" svg:width="0.3811in" svg:height="0.2362in" draw:z-index="141"><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5"><draw:frame draw:style-name="fr1" draw:name="Object197" text:anchor-type="as-char" svg:width="0.1598in" svg:height="0.2362in" draw:z-index="142"><draw:object xlink:href="./Object 197" xlink:type="simple" xlink:show="embed" xlink:actuate="onLoad"/><draw:image xlink:href="./ObjectReplacements/Object 197" xlink:type="simple" xlink:show="embed" xlink:actuate="onLoad"/></draw:frame></text:span><text:span text:style-name="T15"><text:tab/>=<text:tab/></text:span><text:span text:style-name="T5">P.i</text:span></text:p>
      <text:p text:style-name="Definitions"><text:span text:style-name="T16"><draw:frame draw:style-name="fr1" draw:name="Object198" text:anchor-type="as-char" svg:width="0.2807in" svg:height="0.2362in" draw:z-index="143"><draw:object xlink:href="./Object 198" xlink:type="simple" xlink:show="embed" xlink:actuate="onLoad"/><draw:image xlink:href="./ObjectReplacements/Object 198" xlink:type="simple" xlink:show="embed" xlink:actuate="onLoad"/></draw:frame></text:span><text:span text:style-name="T16"><text:tab/>=<text:tab/></text:span><text:span text:style-name="T6">QD.i</text:span></text:p>
      <text:p text:style-name="P51"/>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144"><draw:object xlink:href="./Object 199" xlink:type="simple" xlink:show="embed" xlink:actuate="onLoad"/><draw:image xlink:href="./ObjectReplacements/Object 199" xlink:type="simple" xlink:show="embed" xlink:actuate="onLoad"/></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6" text:note-class="footnote"><text:note-citation>46</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145"><draw:object xlink:href="./Object 200" xlink:type="simple" xlink:show="embed" xlink:actuate="onLoad"/><draw:image xlink:href="./ObjectReplacements/Object 200" xlink:type="simple" xlink:show="embed" xlink:actuate="onLoad"/></draw:frame></text:span><text:span text:style-name="T14">.</text:span></text:p>
      <text:h text:style-name="Heading_20_2" text:outline-level="2"><text:bookmark-start text:name="__RefHeading__1421_2040446466"/>Calibrating the CGE<text:bookmark-end text:name="__RefHeading__1421_2040446466"/></text:h>
      <text:p text:style-name="Text_20_body">The CGE is calibrated by setting a number of model parameters:</text:p>
      <text:list xml:id="list160910010" text:style-name="L29">
        <text:list-item>
          <text:p text:style-name="P90"><text:span text:style-name="T1">econ.f.</text:span><text:span text:style-name="T3">i</text:span><text:span text:style-name="T5">.</text:span><text:span text:style-name="T3">j</text:span><text:span text:style-name="T15">, the Cobb-Douglas parameters for the three sectors.</text:span></text:p>
        </text:list-item>
        <text:list-item>
          <text:p text:style-name="P91">econ.BaseWage, the average wage for one work-year, in dollars.</text:p>
        </text:list-item>
        <text:list-item>
          <text:p text:style-name="P90"><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19"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5"/>
          </table:table-cell>
          <table:table-cell table:style-name="Table10.B1" office:value-type="string">
            <text:p text:style-name="P39">goods</text:p>
          </table:table-cell>
          <table:table-cell table:style-name="Table10.B1" office:value-type="string">
            <text:p text:style-name="P39">pop</text:p>
          </table:table-cell>
          <table:table-cell table:style-name="Table10.B1" office:value-type="string">
            <text:p text:style-name="P39">else</text:p>
          </table:table-cell>
          <table:table-cell table:style-name="Table10.E1" office:value-type="string">
            <text:p text:style-name="P39">Revenue</text:p>
          </table:table-cell>
        </table:table-row>
        <table:table-row>
          <table:table-cell table:style-name="Table10.A2" office:value-type="string">
            <text:p text:style-name="P40">goods</text:p>
          </table:table-cell>
          <table:table-cell table:style-name="Table10.A2" office:value-type="string">
            <text:p text:style-name="P36"><draw:frame draw:style-name="fr1" draw:name="Object201" text:anchor-type="as-char" svg:width="0.3811in" svg:height="0.2366in" draw:z-index="146"><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6"><draw:frame draw:style-name="fr1" draw:name="Object202" text:anchor-type="as-char" svg:width="0.3811in" svg:height="0.2366in" draw:z-index="147"><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6"><draw:frame draw:style-name="fr1" draw:name="Object203" text:anchor-type="as-char" svg:width="0.3744in" svg:height="0.2366in" draw:z-index="148"><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6"><draw:frame draw:style-name="fr1" draw:name="Object204" text:anchor-type="as-char" svg:width="0.5193in" svg:height="0.2366in" draw:z-index="149"><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40">pop</text:p>
          </table:table-cell>
          <table:table-cell table:style-name="Table10.A2" office:value-type="string">
            <text:p text:style-name="P36"><draw:frame draw:style-name="fr1" draw:name="Object205" text:anchor-type="as-char" svg:width="0.3925in" svg:height="0.2366in" draw:z-index="150"><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6"><draw:frame draw:style-name="fr1" draw:name="Object206" text:anchor-type="as-char" svg:width="0.3925in" svg:height="0.2366in" draw:z-index="151"><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6"><draw:frame draw:style-name="fr1" draw:name="Object207" text:anchor-type="as-char" svg:width="0.3854in" svg:height="0.2366in" draw:z-index="152"><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6"><draw:frame draw:style-name="fr1" draw:name="Object208" text:anchor-type="as-char" svg:width="0.5311in" svg:height="0.2366in" draw:z-index="153"><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40">else</text:p>
          </table:table-cell>
          <table:table-cell table:style-name="Table10.A2" office:value-type="string">
            <text:p text:style-name="P36"><draw:frame draw:style-name="fr1" draw:name="Object209" text:anchor-type="as-char" svg:width="0.3681in" svg:height="0.2366in" draw:z-index="154"><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6"><draw:frame draw:style-name="fr1" draw:name="Object210" text:anchor-type="as-char" svg:width="0.3681in" svg:height="0.2366in" draw:z-index="155"><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6"><draw:frame draw:style-name="fr1" draw:name="Object211" text:anchor-type="as-char" svg:width="0.361in" svg:height="0.2366in" draw:z-index="156"><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6"><draw:frame draw:style-name="fr1" draw:name="Object212" text:anchor-type="as-char" svg:width="0.5071in" svg:height="0.2366in" draw:z-index="157"><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40">Expense</text:p>
          </table:table-cell>
          <table:table-cell table:style-name="Table10.A2" office:value-type="string">
            <text:p text:style-name="P36"><draw:frame draw:style-name="fr1" draw:name="Object213" text:anchor-type="as-char" svg:width="0.5016in" svg:height="0.2366in" draw:z-index="158"><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6"><draw:frame draw:style-name="fr1" draw:name="Object214" text:anchor-type="as-char" svg:width="0.5126in" svg:height="0.2366in" draw:z-index="159"><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6"><draw:frame draw:style-name="fr1" draw:name="Object215" text:anchor-type="as-char" svg:width="0.489in" svg:height="0.2366in" draw:z-index="160"><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6"/>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93"><draw:object xlink:href="./Object 216" xlink:type="simple" xlink:show="embed" xlink:actuate="onLoad"/><draw:image xlink:href="./ObjectReplacements/Object 216" xlink:type="simple" xlink:show="embed" xlink:actuate="onLoad"/></draw:frame>'s), in dollars,<text:note text:id="ftn47" text:note-class="footnote"><text:note-citation>47</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94"><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95"><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9"><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80"><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63090654" text:style-name="L30">
        <text:list-item>
          <text:p text:style-name="P92">econ.f.goods.goods</text:p>
        </text:list-item>
        <text:list-item>
          <text:p text:style-name="P92">econ.f.goods.pop</text:p>
        </text:list-item>
        <text:list-item>
          <text:p text:style-name="P92">econ.f.goods.else</text:p>
        </text:list-item>
        <text:list-item>
          <text:p text:style-name="P92">econ.f.pop.goods</text:p>
        </text:list-item>
        <text:list-item>
          <text:p text:style-name="P92">econ.f.pop.pop</text:p>
        </text:list-item>
        <text:list-item>
          <text:p text:style-name="P92">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6"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5">Cell</text:p>
          </table:table-cell>
          <table:table-cell table:style-name="Table11.A1" office:value-type="string">
            <text:p text:style-name="P35">Source</text:p>
          </table:table-cell>
          <table:table-cell table:style-name="Table11.C1" office:value-type="string">
            <text:p text:style-name="P35">Description</text:p>
          </table:table-cell>
        </table:table-row>
        <table:table-row>
          <table:table-cell table:style-name="Table11.A2" office:value-type="string">
            <text:p text:style-name="P43">BaseConsumers</text:p>
          </table:table-cell>
          <table:table-cell table:style-name="Table11.A2" office:value-type="string">
            <text:p text:style-name="Standard">DEMOG</text:p>
          </table:table-cell>
          <table:table-cell table:style-name="Table11.C2" office:value-type="string">
            <text:p text:style-name="P35">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start text:name="__RefHeading__1469_2040446466"/>Run-time Inputs<text:bookmark-end text:name="__RefHeading__1469_2040446466"/></text:h>
      <text:p text:style-name="P16">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8">Cell</text:p>
            </table:table-cell>
            <table:table-cell table:style-name="Table12.A1" office:value-type="string">
              <text:p text:style-name="P38">Source</text:p>
            </table:table-cell>
            <table:table-cell table:style-name="Table12.C1" office:value-type="string">
              <text:p text:style-name="P38">Description</text:p>
            </table:table-cell>
          </table:table-row>
        </table:table-header-rows>
        <table:table-row>
          <table:table-cell table:style-name="Table12.A2" office:value-type="string">
            <text:p text:style-name="P43">In::Consumers</text:p>
          </table:table-cell>
          <table:table-cell table:style-name="Table12.A2" office:value-type="string">
            <text:p text:style-name="Standard">DEMOG</text:p>
          </table:table-cell>
          <table:table-cell table:style-name="Table12.C2" office:value-type="string">
            <text:p text:style-name="P35">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3">In::WF</text:p>
          </table:table-cell>
          <table:table-cell table:style-name="Table12.A2" office:value-type="string">
            <text:p text:style-name="Standard">DEMOG</text:p>
          </table:table-cell>
          <table:table-cell table:style-name="Table12.C2" office:value-type="string">
            <text:p text:style-name="P35">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3">In::LSF</text:p>
          </table:table-cell>
          <table:table-cell table:style-name="Table12.A2" office:value-type="string">
            <text:p text:style-name="Standard">ECON, </text:p>
            <text:p text:style-name="Standard">Ground</text:p>
          </table:table-cell>
          <table:table-cell table:style-name="Table12.C2" office:value-type="string">
            <text:p text:style-name="P35">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1">pop</text:span><text:span text:style-name="T14"> sector.</text:span></text:p>
          </table:table-cell>
        </table:table-row>
        <table:table-row>
          <table:table-cell table:style-name="Table12.A2" office:value-type="string">
            <text:p text:style-name="P43">In::CAP.goods</text:p>
          </table:table-cell>
          <table:table-cell table:style-name="Table12.A2" office:value-type="string">
            <text:p text:style-name="Standard">Ground</text:p>
          </table:table-cell>
          <table:table-cell table:style-name="Table12.C2" office:value-type="string">
            <text:p text:style-name="P35">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5"/>
            <text:p text:style-name="P35">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8">Cell</text:p>
            </table:table-cell>
            <table:table-cell table:style-name="Table13.A1" office:value-type="string">
              <text:p text:style-name="P38">Used By</text:p>
            </table:table-cell>
            <table:table-cell table:style-name="Table13.C1" office:value-type="string">
              <text:p text:style-name="P38">Description</text:p>
            </table:table-cell>
          </table:table-row>
        </table:table-header-rows>
        <table:table-row>
          <table:table-cell table:style-name="Table13.A2" office:value-type="string">
            <text:p text:style-name="P43">Out::P.<text:span text:style-name="T10">i</text:span></text:p>
          </table:table-cell>
          <table:table-cell table:style-name="Table13.A2" office:value-type="string">
            <text:p text:style-name="Standard">Display</text:p>
          </table:table-cell>
          <table:table-cell table:style-name="Table13.C2" office:value-type="string">
            <text:p text:style-name="P35">The price of one unit of sector <text:span text:style-name="T10">i</text:span><text:span text:style-name="T15">, in dollars.</text:span></text:p>
          </table:table-cell>
        </table:table-row>
        <table:table-row>
          <table:table-cell table:style-name="Table13.A2" office:value-type="string">
            <text:p text:style-name="P43">Out::QS.<text:span text:style-name="T10">i</text:span></text:p>
          </table:table-cell>
          <table:table-cell table:style-name="Table13.A2" office:value-type="string">
            <text:p text:style-name="Standard">Display</text:p>
          </table:table-cell>
          <table:table-cell table:style-name="Table13.C2" office:value-type="string">
            <text:p text:style-name="P35">The quantity supplied for sector <text:span text:style-name="T15">i, i.e., the number of units produced.</text:span></text:p>
          </table:table-cell>
        </table:table-row>
        <table:table-row>
          <table:table-cell table:style-name="Table13.A2" office:value-type="string">
            <text:p text:style-name="P43">Out::REV.<text:span text:style-name="T10">i</text:span></text:p>
          </table:table-cell>
          <table:table-cell table:style-name="Table13.A2" office:value-type="string">
            <text:p text:style-name="Standard">Display</text:p>
          </table:table-cell>
          <table:table-cell table:style-name="Table13.C2" office:value-type="string">
            <text:p text:style-name="P35">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3">Out::EXP.<text:span text:style-name="T10">i</text:span></text:p>
          </table:table-cell>
          <table:table-cell table:style-name="Table13.A2" office:value-type="string">
            <text:p text:style-name="Standard">Display</text:p>
          </table:table-cell>
          <table:table-cell table:style-name="Table13.C2" office:value-type="string">
            <text:p text:style-name="P35">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3">Out::QD.<text:span text:style-name="T10">i.j</text:span></text:p>
          </table:table-cell>
          <table:table-cell table:style-name="Table13.A2" office:value-type="string">
            <text:p text:style-name="Standard">Display</text:p>
          </table:table-cell>
          <table:table-cell table:style-name="Table13.C2" office:value-type="string">
            <text:p text:style-name="P35">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3">Out::X.<text:span text:style-name="T10">i.j</text:span></text:p>
          </table:table-cell>
          <table:table-cell table:style-name="Table13.A2" office:value-type="string">
            <text:p text:style-name="Standard">Display</text:p>
          </table:table-cell>
          <table:table-cell table:style-name="Table13.C2" office:value-type="string">
            <text:p text:style-name="P35">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3">Out::LATENTDEMAND.<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IDLECAP.<text:span text:style-name="T10">i</text:span></text:p>
          </table:table-cell>
          <table:table-cell table:style-name="Table13.A2" office:value-type="string">
            <text:p text:style-name="Standard">Display</text:p>
          </table:table-cell>
          <table:table-cell table:style-name="Table13.C2" office:value-type="string">
            <text:p text:style-name="P35">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3">Out::Unemployment</text:p>
          </table:table-cell>
          <table:table-cell table:style-name="Table13.A2" office:value-type="string">
            <text:p text:style-name="Standard">Display</text:p>
          </table:table-cell>
          <table:table-cell table:style-name="Table13.C2" office:value-type="string">
            <text:p text:style-name="P35">The number of workers who are currently unemployed, including normal turbulence.</text:p>
          </table:table-cell>
        </table:table-row>
        <table:table-row>
          <table:table-cell table:style-name="Table13.A2" office:value-type="string">
            <text:p text:style-name="P43">Out::UR</text:p>
          </table:table-cell>
          <table:table-cell table:style-name="Table13.A2" office:value-type="string">
            <text:p text:style-name="Standard">DEMOG</text:p>
          </table:table-cell>
          <table:table-cell table:style-name="Table13.C2" office:value-type="string">
            <text:p text:style-name="P35">The unemployment rate, as a percentage.</text:p>
          </table:table-cell>
        </table:table-row>
        <table:table-row>
          <table:table-cell table:style-name="Table13.A2" office:value-type="string">
            <text:p text:style-name="P43">Out::GDP</text:p>
          </table:table-cell>
          <table:table-cell table:style-name="Table13.A2" office:value-type="string">
            <text:p text:style-name="Standard">Display</text:p>
          </table:table-cell>
          <table:table-cell table:style-name="Table13.C2" office:value-type="string">
            <text:p text:style-name="P35">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3">Out::CPI</text:p>
          </table:table-cell>
          <table:table-cell table:style-name="Table13.A2" office:value-type="string">
            <text:p text:style-name="Standard">Display</text:p>
          </table:table-cell>
          <table:table-cell table:style-name="Table13.C2" office:value-type="string">
            <text:p text:style-name="P35">The Consumer Price Index, which measures changes in <text:soft-page-break/>buying power since the start of the simulation.</text:p>
          </table:table-cell>
        </table:table-row>
        <table:table-row>
          <table:table-cell table:style-name="Table13.A2" office:value-type="string">
            <text:p text:style-name="P43">Out::DGDP</text:p>
          </table:table-cell>
          <table:table-cell table:style-name="Table13.A2" office:value-type="string">
            <text:p text:style-name="Standard">Display</text:p>
          </table:table-cell>
          <table:table-cell table:style-name="Table13.C2" office:value-type="string">
            <text:p text:style-name="P35">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1356099929" text:style-name="L31">
        <text:list-item>
          <text:p text:style-name="P93">Civilian casualties can decrease the number of consumers and workers.</text:p>
        </text:list-item>
        <text:list-item>
          <text:p text:style-name="P93">Subsistence population, when displaced from their land, willy-nilly become consumers; they might not be able to contribute to the work force, depending on their assigned activity.</text:p>
        </text:list-item>
        <text:list-item>
          <text:p text:style-name="P93">When a civilian group's security in a neighborhood decreases, workers stay home out of fear, thus reducing the effective size of the work force. <text:s/>This is measured by the Labor Security Factor (LSF).</text:p>
        </text:list-item>
        <text:list-item>
          <text:p text:style-name="P93">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8" text:note-class="footnote"><text:note-citation>48</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1503134870" text:style-name="L32">
        <text:list-item>
          <text:p text:style-name="P94">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94"><text:soft-page-break/><text:span text:style-name="T16">The </text:span><text:span text:style-name="T18">Cal</text:span><text:span text:style-name="T16"> page contains a system of non-linear equations which are iterated to a solution using </text:span><text:span text:style-name="T16">the Gauss-Seidel algorithm when the CGE is calibrated. <text:s/>During this step a number of values are computed which are used as the basis for the evolution of the CGE over time.</text:span></text:p>
        </text:list-item>
        <text:list-item>
          <text:p text:style-name="P94"><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94"><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94"><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94"><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start text:name="__RefHeading__1481_2040446466"/>CGE Content<text:bookmark-end text:name="__RefHeading__1481_2040446466"/></text:h>
      <text:p text:style-name="P27"># -*-Tcl-*-</text:p>
      <text:p text:style-name="P27">#-----------------------------------------------------------------------</text:p>
      <text:p text:style-name="P27"># TITLE:</text:p>
      <text:p text:style-name="P27"># <text:s text:c="3"/>eco3x3.cm, version r</text:p>
      <text:p text:style-name="P27">#</text:p>
      <text:p text:style-name="P27"># AUTHOR:</text:p>
      <text:p text:style-name="P27"># <text:s text:c="3"/>Bob Chamberlain</text:p>
      <text:p text:style-name="P27"># <text:s text:c="3"/>Will Duquette</text:p>
      <text:p text:style-name="P27">#</text:p>
      <text:p text:style-name="P27"># DESCRIPTION:</text:p>
      <text:p text:style-name="P27"># <text:s text:c="3"/>Prototype CGE for the Athena Economics Model. <text:s/>This is a</text:p>
      <text:p text:style-name="P27"># <text:s text:c="3"/>3x3 Cobb-Douglas model, based on Ian Sue Wing's MIT paper.</text:p>
      <text:p text:style-name="P27">#</text:p>
      <text:p text:style-name="P27"># <text:s text:c="3"/>Criteria for success:</text:p>
      <text:p text:style-name="P27">#</text:p>
      <text:p text:style-name="P27"># <text:s text:c="3"/>* The model converges.</text:p>
      <text:p text:style-name="P27"># <text:s text:c="3"/>* All REV.i = EXP.i</text:p>
      <text:p text:style-name="P27"># <text:s text:c="3"/>* Prices and quantities are reasonable</text:p>
      <text:p text:style-name="P27"># <text:s text:c="5"/>* Prices should recover the values used to calibrate the</text:p>
      <text:p text:style-name="P27"># <text:s text:c="7"/>constants A.i.</text:p>
      <text:p text:style-name="P27"># <text:s text:c="3"/>* Quantities produced should equal the sum of the demands.</text:p>
      <text:p text:style-name="P27"># <text:s text:c="5"/>* I.e., deltaQ.i should = 0 for all i.</text:p>
      <text:p text:style-name="P27"># <text:s text:c="3"/>* Quantities should not all be zero.</text:p>
      <text:p text:style-name="P27">#</text:p>
      <text:p text:style-name="P27"># PAGES:</text:p>
      <text:p text:style-name="P27"># <text:s text:c="3"/>The model contains the following pages. <text:s/>We expect the whole</text:p>
      <text:p text:style-name="P27"># <text:s text:c="3"/>model to be computed at time 0, as part of calibration; as time</text:p>
      <text:p text:style-name="P27"># <text:s text:c="3"/>advances, the model will be recomputed periodically starting at </text:p>
      <text:p text:style-name="P27"><text:soft-page-break/># <text:s text:c="3"/>page In.</text:p>
      <text:p text:style-name="P27">#</text:p>
      <text:p text:style-name="P27"># <text:s text:c="3"/>"null" Basic inputs, including the Base Case and possibly SAM</text:p>
      <text:p text:style-name="P27"># <text:s text:c="10"/>data, and non-iterative calibration.</text:p>
      <text:p text:style-name="P27"># <text:s text:c="3"/>Cal <text:s text:c="3"/>Iterative calibration based on data from the null page.</text:p>
      <text:p text:style-name="P27"># <text:s text:c="3"/>In <text:s text:c="4"/>Application-settable inputs for the U and C pages.</text:p>
      <text:p text:style-name="P27"># <text:s text:c="3"/>U <text:s text:c="5"/>Unconstrained model; the size of the economy is driven by</text:p>
      <text:p text:style-name="P27"># <text:s text:c="10"/>consumer demand.</text:p>
      <text:p text:style-name="P27"># <text:s text:c="3"/>C <text:s text:c="5"/>Constrained model; the size of the economy is constrained</text:p>
      <text:p text:style-name="P27"># <text:s text:c="10"/>by the production capacity and the labor supply, both of</text:p>
      <text:p text:style-name="P27"># <text:s text:c="10"/>which are supplied by the rest of Athena.</text:p>
      <text:p text:style-name="P27"># <text:s text:c="3"/>Out <text:s text:c="3"/>Output page: computes overages, shortages, and idle capacity</text:p>
      <text:p text:style-name="P27"># <text:s text:c="10"/>(e.g., unemployment) by comparing the constrained and</text:p>
      <text:p text:style-name="P27"># <text:s text:c="10"/>unconstrained results, as well as other outputs to the </text:p>
      <text:p text:style-name="P27"># <text:s text:c="10"/>rest of Athena.</text:p>
      <text:p text:style-name="P27">#</text:p>
      <text:p text:style-name="P27"># <text:s text:c="3"/>NOTE: The Athena application is aware only of the "null", In, and Out </text:p>
      <text:p text:style-name="P27"># <text:s text:c="3"/>pages.</text:p>
      <text:p text:style-name="P27">#</text:p>
      <text:p text:style-name="P27"># HISTORY:</text:p>
      <text:p text:style-name="P27"># <text:s text:c="3"/>Version r: Revised the formulas for C::QS.goods and C::QS.pop so that</text:p>
      <text:p text:style-name="P27"># <text:s text:c="14"/>in the absence of binding constraints they will be at least</text:p>
      <text:p text:style-name="P27"># <text:s text:c="14"/>as big as on the U page.</text:p>
      <text:p text:style-name="P27">#</text:p>
      <text:p text:style-name="P27"># <text:s text:c="14"/>Added a number of diagnostic cells to the Out page, to</text:p>
      <text:p text:style-name="P27"># <text:s text:c="14"/>support the application's sanity check of the results.</text:p>
      <text:p text:style-name="P27">#</text:p>
      <text:p text:style-name="P27"># <text:s text:c="3"/>Version q: Added CSF and LSF, so that low security can decrease</text:p>
      <text:p text:style-name="P27"># <text:s text:c="14"/>both consumption and the labor supply.</text:p>
      <text:p text:style-name="P27"># <text:s text:c="14"/>Added ediff() to the deltaQ.i and deltaREV.i formulas, </text:p>
      <text:p text:style-name="P27"># <text:s text:c="14"/>so that it's easier to see whether they are met or not.</text:p>
      <text:p text:style-name="P27"># <text:s text:c="14"/>Copied the values of deltaQ.i and deltaREV.i to the </text:p>
      <text:p text:style-name="P27"># <text:s text:c="14"/>Out page, in case we want the application to keep</text:p>
      <text:p text:style-name="P27"># <text:s text:c="14"/>an eye on them. <text:s/>Note that CSF has no affect at this time.</text:p>
      <text:p text:style-name="P27">#</text:p>
      <text:p text:style-name="P27"># <text:s text:c="14"/>Added a new command to initialize the C page from the</text:p>
      <text:p text:style-name="P27"># <text:s text:c="14"/>U page each time C is solved. <text:s/>The C page does not</text:p>
      <text:p text:style-name="P27"># <text:s text:c="14"/>stand alone; it is explicitly an adjustment of the </text:p>
      <text:p text:style-name="P27"># <text:s text:c="14"/>unconstrained result.</text:p>
      <text:p text:style-name="P27">#</text:p>
      <text:p text:style-name="P27"># <text:s text:c="3"/>Version p: Corrected computation of CPI on page C to be based on</text:p>
      <text:p text:style-name="P27"># <text:s text:c="14"/>consumer purchases rather than all purchases. <text:s/>Removed</text:p>
      <text:p text:style-name="P27"># <text:s text:c="14"/>CAP.else once again, as it is no longer needed.</text:p>
      <text:p text:style-name="P27"># <text:s text:c="14"/>Renamed the names BasePopulation and In::population</text:p>
      <text:p text:style-name="P27"># <text:s text:c="14"/>with the correct names BaseConsumers and</text:p>
      <text:p text:style-name="P27"># <text:s text:c="14"/>In::Consumers. <text:s/>Added computation of GDP.</text:p>
      <text:p text:style-name="P27">#</text:p>
      <text:p text:style-name="P27"># <text:s text:c="3"/>Version o: Added capacity limits for the else sector to facilitate</text:p>
      <text:p text:style-name="P27"># <text:s text:c="14"/>further testing. <text:s/>Deleted the "deltaP" parameters, as</text:p>
      <text:p text:style-name="P27"># <text:s text:c="14"/>they aren't needed. <text:s/>Other cosmetic changes.</text:p>
      <text:p text:style-name="P27">#</text:p>
      <text:p text:style-name="P27"># <text:s text:c="3"/>Version n: Corrected the price adjustment equations so they</text:p>
      <text:p text:style-name="P27"># <text:s text:c="14"/>correctly use the optimal Cobb-Douglas demands to</text:p>
      <text:p text:style-name="P27"># <text:s text:c="14"/>adjust prices so that demand equals supply (i.e.,</text:p>
      <text:p text:style-name="P27"># <text:s text:c="14"/>markets clear). <text:s/>This is justified by the assumption</text:p>
      <text:p text:style-name="P27"><text:soft-page-break/># <text:s text:c="14"/>that there are no economies of scale in any sector.</text:p>
      <text:p text:style-name="P27"># <text:s text:c="14"/>Changed numeraire for the price equations on the C</text:p>
      <text:p text:style-name="P27"># <text:s text:c="14"/>page to U::P.pop, the average wage in the</text:p>
      <text:p text:style-name="P27"># <text:s text:c="14"/>unconstrained case. <text:s/>Revised QD.goods.pop to maintain</text:p>
      <text:p text:style-name="P27"># <text:s text:c="14"/>f.goods.pop under reduced production.</text:p>
      <text:p text:style-name="P27">#</text:p>
      <text:p text:style-name="P27"># <text:s text:c="3"/>Version m: The price adjustments in version l affect the CPI, so</text:p>
      <text:p text:style-name="P27"># <text:s text:c="14"/>the P.goods implied by the base case CPI, U::P.goods,</text:p>
      <text:p text:style-name="P27"># <text:s text:c="14"/>is used as the numeraire instead of the CPI.</text:p>
      <text:p text:style-name="P27"># <text:s/></text:p>
      <text:p text:style-name="P27"># <text:s text:c="3"/>Version l: Adjusts prices when production constraints are encountered</text:p>
      <text:p text:style-name="P27"># <text:s text:c="14"/>on page C until demand reduces enough to achieve market </text:p>
      <text:p text:style-name="P27"># <text:s text:c="14"/>clearance. <text:s/>Based on version j, not on version k.</text:p>
      <text:p text:style-name="P27">#</text:p>
      <text:p text:style-name="P27"># <text:s text:c="3"/>Version k: Attempted to achieve market clearance when production is</text:p>
      <text:p text:style-name="P27"># <text:s text:c="14"/>constrained by simply limiting QD.i.j. <text:s/>Didn't work;</text:p>
      <text:p text:style-name="P27"># <text:s text:c="14"/>some QD.i.j went negative during iteration.</text:p>
      <text:p text:style-name="P27"># <text:s text:c="14"/>Constraining QD.i.j &gt;= 0.0 still didn't work. <text:s/>Attempt</text:p>
      <text:p text:style-name="P27"># <text:s text:c="14"/>abandoned for further analysis.</text:p>
      <text:p text:style-name="P27">#</text:p>
      <text:p text:style-name="P27"># <text:s text:c="3"/>Version j: Replaced [Cal::SUM] in U::P.goods with [SUM]; [SUM]</text:p>
      <text:p text:style-name="P27"># <text:s text:c="14"/>is now computed as part of pages U and C. <text:s/>In addition,</text:p>
      <text:p text:style-name="P27"># <text:s text:c="14"/>SHORTAGE.i is really the latent demand for the product</text:p>
      <text:p text:style-name="P27"># <text:s text:c="14"/>of section i, so it is renamed LATENTDEMAND.i. <text:s/>OVERAGE.i</text:p>
      <text:p text:style-name="P27"># <text:s text:c="14"/>turns out not to be useful, so it has been removed.</text:p>
      <text:p text:style-name="P27">#</text:p>
      <text:p text:style-name="P27"># <text:s text:c="3"/>Version i: Added computation of labor market turbulence as a </text:p>
      <text:p text:style-name="P27"># <text:s text:c="14"/>percentage of the labor force. <text:s/>Added explicit</text:p>
      <text:p text:style-name="P27"># <text:s text:c="14"/>computation of the non-turbulent, "real",</text:p>
      <text:p text:style-name="P27"># <text:s text:c="14"/>unemployment. <text:s/>Made minor cosmetic improvements.</text:p>
      <text:p text:style-name="P27">#</text:p>
      <text:p text:style-name="P27"># <text:s text:c="3"/>Version h: Re-integration of version g into Athena.</text:p>
      <text:p text:style-name="P27"># <text:s text:c="14"/>* Added Out::BQS.goods = Cal::QS.goods, to support the</text:p>
      <text:p text:style-name="P27"># <text:s text:c="16"/>CAP.goods calibration.</text:p>
      <text:p text:style-name="P27">#</text:p>
      <text:p text:style-name="P27"># <text:s text:c="3"/>Version g: Re-ordered the equations per RGC.</text:p>
      <text:p text:style-name="P27">#</text:p>
      <text:p text:style-name="P27"># <text:s text:c="3"/>Version f: Restored the notion that the work force should be</text:p>
      <text:p text:style-name="P27"># <text:s text:c="14"/>endogenous by calibrating the per capita demands on</text:p>
      <text:p text:style-name="P27"># <text:s text:c="14"/>the null page, then assuming jobs will be driven by the</text:p>
      <text:p text:style-name="P27"># <text:s text:c="14"/>demand for labor, but limited by the possibly changing</text:p>
      <text:p text:style-name="P27"># <text:s text:c="14"/>workforce statistics (population, available work force).</text:p>
      <text:p text:style-name="P27">#</text:p>
      <text:p text:style-name="P27"># <text:s text:c="3"/>Version e: Made the CPI the numeraire. <text:s/>Assumed the demographics </text:p>
      <text:p text:style-name="P27"># <text:s text:c="14"/>model will compute both CAP.pop and QS.pop, i.e., the</text:p>
      <text:p text:style-name="P27"># <text:s text:c="14"/>demographics model owns the unemployment rate.</text:p>
      <text:p text:style-name="P27">#</text:p>
      <text:p text:style-name="P27"># <text:s text:c="14"/>WHD: It's reasonable that Demographics should compute</text:p>
      <text:p text:style-name="P27"># <text:s text:c="14"/>the size of the workforce given wages and other </text:p>
      <text:p text:style-name="P27"># <text:s text:c="14"/>opportunities. <text:s/>But the CGE must compute the number</text:p>
      <text:p text:style-name="P27"># <text:s text:c="14"/>of people who actually *can* work given production</text:p>
      <text:p text:style-name="P27"># <text:s text:c="14"/>constraints. <text:s/>(This assumes that idle goods production</text:p>
      <text:p text:style-name="P27"># <text:s text:c="14"/>capacity, if any, can be put to work as demand rises</text:p>
      <text:p text:style-name="P27"># <text:s text:c="14"/>in the equilibrium economy.)</text:p>
      <text:p text:style-name="P27">#</text:p>
      <text:p text:style-name="P27"><text:soft-page-break/># <text:s text:c="14"/>WHD: In this version, the cal page and the U page could</text:p>
      <text:p text:style-name="P27"># <text:s text:c="14"/>be merged; however, I'm going to leave them be.</text:p>
      <text:p text:style-name="P27">#</text:p>
      <text:p text:style-name="P27"># <text:s text:c="3"/>Version d: Revised P.pop and A.pop: per RGC, they are defined</text:p>
      <text:p text:style-name="P27"># <text:s text:c="14"/>just like the other P.i's and A.i's. <text:s/>Also, completed</text:p>
      <text:p text:style-name="P27"># <text:s text:c="14"/>distinction between Quantity Supplied (QS.i) and</text:p>
      <text:p text:style-name="P27"># <text:s text:c="14"/>Quantity Demanded (QD.i, QD.i.j).</text:p>
      <text:p text:style-name="P27">#</text:p>
      <text:p text:style-name="P27"># <text:s text:c="3"/>Version c: Added QS.i, Quantity Supplied, with REV.i = P.i*QS.i.</text:p>
      <text:p text:style-name="P27">#</text:p>
      <text:p text:style-name="P27"># <text:s text:c="3"/>Version b: Set In::CAP.goods and In::CAP.pop to 1e15 initially;</text:p>
      <text:p text:style-name="P27"># <text:s text:c="14"/>they are set by econ(sim) and should be effectively</text:p>
      <text:p text:style-name="P27"># <text:s text:c="14"/>infinite until then.</text:p>
      <text:p text:style-name="P27">#</text:p>
      <text:p text:style-name="P27"># <text:s text:c="14"/>Copied X.i.j, Q.i.j, P.i, Q.i, REV.i, EXP.i from C</text:p>
      <text:p text:style-name="P27"># <text:s text:c="14"/>to out, to make them visible to econ(sim).</text:p>
      <text:p text:style-name="P27">#</text:p>
      <text:p text:style-name="P27"># <text:s text:c="3"/>Version a: Based on prototype cd3x3r.cm.</text:p>
      <text:p text:style-name="P27"># <text:s text:c="14"/>Added In:: page, distinguished between base case inputs</text:p>
      <text:p text:style-name="P27"># <text:s text:c="14"/>and dynamic inputs (e.g., BasePopulation and </text:p>
      <text:p text:style-name="P27"># <text:s text:c="14"/>In::population).</text:p>
      <text:p text:style-name="P27">#</text:p>
      <text:p text:style-name="P27">#-----------------------------------------------------------------------</text:p>
      <text:p text:style-name="P27"/>
      <text:p text:style-name="P27">#-----------------------------------------------------------------------</text:p>
      <text:p text:style-name="P27"># Indices</text:p>
      <text:p text:style-name="P27"/>
      <text:p text:style-name="P27">index i <text:s text:c="4"/>{goods pop else}</text:p>
      <text:p text:style-name="P27">index ing <text:s text:c="2"/>{pop else}</text:p>
      <text:p text:style-name="P27">index j <text:s text:c="4"/>{goods pop else}</text:p>
      <text:p text:style-name="P27">index imost {goods pop}</text:p>
      <text:p text:style-name="P27"/>
      <text:p text:style-name="P27">#=======================================================================</text:p>
      <text:p text:style-name="P27"># Null Page</text:p>
      <text:p text:style-name="P27">#</text:p>
      <text:p text:style-name="P27"># The "null" page contains cells that are global to the rest of the</text:p>
      <text:p text:style-name="P27"># model, and that do not change as simulation time advances. <text:s/>Some are</text:p>
      <text:p text:style-name="P27"># inputs to the model; others are computed from the inputs and should </text:p>
      <text:p text:style-name="P27"># not be changed. <text:s/>In principle, many of these parameters are "calibrated"</text:p>
      <text:p text:style-name="P27"># from a Social Accounting Matrix (SAM).</text:p>
      <text:p text:style-name="P27"/>
      <text:p text:style-name="P27"># Normal turbulence in employment</text:p>
      <text:p text:style-name="P27"/>
      <text:p text:style-name="P27">let TurFrac = 0.04 ;# Average fraction of workers "temporarily" unemployed</text:p>
      <text:p text:style-name="P27"/>
      <text:p text:style-name="P27"># SAM-based Parameters</text:p>
      <text:p text:style-name="P27">#</text:p>
      <text:p text:style-name="P27"># A Social-Accounting Matrix can in principle be used to calibrate the</text:p>
      <text:p text:style-name="P27"># model, as described here. <text:s/>HOWEVER, from Athena's point of view the</text:p>
      <text:p text:style-name="P27"># SAM data should be used only to determine the "shape" of the economy,</text:p>
      <text:p text:style-name="P27"># i.e., the f.i.j's; the "size" of the economy must be driven</text:p>
      <text:p text:style-name="P27"># by the Ground and Demographic models.</text:p>
      <text:p text:style-name="P27">#</text:p>
      <text:p text:style-name="P27"># If there is SAM data, it is:</text:p>
      <text:p text:style-name="P27">#</text:p>
      <text:p text:style-name="P27"><text:soft-page-break/># <text:s text:c="2"/>BX.i.j <text:s text:c="4"/>The payment in $/year from sector j to sector i</text:p>
      <text:p text:style-name="P27"># <text:s text:c="2"/>BP.j <text:s text:c="6"/>The price of one unit of the product of sector j</text:p>
      <text:p text:style-name="P27">#</text:p>
      <text:p text:style-name="P27"># Then compute:</text:p>
      <text:p text:style-name="P27">#</text:p>
      <text:p text:style-name="P27"># <text:s text:c="2"/>BREV.i <text:s text:c="5"/>= sum.j BX.i.j</text:p>
      <text:p text:style-name="P27"># <text:s text:c="2"/>BEXP.j <text:s text:c="5"/>= sum.i BX.i.j</text:p>
      <text:p text:style-name="P27"># <text:s text:c="2"/>BQD.i.j <text:s text:c="4"/>= BX.i.j/BP.i</text:p>
      <text:p text:style-name="P27"># <text:s text:c="2"/>f.i.j <text:s text:c="6"/>= BX.i.j/BREV.j</text:p>
      <text:p text:style-name="P27"># <text:s text:c="2"/>A.goods.pop = BQD.goods.pop/BaseConsumers</text:p>
      <text:p text:style-name="P27">#</text:p>
      <text:p text:style-name="P27"># If there is no SAM, we need to input BaseConsumers, A.goods.pop, </text:p>
      <text:p text:style-name="P27"># f.i.j, and BP.j.</text:p>
      <text:p text:style-name="P27">#</text:p>
      <text:p text:style-name="P27"># Since the SAM specifies both "size" and "shape", whereas the</text:p>
      <text:p text:style-name="P27"># f.i.j's specify only "shape", and since we must determine the "size"</text:p>
      <text:p text:style-name="P27"># from the Ground and Demographic models, we prefer to input the</text:p>
      <text:p text:style-name="P27"># f.i.j's rather than the BX.i.j's. <text:s/>The f.i.j's can, of course, </text:p>
      <text:p text:style-name="P27"># be computed from a SAM ahead of time. </text:p>
      <text:p text:style-name="P27"/>
      <text:p text:style-name="P27">#-----------------------------------------------------------------------</text:p>
      <text:p text:style-name="P27"># Scenario Inputs</text:p>
      <text:p text:style-name="P27"/>
      <text:p text:style-name="P27">let BaseConsumers = 1e6 <text:s text:c="4"/>;# Number of consumers in the inital population.</text:p>
      <text:p text:style-name="P27"/>
      <text:p text:style-name="P27"># <text:s/>f.i.j is the fraction of j's revenue that is spent in sector i.</text:p>
      <text:p text:style-name="P27"/>
      <text:p text:style-name="P27">let f.goods.goods = 0.2</text:p>
      <text:p text:style-name="P27">let f.pop.goods <text:s text:c="2"/>= 0.4</text:p>
      <text:p text:style-name="P27">let f.else.goods <text:s/>= {1 - [f.goods.goods] - [f.pop.goods]}</text:p>
      <text:p text:style-name="P27"/>
      <text:p text:style-name="P27">let f.goods.pop <text:s text:c="2"/>= 0.75</text:p>
      <text:p text:style-name="P27">let f.pop.pop <text:s text:c="4"/>= 0.1</text:p>
      <text:p text:style-name="P27">let f.else.pop <text:s text:c="3"/>= {1 - [f.goods.pop] - [f.pop.pop]}</text:p>
      <text:p text:style-name="P27"/>
      <text:p text:style-name="P27">let f.goods.else <text:s/>= 0.3</text:p>
      <text:p text:style-name="P27">let f.pop.else <text:s text:c="3"/>= 0.05</text:p>
      <text:p text:style-name="P27">let f.else.else <text:s text:c="2"/>= {1 - [f.goods.else] - [f.pop.else]}</text:p>
      <text:p text:style-name="P27"/>
      <text:p text:style-name="P27"># Base prices: These are the sector prices used to calibrate the</text:p>
      <text:p text:style-name="P27"># Cobb-Douglas coefficients.</text:p>
      <text:p text:style-name="P27"/>
      <text:p text:style-name="P27">let BP.goods = 1 <text:s text:c="6"/>;# $/goodsBKT</text:p>
      <text:p text:style-name="P27">let BP.pop <text:s text:c="2"/>= 400 <text:s text:c="4"/>;# $/work-year</text:p>
      <text:p text:style-name="P27">let BP.else <text:s/>= 1 <text:s text:c="6"/>;# $/elseBKT</text:p>
      <text:p text:style-name="P27"/>
      <text:p text:style-name="P27"># Base quantities demanded by pop. <text:s/>The population spends its </text:p>
      <text:p text:style-name="P27"># income, BREV.pop, on the sectors according to the f.i.pop's.</text:p>
      <text:p text:style-name="P27"># We begin with the per-capita consumption of goods, A.goods.pop,</text:p>
      <text:p text:style-name="P27"># and the base number of consumers. <text:s/>From this, we compute BQD.goods.pop.</text:p>
      <text:p text:style-name="P27"># Given the price of goods and the fraction that the population</text:p>
      <text:p text:style-name="P27"># spends on goods, we get BREV.pop. <text:s/>We then use the f.i.pop's and</text:p>
      <text:p text:style-name="P27"># P.j's to compute the other BQD.i.pop's.</text:p>
      <text:p text:style-name="P27">#</text:p>
      <text:p text:style-name="P27"># The BQD.i.pop's are used in the equation for P.goods. <text:s/>Ultimately,</text:p>
      <text:p text:style-name="P27"><text:soft-page-break/># the "size" of the economy depends on A.goods.pop and the population.</text:p>
      <text:p text:style-name="P27"/>
      <text:p text:style-name="P27">let A.goods.pop <text:s text:c="3"/>= <text:s/>114 <text:s text:c="3"/>;# Direct consumption of goods, in </text:p>
      <text:p text:style-name="P27"><text:s text:c="30"/># goodsBKT/year per capita</text:p>
      <text:p text:style-name="P27"/>
      <text:p text:style-name="P27">let BQD.goods.pop <text:s/>= <text:s/>{</text:p>
      <text:p text:style-name="P27"><text:s text:c="4"/>[BaseConsumers]*[A.goods.pop]</text:p>
      <text:p text:style-name="P27">} -value 1.14e8 <text:s text:c="3"/>;# goodsBKT/year</text:p>
      <text:p text:style-name="P27"/>
      <text:p text:style-name="P27">let BREV.pop <text:s text:c="6"/>= <text:s/>{</text:p>
      <text:p text:style-name="P27"><text:s text:c="4"/>[BQD.goods.pop]*[BP.goods]/[f.goods.pop]</text:p>
      <text:p text:style-name="P27">} -value 1.52e8 </text:p>
      <text:p text:style-name="P27"/>
      <text:p text:style-name="P27">let BQD.pop.pop <text:s text:c="3"/>= <text:s/>{</text:p>
      <text:p text:style-name="P27"><text:s text:c="4"/>[f.pop.pop]*[BREV.pop]/[BP.pop]</text:p>
      <text:p text:style-name="P27">} -value 38000 <text:s text:c="4"/>;# work-year/year</text:p>
      <text:p text:style-name="P27"/>
      <text:p text:style-name="P27">let BQD.else.pop <text:s text:c="2"/>= <text:s/>{</text:p>
      <text:p text:style-name="P27"><text:s text:c="4"/>[f.else.pop]*[BREV.pop]/[BP.else]</text:p>
      <text:p text:style-name="P27">} -value 2.28e7 <text:s text:c="3"/>;# elseBKT/year</text:p>
      <text:p text:style-name="P27"/>
      <text:p text:style-name="P27">#----------------------------------------------------------------------</text:p>
      <text:p text:style-name="P27"># Calibration Constants</text:p>
      <text:p text:style-name="P27">#</text:p>
      <text:p text:style-name="P27"># These values are computed from the inputs above, and should not</text:p>
      <text:p text:style-name="P27"># be modified.</text:p>
      <text:p text:style-name="P27"/>
      <text:p text:style-name="P27"># Cobb-Douglas production function coefficients. <text:s/>The following</text:p>
      <text:p text:style-name="P27"># formulas compute the calibrated Cobb-Douglas coefficients A.i that</text:p>
      <text:p text:style-name="P27"># should yield the P.i = BP.i when the model is solved.</text:p>
      <text:p text:style-name="P27">#</text:p>
      <text:p text:style-name="P27"># The A.j's describe the technology via the production function</text:p>
      <text:p text:style-name="P27"># (and the utility via the utility function). <text:s/>Athena might want to</text:p>
      <text:p text:style-name="P27"># change these assumptions eventually, especially for different kinds</text:p>
      <text:p text:style-name="P27"># of sectors.</text:p>
      <text:p text:style-name="P27"/>
      <text:p text:style-name="P27">let A.pop = {</text:p>
      <text:p text:style-name="P27"><text:s text:c="4"/>&lt;:prod i {([BP.$i]/[f.$i.pop])**[f.$i.pop]}:&gt; / [BP.pop]</text:p>
      <text:p text:style-name="P27">} -value 0.0094501</text:p>
      <text:p text:style-name="P27"/>
      <text:p text:style-name="P27">let A.else = {</text:p>
      <text:p text:style-name="P27"><text:s text:c="4"/>&lt;:prod i {([BP.$i]/[f.$i.else])**[f.$i.else]}:&gt; / [BP.else]</text:p>
      <text:p text:style-name="P27">} -value 2.975941843</text:p>
      <text:p text:style-name="P27"/>
      <text:p text:style-name="P27"># Base CPI: defines the CPI for the base case; indexes the CPI to the</text:p>
      <text:p text:style-name="P27"># start of the simulation. </text:p>
      <text:p text:style-name="P27">let BCPI = 1.0</text:p>
      <text:p text:style-name="P27"/>
      <text:p text:style-name="P27">#=======================================================================</text:p>
      <text:p text:style-name="P27"># Calibration</text:p>
      <text:p text:style-name="P27">#</text:p>
      <text:p text:style-name="P27"># The following page is used to calibrate the CGE during scenario </text:p>
      <text:p text:style-name="P27"># preparation, based on data from the null page. <text:s/>It is not recomputed</text:p>
      <text:p text:style-name="P27"># as time advances. </text:p>
      <text:p text:style-name="P27"/>
      <text:p text:style-name="P27"><text:soft-page-break/>#-----------------------------------------------------------------------</text:p>
      <text:p text:style-name="P27"># Calibration Page</text:p>
      <text:p text:style-name="P27">#</text:p>
      <text:p text:style-name="P27"># This page defines the basic CGE equations, and solves by using data</text:p>
      <text:p text:style-name="P27"># from the null page, sizing the economy by population's demand for</text:p>
      <text:p text:style-name="P27"># goods in the base case.</text:p>
      <text:p text:style-name="P27"/>
      <text:p text:style-name="P27">page Cal</text:p>
      <text:p text:style-name="P27"/>
      <text:p text:style-name="P27"># REV.i is the income of sector i: the product of P.i * QS.i, where </text:p>
      <text:p text:style-name="P27"># QS.i is the quantity supplied of i's product.</text:p>
      <text:p text:style-name="P27">#</text:p>
      <text:p text:style-name="P27"># EXP.j is the expenditures by sector j on the various</text:p>
      <text:p text:style-name="P27"># sectors i: sum of the X.i.j's down the column. <text:s/>At present, it is</text:p>
      <text:p text:style-name="P27"># used only for output, to verify that EXP.j=REV.j.</text:p>
      <text:p text:style-name="P27"/>
      <text:p text:style-name="P27"># REV.i = P.i * QS.i</text:p>
      <text:p text:style-name="P27"># EXP.j = sum.i X.i.j</text:p>
      <text:p text:style-name="P27"/>
      <text:p text:style-name="P27">define REV.i {i} {[P.$i]*[QS.$i]}</text:p>
      <text:p text:style-name="P27">define EXP.j {j} {&lt;:sum i {[X.$i.$j]}:&gt;}</text:p>
      <text:p text:style-name="P27"/>
      <text:p text:style-name="P27">let REV.goods = [REV.i goods] <text:s text:c="21"/>-value 2.92125e8</text:p>
      <text:p text:style-name="P27">let EXP.goods = [EXP.j goods] <text:s text:c="21"/>-value 2.92125e8</text:p>
      <text:p text:style-name="P27"/>
      <text:p text:style-name="P27">let REV.pop <text:s text:c="2"/>= [REV.i pop] <text:s text:c="23"/>-value 1.52e8</text:p>
      <text:p text:style-name="P27">let EXP.pop <text:s text:c="2"/>= [EXP.j pop] <text:s text:c="23"/>-value 1.52e8</text:p>
      <text:p text:style-name="P27"/>
      <text:p text:style-name="P27">let REV.else <text:s/>= [REV.i else] <text:s text:c="22"/>-value 3.99e8</text:p>
      <text:p text:style-name="P27">let EXP.else <text:s/>= [EXP.j else] <text:s text:c="22"/>-value 3.99e8</text:p>
      <text:p text:style-name="P27"/>
      <text:p text:style-name="P27"># X.i.j is the revenue sector i receives from sector j; it's computed</text:p>
      <text:p text:style-name="P27"># as i's share of j's total revenue.</text:p>
      <text:p text:style-name="P27">#</text:p>
      <text:p text:style-name="P27"># X.i.j = f.i.j * REV.j</text:p>
      <text:p text:style-name="P27"/>
      <text:p text:style-name="P27">define X.i.j <text:s/>{i j} { [f.$i.$j] * [REV.$j] }</text:p>
      <text:p text:style-name="P27"/>
      <text:p text:style-name="P27">let X.goods.goods <text:s/>= {&lt;:X.i.j goods goods:&gt;} <text:s/>-value 5.8425e7</text:p>
      <text:p text:style-name="P27">let X.pop.goods <text:s text:c="3"/>= {&lt;:X.i.j pop goods:&gt;} <text:s text:c="3"/>-value 1.1685e8</text:p>
      <text:p text:style-name="P27">let X.else.goods <text:s text:c="2"/>= {&lt;:X.i.j else goods:&gt;} <text:s text:c="2"/>-value 1.1685e8</text:p>
      <text:p text:style-name="P27">let X.goods.pop <text:s text:c="3"/>= {&lt;:X.i.j goods pop:&gt;} <text:s text:c="3"/>-value 1.14e8</text:p>
      <text:p text:style-name="P27">let X.pop.pop <text:s text:c="5"/>= {&lt;:X.i.j pop pop:&gt;} <text:s text:c="5"/>-value 1.52e7</text:p>
      <text:p text:style-name="P27">let X.else.pop <text:s text:c="4"/>= {&lt;:X.i.j else pop:&gt;} <text:s text:c="4"/>-value 2.28e7</text:p>
      <text:p text:style-name="P27">let X.goods.else <text:s text:c="2"/>= {&lt;:X.i.j goods else:&gt;} <text:s text:c="2"/>-value 1.197e8</text:p>
      <text:p text:style-name="P27">let X.pop.else <text:s text:c="4"/>= {&lt;:X.i.j pop else:&gt;} <text:s text:c="4"/>-value 1.995e7</text:p>
      <text:p text:style-name="P27">let X.else.else <text:s text:c="3"/>= {&lt;:X.i.j else else:&gt;} <text:s text:c="3"/>-value 2.5935e8</text:p>
      <text:p text:style-name="P27"/>
      <text:p text:style-name="P27"/>
      <text:p text:style-name="P27"># QD.i.j is number of i's units "purchased" by j at price P.i; </text:p>
      <text:p text:style-name="P27"># it's simply the dollar amount divided by the price.</text:p>
      <text:p text:style-name="P27">#</text:p>
      <text:p text:style-name="P27"># QD.i.j = X.i.j / P.i</text:p>
      <text:p text:style-name="P27">#</text:p>
      <text:p text:style-name="P27"># Note that QD.goods.pop is special, as it drives the size of the</text:p>
      <text:p text:style-name="P27"><text:soft-page-break/># economy.</text:p>
      <text:p text:style-name="P27"/>
      <text:p text:style-name="P27">define QD.i.j {i j} { [X.$i.$j] / [P.$i] }</text:p>
      <text:p text:style-name="P27"/>
      <text:p text:style-name="P27">let QD.goods.goods = {&lt;:QD.i.j goods goods:&gt;} -value 5.8425e7</text:p>
      <text:p text:style-name="P27">let QD.pop.goods <text:s text:c="2"/>= {&lt;:QD.i.j pop goods:&gt;} <text:s text:c="2"/>-value 292125</text:p>
      <text:p text:style-name="P27">let QD.else.goods <text:s/>= {&lt;:QD.i.j else goods:&gt;} <text:s/>-value 1.1685e8</text:p>
      <text:p text:style-name="P27">let QD.pop.pop <text:s text:c="4"/>= {&lt;:QD.i.j pop pop:&gt;} <text:s text:c="4"/>-value 38000</text:p>
      <text:p text:style-name="P27">let QD.else.pop <text:s text:c="3"/>= {&lt;:QD.i.j else pop:&gt;} <text:s text:c="3"/>-value 2.28e7</text:p>
      <text:p text:style-name="P27">let QD.goods.else <text:s/>= {&lt;:QD.i.j goods else:&gt;} <text:s/>-value 1.197e8</text:p>
      <text:p text:style-name="P27">let QD.pop.else <text:s text:c="3"/>= {&lt;:QD.i.j pop else:&gt;} <text:s text:c="3"/>-value 49875</text:p>
      <text:p text:style-name="P27">let QD.else.else <text:s text:c="2"/>= {&lt;:QD.i.j else else:&gt;} <text:s text:c="2"/>-value 2.5935e8</text:p>
      <text:p text:style-name="P27"/>
      <text:p text:style-name="P27"># Some sort of exogenous demand is required to size the </text:p>
      <text:p text:style-name="P27"># economy, so we have chosen to size the economy (in the unconstrained</text:p>
      <text:p text:style-name="P27"># case) based on the per capita consumer demand for goods.</text:p>
      <text:p text:style-name="P27"/>
      <text:p text:style-name="P27"># NOTE: We'll redefine this in U as A.goods.pop*In::consumers</text:p>
      <text:p text:style-name="P27">let QD.goods.pop = {[BQD.goods.pop]} -value 1.14e8</text:p>
      <text:p text:style-name="P27"/>
      <text:p text:style-name="P27"># QD.i is the demand for the product of sector i in the sector's units.</text:p>
      <text:p text:style-name="P27"># It is computed as the sum of the sector-by-sector demands for sector </text:p>
      <text:p text:style-name="P27"># i's product.</text:p>
      <text:p text:style-name="P27">#</text:p>
      <text:p text:style-name="P27"># QD.i = SUM.j(QD.i.j)</text:p>
      <text:p text:style-name="P27"/>
      <text:p text:style-name="P27">define QD.i {i} {</text:p>
      <text:p text:style-name="P27"><text:s text:c="4"/>&lt;:sum j {[QD.$i.$j]}:&gt;</text:p>
      <text:p text:style-name="P27">}</text:p>
      <text:p text:style-name="P27"/>
      <text:p text:style-name="P27">let QD.goods = {&lt;:QD.i goods:&gt;} -value 2.92125e8</text:p>
      <text:p text:style-name="P27">let QD.pop <text:s text:c="2"/>= {&lt;:QD.i pop:&gt;} <text:s text:c="2"/>-value 380000</text:p>
      <text:p text:style-name="P27">let QD.else <text:s/>= {&lt;:QD.i else:&gt;} <text:s/>-value 3.99e8</text:p>
      <text:p text:style-name="P27"/>
      <text:p text:style-name="P27"># In the unconstrained case, the quantities supplied, QS.i, are made </text:p>
      <text:p text:style-name="P27"># equal to the quantity demanded, QD.i. <text:s/>This is Walras' Law that </text:p>
      <text:p text:style-name="P27"># supply = demand at equilibrium.</text:p>
      <text:p text:style-name="P27"/>
      <text:p text:style-name="P27">let QS.goods = {[QD.goods]} <text:s text:c="4"/>-value 2.92125e8</text:p>
      <text:p text:style-name="P27">let QS.pop <text:s text:c="2"/>= {[QD.pop]} <text:s text:c="6"/>-value 380000</text:p>
      <text:p text:style-name="P27">let QS.else <text:s/>= {[QD.else]} <text:s text:c="5"/>-value 3.99e8</text:p>
      <text:p text:style-name="P27"/>
      <text:p text:style-name="P27"># When j is a production sector, the price of one unit of its product,</text:p>
      <text:p text:style-name="P27"># P.j, is obtained by inserting the expressions for the optimal values</text:p>
      <text:p text:style-name="P27"># of the ingredients, </text:p>
      <text:p text:style-name="P27">#</text:p>
      <text:p text:style-name="P27"># <text:s text:c="2"/>QD.i.j = f.i.j*P.j*QS.j/P.i, </text:p>
      <text:p text:style-name="P27">#</text:p>
      <text:p text:style-name="P27"># into the condition that REV.j=EXP.j, where REV.j is the product of</text:p>
      <text:p text:style-name="P27"># the price, P.j, and the quantity supplied, QS.j, and EXP.j is computed</text:p>
      <text:p text:style-name="P27"># by summing the expenses. <text:s/>We use the Cobb-Douglas production function, </text:p>
      <text:p text:style-name="P27">#</text:p>
      <text:p text:style-name="P27"># <text:s text:c="2"/>QS.j = A.j * PROD.i (QD.i.j ** f.i.j)</text:p>
      <text:p text:style-name="P27">#</text:p>
      <text:p text:style-name="P27"># to express the supplied quantity in terms of the quantities of</text:p>
      <text:p text:style-name="P27"><text:soft-page-break/># ingredients, and insert the expressions for those quantities. <text:s/>The</text:p>
      <text:p text:style-name="P27"># QS.j drop out of the equation and we solve for P.j. <text:s/>The solution is</text:p>
      <text:p text:style-name="P27">#</text:p>
      <text:p text:style-name="P27"># <text:s text:c="2"/>P.j = (PROD.i (P.i/f.i.j)**f.i.j)/A.j.</text:p>
      <text:p text:style-name="P27">#</text:p>
      <text:p text:style-name="P27"># Goods and else are production sectors; pop may be treated like one,</text:p>
      <text:p text:style-name="P27"># with consumption "producing" the labor.</text:p>
      <text:p text:style-name="P27"/>
      <text:p text:style-name="P27">define P.j {j} {</text:p>
      <text:p text:style-name="P27"><text:s text:c="4"/>&lt;:prod i {([P.$i]/[f.$i.$j])**[f.$i.$j]}:&gt; / [A.$j]</text:p>
      <text:p text:style-name="P27">}</text:p>
      <text:p text:style-name="P27"/>
      <text:p text:style-name="P27"># let P.goods = [P.j goods] -value 1.0</text:p>
      <text:p text:style-name="P27">let P.pop <text:s text:c="2"/>= [P.j pop] <text:s text:c="2"/>-value 400.0</text:p>
      <text:p text:style-name="P27">let P.else <text:s/>= [P.j else] <text:s/>-value 1.0</text:p>
      <text:p text:style-name="P27"/>
      <text:p text:style-name="P27"># However, the price equations are homogeneous, so one of them is</text:p>
      <text:p text:style-name="P27"># useless, and the above equation for P.goods is not used. Instead,</text:p>
      <text:p text:style-name="P27"># we use the BCPI (base case consumer price index) as the numeraire that</text:p>
      <text:p text:style-name="P27"># defines the value of the $ in terms of a weighted sum of prices, </text:p>
      <text:p text:style-name="P27"># where the weights are consumption by consumers in a base case.</text:p>
      <text:p text:style-name="P27"># Solving BCPI=1 for P.goods gives:</text:p>
      <text:p text:style-name="P27"/>
      <text:p text:style-name="P27">let C <text:s text:c="6"/>= {&lt;:sum i {[BP.$i] * [BQD.$i.pop]}:&gt;} <text:s text:c="5"/>-value 1.52e8</text:p>
      <text:p text:style-name="P27">let SUM <text:s text:c="4"/>= {&lt;:sum ing {[P.$ing] * [BQD.$ing.pop]}:&gt;} -value 3.8e7</text:p>
      <text:p text:style-name="P27">let P.goods = {([C]*[BCPI] - [SUM])/[BQD.goods.pop]} <text:s text:c="3"/>-value 1</text:p>
      <text:p text:style-name="P27"/>
      <text:p text:style-name="P27"># P.goods was chosen because QD.goods.pop, which becomes a </text:p>
      <text:p text:style-name="P27"># divisor, is never zero.</text:p>
      <text:p text:style-name="P27"/>
      <text:p text:style-name="P27">#-----------------------------------------------------------------------</text:p>
      <text:p text:style-name="P27"># Diagnostics</text:p>
      <text:p text:style-name="P27"/>
      <text:p text:style-name="P27"># deltaQD.i.pop verifies that QD.i.pop = BQD.i.pop at the end of</text:p>
      <text:p text:style-name="P27"># calibration.</text:p>
      <text:p text:style-name="P27"/>
      <text:p text:style-name="P27">define deltaQD.i.pop {i} {</text:p>
      <text:p text:style-name="P27"><text:s text:c="4"/>([QD.$i.pop] - [BQD.$i.pop])/</text:p>
      <text:p text:style-name="P27"><text:s text:c="4"/>max(1.0, [QD.$i.pop], [BQD.$i.pop])</text:p>
      <text:p text:style-name="P27">}</text:p>
      <text:p text:style-name="P27"/>
      <text:p text:style-name="P27">let deltaQD.goods.pop = {&lt;:deltaQD.i.pop goods:&gt;}</text:p>
      <text:p text:style-name="P27">let deltaQD.pop.pop <text:s text:c="2"/>= {&lt;:deltaQD.i.pop pop:&gt;}</text:p>
      <text:p text:style-name="P27">let deltaQD.else.pop <text:s/>= {&lt;:deltaQD.i.pop else:&gt;}</text:p>
      <text:p text:style-name="P27"/>
      <text:p text:style-name="P27"># deltaQ.i: Verifies that QS.i = SUM.j QD.i.j. <text:s/>The value of deltaQ.i </text:p>
      <text:p text:style-name="P27"># should be within an epsilon of 0.0.</text:p>
      <text:p text:style-name="P27"/>
      <text:p text:style-name="P27">define deltaQ.i {i} {</text:p>
      <text:p text:style-name="P27"><text:s text:c="4"/>ediff(0.0, 1.0 - &lt;:sum j {[QD.$i.$j]}:&gt;/[QS.$i])</text:p>
      <text:p text:style-name="P27">}</text:p>
      <text:p text:style-name="P27"/>
      <text:p text:style-name="P27">let deltaQ.goods = {&lt;:deltaQ.i goods:&gt;}</text:p>
      <text:p text:style-name="P27">let deltaQ.pop <text:s text:c="2"/>= {&lt;:deltaQ.i pop:&gt;}</text:p>
      <text:p text:style-name="P27">let deltaQ.else <text:s/>= {&lt;:deltaQ.i else:&gt;}</text:p>
      <text:p text:style-name="P27"><text:soft-page-break/></text:p>
      <text:p text:style-name="P27"># deltaREV.i: Verifies that REV.i = SUM.j X.i.j. <text:s/>The value of deltaREV.i</text:p>
      <text:p text:style-name="P27"># would be within an epsilon of 0.0.</text:p>
      <text:p text:style-name="P27"/>
      <text:p text:style-name="P27">define deltaREV.i {i} {</text:p>
      <text:p text:style-name="P27"><text:s text:c="4"/>ediff(0.0, ([REV.$i] - &lt;:sum j {[X.$i.$j]}:&gt;)/[REV.$i])</text:p>
      <text:p text:style-name="P27">}</text:p>
      <text:p text:style-name="P27"/>
      <text:p text:style-name="P27">let deltaREV.goods = {&lt;:deltaREV.i goods:&gt;}</text:p>
      <text:p text:style-name="P27">let deltaREV.pop <text:s text:c="2"/>= {&lt;:deltaREV.i pop:&gt;}</text:p>
      <text:p text:style-name="P27">let deltaREV.else <text:s/>= {&lt;:deltaREV.i else:&gt;}</text:p>
      <text:p text:style-name="P27"/>
      <text:p text:style-name="P27">#=======================================================================</text:p>
      <text:p text:style-name="P27"># Dynamic Pages</text:p>
      <text:p text:style-name="P27">#</text:p>
      <text:p text:style-name="P27"># The following pages are recomputed at each "tock". <text:s/>Inputs from the</text:p>
      <text:p text:style-name="P27"># rest of Athena and from the user that can change as time passes</text:p>
      <text:p text:style-name="P27"># appear on the In page. <text:s/>Outputs to Athena appear on the Out</text:p>
      <text:p text:style-name="P27"># page.</text:p>
      <text:p text:style-name="P27"/>
      <text:p text:style-name="P27">#-----------------------------------------------------------------------</text:p>
      <text:p text:style-name="P27"># Inputs page</text:p>
      <text:p text:style-name="P27">#</text:p>
      <text:p text:style-name="P27"># The values given on this page are notional; the real values will</text:p>
      <text:p text:style-name="P27"># come from outside the CGE.</text:p>
      <text:p text:style-name="P27"/>
      <text:p text:style-name="P27">page In</text:p>
      <text:p text:style-name="P27"/>
      <text:p text:style-name="P27"># Current Consumer Price Inflator</text:p>
      <text:p text:style-name="P27">let Inflator <text:s text:c="2"/>= 1.0</text:p>
      <text:p text:style-name="P27"/>
      <text:p text:style-name="P27"># Consumption Security Factor: decreases consumption due to low</text:p>
      <text:p text:style-name="P27"># neighborhood group security.</text:p>
      <text:p text:style-name="P27">let CSF <text:s text:c="7"/>= 1.0</text:p>
      <text:p text:style-name="P27"/>
      <text:p text:style-name="P27"># Labor Security Factor: decreases labor due to low neighborhood group</text:p>
      <text:p text:style-name="P27"># security.</text:p>
      <text:p text:style-name="P27">let LSF <text:s text:c="7"/>= 1.0</text:p>
      <text:p text:style-name="P27"/>
      <text:p text:style-name="P27"># Number of consumers currently in the population.</text:p>
      <text:p text:style-name="P27">let Consumers = 1e6 <text:s text:c="9"/>;# people.</text:p>
      <text:p text:style-name="P27"/>
      <text:p text:style-name="P27"># Max capacity for each sector. <text:s/>These are set by Athena; the initial</text:p>
      <text:p text:style-name="P27"># values are intended to be effectively infinite.</text:p>
      <text:p text:style-name="P27"/>
      <text:p text:style-name="P27"># Max production rate for goods</text:p>
      <text:p text:style-name="P27">let CAP.goods <text:s/>= 1e15 <text:s text:c="8"/>;# goodsBKT/year</text:p>
      <text:p text:style-name="P27"/>
      <text:p text:style-name="P27"># Work Force: Number of people who want to be employed</text:p>
      <text:p text:style-name="P27">let WF <text:s text:c="8"/>= 400000 <text:s text:c="6"/>;# work-years/year</text:p>
      <text:p text:style-name="P27"/>
      <text:p text:style-name="P27"># Due to the normal turbulence, some of those in the Work Force</text:p>
      <text:p text:style-name="P27"># are temporarily unemployed and hence not available to work. Thus,</text:p>
      <text:p text:style-name="P27"># CAP.pop is the WF less this turbulence. <text:s/>In addition, low security</text:p>
      <text:p text:style-name="P27"># can reduce the effective workforce because people are afraid to</text:p>
      <text:p text:style-name="P27"><text:soft-page-break/># go to work.</text:p>
      <text:p text:style-name="P27">let CAP.pop = {[WF]*[LSF]*(1 - [TurFrac])}</text:p>
      <text:p text:style-name="P27"/>
      <text:p text:style-name="P27"># NOTE: Because else includes the rest of the world, it is presumed to</text:p>
      <text:p text:style-name="P27"># have unlimited capacity even in the constrained case. <text:s/>Hence, there</text:p>
      <text:p text:style-name="P27"># is no CAP.else.</text:p>
      <text:p text:style-name="P27"/>
      <text:p text:style-name="P27"># let CAP.else = 1e15</text:p>
      <text:p text:style-name="P27"/>
      <text:p text:style-name="P27"/>
      <text:p text:style-name="P27">#-----------------------------------------------------------------------</text:p>
      <text:p text:style-name="P27"># Unconstrained Page</text:p>
      <text:p text:style-name="P27">#</text:p>
      <text:p text:style-name="P27"># This pages runs the CGE for the unconstrained solution, using</text:p>
      <text:p text:style-name="P27"># equations copied from the Cal page, sizing the economy based on</text:p>
      <text:p text:style-name="P27"># demand for goods by the current population.</text:p>
      <text:p text:style-name="P27"/>
      <text:p text:style-name="P27">page U </text:p>
      <text:p text:style-name="P27"/>
      <text:p text:style-name="P27">copypage Cal -except {</text:p>
      <text:p text:style-name="P27"><text:s text:c="4"/>C </text:p>
      <text:p text:style-name="P27"><text:s text:c="4"/>deltaQD.goods.pop</text:p>
      <text:p text:style-name="P27"><text:s text:c="4"/>deltaQD.pop.pop</text:p>
      <text:p text:style-name="P27"><text:s text:c="4"/>deltaQD.else.pop</text:p>
      <text:p text:style-name="P27">}</text:p>
      <text:p text:style-name="P27"/>
      <text:p text:style-name="P27"># QD.goods.pop is now computed from the current population, not </text:p>
      <text:p text:style-name="P27"># from the base population.</text:p>
      <text:p text:style-name="P27">let QD.goods.pop = {[A.goods.pop]*[In::Consumers]} -value 1.14e8</text:p>
      <text:p text:style-name="P27"/>
      <text:p text:style-name="P27"># P.goods is now based on the current Consumer Price Index, rather </text:p>
      <text:p text:style-name="P27"># than the Base CPI.</text:p>
      <text:p text:style-name="P27">let P.goods = {([Cal::C]*[In::Inflator] - [SUM])/[BQD.goods.pop]} -value 1</text:p>
      <text:p text:style-name="P27"/>
      <text:p text:style-name="P27">let CPI = {</text:p>
      <text:p text:style-name="P27"><text:s text:c="4"/>&lt;:sum i {[P.$i] <text:s/>* [BQD.$i.pop]}:&gt; / &lt;:sum i {[BP.$i] * [BQD.$i.pop]}:&gt;</text:p>
      <text:p text:style-name="P27">} -value 1.0</text:p>
      <text:p text:style-name="P27"/>
      <text:p text:style-name="P27">let deltaCPI = {</text:p>
      <text:p text:style-name="P27"><text:s text:c="4"/>([CPI] - [In::Inflator])/[In::Inflator]</text:p>
      <text:p text:style-name="P27">}</text:p>
      <text:p text:style-name="P27"/>
      <text:p text:style-name="P27"/>
      <text:p text:style-name="P27">#-----------------------------------------------------------------------</text:p>
      <text:p text:style-name="P27"># Constrained Page</text:p>
      <text:p text:style-name="P27">#</text:p>
      <text:p text:style-name="P27"># This page runs the CGE for the constrained solution, i.e., it takes</text:p>
      <text:p text:style-name="P27"># the current labor force and production capacity into account and may</text:p>
      <text:p text:style-name="P27"># therefore impose limits on the Quantity Supplied (QS.i) by the </text:p>
      <text:p text:style-name="P27"># goods and pop sectors, as compared with the unconstrained solution.</text:p>
      <text:p text:style-name="P27"># When demand exceeds capacity, prices increase to force market clearance.</text:p>
      <text:p text:style-name="P27">#</text:p>
      <text:p text:style-name="P27"># Otherwise, the model is the same as on the U page.</text:p>
      <text:p text:style-name="P27"/>
      <text:p text:style-name="P27">page C</text:p>
      <text:p text:style-name="P27"><text:soft-page-break/>copypage U</text:p>
      <text:p text:style-name="P27">initfrom U</text:p>
      <text:p text:style-name="P27"/>
      <text:p text:style-name="P27">let QD.goods.pop = {</text:p>
      <text:p text:style-name="P27"><text:s text:c="4"/>[f.goods.pop]*[REV.pop]/[P.goods]</text:p>
      <text:p text:style-name="P27">} -value 1.14e8</text:p>
      <text:p text:style-name="P27"/>
      <text:p text:style-name="P27"># The quantity supplied is constrained by the production capacity; if</text:p>
      <text:p text:style-name="P27"># the constraint is not binding, it should be at least as big as on</text:p>
      <text:p text:style-name="P27"># the U page.</text:p>
      <text:p text:style-name="P27">let QS.goods = {</text:p>
      <text:p text:style-name="P27"><text:s text:c="4"/>min([In::CAP.goods], max([QD.goods], [U::QD.goods]))</text:p>
      <text:p text:style-name="P27">} -value 2.92125e8</text:p>
      <text:p text:style-name="P27"/>
      <text:p text:style-name="P27">let QS.pop = {</text:p>
      <text:p text:style-name="P27"><text:s text:c="4"/>min([In::CAP.pop], max([QD.pop], [U::QD.pop]))</text:p>
      <text:p text:style-name="P27">} -value 380000</text:p>
      <text:p text:style-name="P27"/>
      <text:p text:style-name="P27"># The capacity of else is unconstrained. <text:s/>This entry doesn't really</text:p>
      <text:p text:style-name="P27"># change anything, but it makes the assumption explicit.</text:p>
      <text:p text:style-name="P27">let QS.else = {[QD.else]} <text:s text:c="2"/>-value 3.99e8</text:p>
      <text:p text:style-name="P27"/>
      <text:p text:style-name="P27">let P.goods = {</text:p>
      <text:p text:style-name="P27"><text:s text:c="4"/>([f.goods.pop]*[REV.pop] + [f.goods.else]*[REV.else]) /</text:p>
      <text:p text:style-name="P27"><text:s text:c="4"/>((1.0 - [f.goods.goods])*[QS.goods])</text:p>
      <text:p text:style-name="P27">} -value 1</text:p>
      <text:p text:style-name="P27"/>
      <text:p text:style-name="P27"># The value of P.pop implied by CPI=1 in the unconstrained case is the</text:p>
      <text:p text:style-name="P27"># numeraire for the constrained case. <text:s/>Note that P.pop is already</text:p>
      <text:p text:style-name="P27"># inflated by the In::Inflator.</text:p>
      <text:p text:style-name="P27"/>
      <text:p text:style-name="P27">let P.pop = {[U::P.pop]} -value 400</text:p>
      <text:p text:style-name="P27"/>
      <text:p text:style-name="P27">let P.else = {</text:p>
      <text:p text:style-name="P27"><text:s text:c="4"/>([f.else.goods]*[REV.goods] + [f.else.pop]*[REV.pop]) /</text:p>
      <text:p text:style-name="P27"><text:s text:c="4"/>((1.0 - [f.else.else])*[QS.else])</text:p>
      <text:p text:style-name="P27">} -value 1</text:p>
      <text:p text:style-name="P27"/>
      <text:p text:style-name="P27"/>
      <text:p text:style-name="P27">#=======================================================================</text:p>
      <text:p text:style-name="P27"># Page Out: The outputs.</text:p>
      <text:p text:style-name="P27"/>
      <text:p text:style-name="P27">page Out</text:p>
      <text:p text:style-name="P27"/>
      <text:p text:style-name="P27"># Copy base case outputs from Cal</text:p>
      <text:p text:style-name="P27">let BQS.goods = {[Cal::QS.goods]}</text:p>
      <text:p text:style-name="P27"/>
      <text:p text:style-name="P27"># Copy outputs from C</text:p>
      <text:p text:style-name="P27">foreach i {goods pop else} {</text:p>
      <text:p text:style-name="P27"><text:s text:c="4"/>let P.$i <text:s text:c="7"/>= {[C::P.$i]}</text:p>
      <text:p text:style-name="P27"><text:s text:c="4"/>let QS.$i <text:s text:c="6"/>= {[C::QS.$i]}</text:p>
      <text:p text:style-name="P27"><text:s text:c="4"/>let REV.$i <text:s text:c="5"/>= {[C::REV.$i]}</text:p>
      <text:p text:style-name="P27"><text:s text:c="4"/>let EXP.$i <text:s text:c="5"/>= {[C::EXP.$i]}</text:p>
      <text:p text:style-name="P27"><text:s text:c="4"/>let deltaQ.$i <text:s text:c="2"/>= {[C::deltaQ.$i]}</text:p>
      <text:p text:style-name="P27"><text:s text:c="4"/>let deltaREV.$i = {[C::deltaREV.$i]}</text:p>
      <text:p text:style-name="P27"><text:soft-page-break/></text:p>
      <text:p text:style-name="P27"><text:s text:c="4"/>foreach j {goods pop else} {</text:p>
      <text:p text:style-name="P27"><text:s text:c="8"/>let QD.$i.$j = {[C::QD.$i.$j]}</text:p>
      <text:p text:style-name="P27"><text:s text:c="8"/>let X.$i.$j <text:s/>= {[C::X.$i.$j]}</text:p>
      <text:p text:style-name="P27"><text:s text:c="4"/>}</text:p>
      <text:p text:style-name="P27">}</text:p>
      <text:p text:style-name="P27"/>
      <text:p text:style-name="P27">let CPI = {[C::CPI]}</text:p>
      <text:p text:style-name="P27"/>
      <text:p text:style-name="P27"># goods shortages and overages: goodsBKT/year</text:p>
      <text:p text:style-name="P27">let LATENTDEMAND.goods = {max(0.0, ediff([U::QD.goods], <text:s text:c="2"/>[C::QS.goods]))}</text:p>
      <text:p text:style-name="P27">let IDLECAP.goods <text:s text:c="5"/>= {max(0,0, ediff([In::CAP.goods], [C::QS.goods]))}</text:p>
      <text:p text:style-name="P27"/>
      <text:p text:style-name="P27"># pop shortages and overages: work-years/year</text:p>
      <text:p text:style-name="P27">let LATENTDEMAND.pop <text:s text:c="2"/>= {max(0.0, ediff([U::QD.pop], <text:s text:c="2"/>[C::QS.pop]))}</text:p>
      <text:p text:style-name="P27">let IDLECAP.pop <text:s text:c="7"/>= {max(0,0, ediff([In::CAP.pop], [C::QS.pop]))}</text:p>
      <text:p text:style-name="P27"/>
      <text:p text:style-name="P27"># Unemployment Statistics</text:p>
      <text:p text:style-name="P27">let RealUnemployment = {max(0.0, ediff([In::CAP.pop],[C::QS.pop]))} <text:s/>;# People</text:p>
      <text:p text:style-name="P27">let Turbulence <text:s text:c="6"/>= {[TurFrac]*[In::WF]} <text:s text:c="25"/>;# People</text:p>
      <text:p text:style-name="P27">let Unemployment <text:s text:c="4"/>= {[RealUnemployment] + [Turbulence]} <text:s text:c="10"/>;# People</text:p>
      <text:p text:style-name="P27"/>
      <text:p text:style-name="P27"># Unemployment Rates, real and reported</text:p>
      <text:p text:style-name="P27">let RealUR = {100.0 * [RealUnemployment]/[In::WF]} ;# Percentage</text:p>
      <text:p text:style-name="P27">let UR <text:s text:c="4"/>= {100.0 * [Unemployment]/[In::WF]} <text:s text:c="4"/>;# Percentage</text:p>
      <text:p text:style-name="P27"/>
      <text:p text:style-name="P27"># Gross Domestic Product, GDP</text:p>
      <text:p text:style-name="P27"/>
      <text:p text:style-name="P27">let GDP <text:s/>= {</text:p>
      <text:p text:style-name="P27"><text:s text:c="4"/>[X.goods.pop] + [X.pop.pop] + [X.goods.else] + [X.pop.else]</text:p>
      <text:p text:style-name="P27">}</text:p>
      <text:p text:style-name="P27"/>
      <text:p text:style-name="P27"># GDP deflated by CPI, which is used as a proxy for the GDP deflator.</text:p>
      <text:p text:style-name="P27">let DGDP = {[GDP]/[CPI]}</text:p>
      <text:p text:style-name="P27"/>
      <text:p text:style-name="P27"># Sanity Check Values</text:p>
      <text:p text:style-name="P27">let SUM.QS = {</text:p>
      <text:p text:style-name="P27"><text:s text:c="4"/>ediff([QS.goods] + [QS.pop] + [QS.else], 0.0)</text:p>
      <text:p text:style-name="P27">}</text:p>
      <text:p text:style-name="P27"/>
      <text:p text:style-name="P27">let FLAG.QS.NONNEG = {</text:p>
      <text:p text:style-name="P27"><text:s text:c="4"/>[QS.goods] &gt;= 0.0 || [QS.pop] &gt;= 0.0 || [QS.else] &gt;= 0.0</text:p>
      <text:p text:style-name="P27">}</text:p>
      <text:p text:style-name="P27"/>
      <text:p text:style-name="P27">let FLAG.P.POS = {</text:p>
      <text:p text:style-name="P27"><text:s text:c="4"/>[P.goods] &gt; 0.0 || [P.pop] &gt; 0.0 || [P.else] &gt; 0.0</text:p>
      <text:p text:style-name="P27">}</text:p>
      <text:p text:style-name="P27"/>
      <text:p text:style-name="P27">let FLAG.DELTAQ.ZERO = {</text:p>
      <text:p text:style-name="P27"><text:s text:c="4"/>[deltaQ.goods] == 0.0 &amp;&amp; [deltaQ.pop] == 0.0 &amp;&amp; [deltaQ.else] == 0.0</text:p>
      <text:p text:style-name="P27">}</text:p>
      <text:h text:style-name="Heading_20_1" text:outline-level="1">Acronyms</text:h>
      <text:p text:style-name="P21"><text:tab/>AAM<text:tab/>Athena Attrition Model</text:p>
      <text:p text:style-name="P21"><text:tab/>AUT <text:tab/>Autonomy (concern)</text:p>
      <text:p text:style-name="P21"><text:tab/>CIV <text:tab/>Civilian</text:p>
      <text:p text:style-name="P21"><text:tab/>CMO<text:tab/>Civil/Military Operations</text:p>
      <text:p text:style-name="P21"><text:tab/>CTR<text:tab/>Contractor</text:p>
      <text:p text:style-name="P21"><text:tab/>CUL<text:tab/>Culture (concern)</text:p>
      <text:p text:style-name="P21"><text:tab/>DAM<text:tab/>Driver Assessment Model</text:p>
      <text:p text:style-name="P21"><text:tab/>ECDA<text:tab/>Expected Collateral Damage per Attack</text:p>
      <text:p text:style-name="P21"><text:tab/>ECDC<text:tab/>Expected Collateral Damager per NF Casualty</text:p>
      <text:p text:style-name="P21"><text:tab/>ELER<text:tab/>Expected Loss Exchange Ratio</text:p>
      <text:p text:style-name="P21"><text:tab/>FRC<text:tab/>Force</text:p>
      <text:p text:style-name="P21"><text:tab/>GRAM<text:tab/>Generalized Regional Attitude Model</text:p>
      <text:p text:style-name="P21"><text:tab/>IED<text:tab/>Improvised Explosive Device</text:p>
      <text:p text:style-name="P21"><text:tab/>IGO<text:tab/>International or Inter-Governmental Organization</text:p>
      <text:p text:style-name="P21"><text:tab/>JNEM<text:tab/>Joint Non-lethal Effects Model</text:p>
      <text:p text:style-name="P21"><text:tab/>LER<text:tab/>Loss Exchange Ratio</text:p>
      <text:p text:style-name="P21"><text:tab/>LFF<text:tab/>Labor Force Fraction</text:p>
      <text:p text:style-name="P21"><text:tab/>MAD<text:tab/>Magic Attitude Driver</text:p>
      <text:p text:style-name="P21"><text:tab/>MAG<text:tab/>Mars Analyst's Guide</text:p>
      <text:p text:style-name="P21"><text:tab/>NF<text:tab/>Non-uniformed Force</text:p>
      <text:p text:style-name="P21"><text:tab/>NGO<text:tab/>Non-Governmental Organization</text:p>
      <text:p text:style-name="P21"><text:tab/>ORG<text:tab/>Organization</text:p>
      <text:p text:style-name="P21"><text:tab/>QOL<text:tab/>Quality of Life (concern)</text:p>
      <text:p text:style-name="P21"><text:tab/>ROE<text:tab/>Rules Of Engagement</text:p>
      <text:p text:style-name="P21"><text:tab/>S&amp;RO<text:tab/>Stability &amp; Recovery Operations</text:p>
      <text:p text:style-name="P21"><text:tab/>SFT<text:tab/>Safety (concern)</text:p>
      <text:p text:style-name="P21"><text:tab/>UF<text:tab/>Uniformed Force</text:p>
      <text:p text:style-name="P2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October, 2010</text:p>
      </style:header>
      <style:footer>
        <text:p text:style-name="Footer"><text:tab/><text:page-number text:select-page="current">5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0-10-07T13:54:04</dc:date>
    <meta:editing-duration>PT621H03M44S</meta:editing-duration>
    <meta:editing-cycles>392</meta:editing-cycles>
    <meta:generator>OpenOffice.org/3.1$Linux OpenOffice.org_project/310m19$Build-9420</meta:generator>
    <meta:print-date>2009-07-16T14:25:37</meta:print-date>
    <meta:printed-by>Will Duquette</meta:printed-by>
    <dc:creator>Will Duquette</dc:creator>
    <meta:document-statistic meta:table-count="14" meta:image-count="0" meta:object-count="221" meta:page-count="78" meta:paragraph-count="1832" meta:word-count="20701" meta:character-count="127706"/>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math xmlns="http://www.w3.org/1998/Math/MathML">
  <semantics>
    <msub>
      <mi mathvariant="italic">tn</mi>
      <mi>i</mi>
    </msub>
    <annotation encoding="StarMath 5.0">tn_i</annotation>
  </semantics>
</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21/content.xml><?xml version="1.0" encoding="utf-8"?>
<math xmlns="http://www.w3.org/1998/Math/MathML">
  <semantics>
    <msub>
      <mi mathvariant="italic">Security</mi>
      <mi mathvariant="italic">ng</mi>
    </msub>
    <annotation encoding="StarMath 5.0">Security_ng</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math xmlns="http://www.w3.org/1998/Math/MathML">
  <semantics>
    <mrow>
      <msub>
        <mi>Q</mi>
        <mi mathvariant="italic">ng</mi>
      </msub>
      <mrow>
        <mi/>
        <mi mathvariant="normal">=</mi>
        <mi/>
      </mrow>
      <mtext>ceiling</mtext>
      <mrow>
        <mo stretchy="false">(</mo>
        <mrow>
          <msub>
            <mi>F</mi>
            <mi mathvariant="italic">ng</mi>
          </msub>
          <mi mathvariant="normal">×</mi>
          <msub>
            <mi mathvariant="italic">personnel</mi>
            <mi mathvariant="italic">ng</mi>
          </msub>
        </mrow>
        <mo stretchy="false">)</mo>
      </mrow>
    </mrow>
    <annotation encoding="StarMath 5.0">Q_ng ~=~ "ceiling"(F_ng times personnel_ng)</annotation>
  </semantics>
</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math xmlns="http://www.w3.org/1998/Math/MathML">
  <semantics>
    <msup>
      <msub>
        <mi mathvariant="italic">TotalForce</mi>
        <mi>n</mi>
      </msub>
      <mn>2</mn>
    </msup>
    <annotation encoding="StarMath 5.0">{TotalForce_n}^2</annotation>
  </semantics>
</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i math:fontstyle="italic">ZSAT</math:mi>
      </math:mrow>
      <math:mrow>
        <math:mo math:stretchy="false">(</math:mo>
        <math:mi math:fontstyle="italic">casualties</math:mi>
        <math:mo math:stretchy="false">)</math:mo>
      </math:mrow>
    </math:mrow>
    <math:annotation math:encoding="StarMath 5.0">M = ZSAT(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